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8.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horoskope.de" table:style-name="ta1">
        <table:table-column table:style-name="co1" table:default-cell-style-name="Default"/>
        <table:table-row table:style-name="ro1">
          <table:table-cell office:value-type="string" calcext:value-type="string">
            <text:p>Heute ist dein Tag.</text:p>
          </table:table-cell>
        </table:table-row>
        <table:table-row table:style-name="ro1">
          <table:table-cell office:value-type="string" calcext:value-type="string">
            <text:p>Du wirst es etwas schwerer haben. Aber am Ende des Tages wirst Du Deinen Soll erfüllt haben.</text:p>
          </table:table-cell>
        </table:table-row>
        <table:table-row table:style-name="ro1">
          <table:table-cell office:value-type="string" calcext:value-type="string">
            <text:p>Das Leben kann uns manchmal Zitronen schenken, dann mach Limonade daraus.</text:p>
          </table:table-cell>
        </table:table-row>
        <table:table-row table:style-name="ro1">
          <table:table-cell office:value-type="string" calcext:value-type="string">
            <text:p>Das Leben geht weiter, auch wenn mal etwas schief geht.</text:p>
          </table:table-cell>
        </table:table-row>
        <table:table-row table:style-name="ro1">
          <table:table-cell office:value-type="string" calcext:value-type="string">
            <text:p>Es ist zwar schwer, aber der Weg ist das Ziel.</text:p>
          </table:table-cell>
        </table:table-row>
        <table:table-row table:style-name="ro1">
          <table:table-cell office:value-type="string" calcext:value-type="string">
            <text:p>Auch wenn es etwas beschwerlicher wird, dass Glas ist immer halb voll.</text:p>
          </table:table-cell>
        </table:table-row>
        <table:table-row table:style-name="ro1">
          <table:table-cell office:value-type="string" calcext:value-type="string">
            <text:p>Es kann turbulent zugehen, aber am Ende wirst Du alles routiniert erledigt haben.</text:p>
          </table:table-cell>
        </table:table-row>
        <table:table-row table:style-name="ro1">
          <table:table-cell office:value-type="string" calcext:value-type="string">
            <text:p>Gestern hast Du gesagt, mach es morgen. Heute ist morgen, fang einfach an. Und du wirst Dein Glück finden.</text:p>
          </table:table-cell>
        </table:table-row>
        <table:table-row table:style-name="ro1">
          <table:table-cell office:value-type="string" calcext:value-type="string">
            <text:p>Im Tal der Tränen ist kein Platz für Dich. Schau in den Spiegel und sag Dir heute wirst du das schaffen.</text:p>
          </table:table-cell>
        </table:table-row>
        <table:table-row table:style-name="ro1">
          <table:table-cell office:value-type="string" calcext:value-type="string">
            <text:p>Es ist nicht Leicht, heute auf zu stehen. Aber wenn Du es tust, dann schaffst Du alles.</text:p>
          </table:table-cell>
        </table:table-row>
        <table:table-row table:style-name="ro1">
          <table:table-cell office:value-type="string" calcext:value-type="string">
            <text:p>Jeder Schritt ist ein neuer Anfang. Heute ist Dein Tag.</text:p>
          </table:table-cell>
        </table:table-row>
        <table:table-row table:style-name="ro1">
          <table:table-cell office:value-type="string" calcext:value-type="string">
            <text:p>Wie der Tag heute wird liegt in deiner Hand. Glaub an Dich.</text:p>
          </table:table-cell>
        </table:table-row>
        <table:table-row table:style-name="ro1">
          <table:table-cell office:value-type="string" calcext:value-type="string">
            <text:p>Auch wenn es Regnet, scheint hinter den trüben Wolken die Sonne für Dich.</text:p>
          </table:table-cell>
        </table:table-row>
        <table:table-row table:style-name="ro1">
          <table:table-cell office:value-type="string" calcext:value-type="string">
            <text:p>Lächele und die Menschen lächeln zurück. Heute kannst Du mit deinem Charme punkten.</text:p>
          </table:table-cell>
        </table:table-row>
        <table:table-row table:style-name="ro1">
          <table:table-cell office:value-type="string" calcext:value-type="string">
            <text:p>Bleib am Ball und Du wirst Deine Ziele erreichen.</text:p>
          </table:table-cell>
        </table:table-row>
        <table:table-row table:style-name="ro1">
          <table:table-cell office:value-type="string" calcext:value-type="string">
            <text:p>Stell Dein Licht nicht unter den Scheffel, Du bist großartig.</text:p>
          </table:table-cell>
        </table:table-row>
        <table:table-row table:style-name="ro1">
          <table:table-cell office:value-type="string" calcext:value-type="string">
            <text:p>Wenn heute die Sonne untergegangen ist, wirst Du in den wohlverdienten Feierabend gehen können.</text:p>
          </table:table-cell>
        </table:table-row>
        <table:table-row table:style-name="ro1">
          <table:table-cell office:value-type="string" calcext:value-type="string">
            <text:p>Eine geniale Idee möchte umgesetzt werden. Dann schreib es Dir auf und setze es um. Es wird phantastisch.</text:p>
          </table:table-cell>
        </table:table-row>
        <table:table-row table:style-name="ro1">
          <table:table-cell office:value-type="string" calcext:value-type="string">
            <text:p>Auch wenn es heute viele Stolpersteine gibt, so wirst Du doch alles wie gewohnt erledigen.</text:p>
          </table:table-cell>
        </table:table-row>
        <table:table-row table:style-name="ro1">
          <table:table-cell office:value-type="string" calcext:value-type="string">
            <text:p>Nicht nur die riesigen sondern auch die kleinen Schritte im Leben bringen uns voran.</text:p>
          </table:table-cell>
        </table:table-row>
        <table:table-row table:style-name="ro1">
          <table:table-cell office:value-type="string" calcext:value-type="string">
            <text:p>Das Leben kann manchmal unberechenbar sein. Aber egal wie turbulent es heute zugeht. Du rockst das!</text:p>
          </table:table-cell>
        </table:table-row>
        <table:table-row table:style-name="ro1">
          <table:table-cell office:value-type="string" calcext:value-type="string">
            <text:p>Jede Herausforderung ist eine Chance an der man wachsen kann.</text:p>
          </table:table-cell>
        </table:table-row>
        <table:table-row table:style-name="ro1">
          <table:table-cell office:value-type="string" calcext:value-type="string">
            <text:p>Behalte Deine trüben Gedanken nicht für dich. Rede mit Freunden darüber und Du wirst sehen, wie schnell sich diese in Luft auflösen.</text:p>
          </table:table-cell>
        </table:table-row>
        <table:table-row table:style-name="ro1">
          <table:table-cell office:value-type="string" calcext:value-type="string">
            <text:p>Ein neues Projekt erfordert viel Engagement, auch Du kannst heute mit Deinem Wissen punkten.</text:p>
          </table:table-cell>
        </table:table-row>
        <table:table-row table:style-name="ro1">
          <table:table-cell office:value-type="string" calcext:value-type="string">
            <text:p>Manche Ideen müssen erst auf die Probe gestellt werden, bevor Sie sich als richtig erweisen. Auch wenn sich etwas als falsch herausstellt, Du wirst immer klüger sein als vorher.</text:p>
          </table:table-cell>
        </table:table-row>
        <table:table-row table:style-name="ro1">
          <table:table-cell office:value-type="string" calcext:value-type="string">
            <text:p>Reich ist der viel lachen kann. Lächele und Du wirst Freude finden.</text:p>
          </table:table-cell>
        </table:table-row>
        <table:table-row table:style-name="ro1">
          <table:table-cell office:value-type="string" calcext:value-type="string">
            <text:p>Die Natur, das Leben, die Zelle und das Atom. Jeder schwingt im Einklang mit dem was uns umgibt. Alles ist miteinander Verbunden. Auch Du bist wichtig für die Symphonie dieser Welt.</text:p>
          </table:table-cell>
        </table:table-row>
        <table:table-row table:style-name="ro1">
          <table:table-cell office:value-type="string" calcext:value-type="string">
            <text:p>Das Haus in dem Du wohnst, ist dein Dach über dem Kopf. Wenn Du heute hinaus gehst, wirst Du dich an dem erfreuen, was Du hast.</text:p>
          </table:table-cell>
        </table:table-row>
        <table:table-row table:style-name="ro1">
          <table:table-cell office:value-type="string" calcext:value-type="string">
            <text:p>Manchmal ist es schwer neue Pfade einzuschlagen, darum wäge ab, welcher Weg dich glücklich macht.</text:p>
          </table:table-cell>
        </table:table-row>
        <table:table-row table:style-name="ro1">
          <table:table-cell office:value-type="string" calcext:value-type="string">
            <text:p>Jeder Tag ist ein neuer Anfang. Heute beginnt ist dein Tag.</text:p>
          </table:table-cell>
        </table:table-row>
        <table:table-row table:style-name="ro1">
          <table:table-cell office:value-type="string" calcext:value-type="string">
            <text:p>Morgens trifft der Traum auf die harte Realität. Deine Ideen sind heute Gold wert. Schreib sie dir auf.</text:p>
          </table:table-cell>
        </table:table-row>
        <table:table-row table:style-name="ro1">
          <table:table-cell office:value-type="string" calcext:value-type="string">
            <text:p>Nur wer aktiv ist, bleibt geistig und körperlich fit. Tu etwas für Deine Gesundheit und Du wirst das Glück finden.</text:p>
          </table:table-cell>
        </table:table-row>
        <table:table-row table:style-name="ro1">
          <table:table-cell office:value-type="string" calcext:value-type="string">
            <text:p>Nutze die Chance. Dieser Tag wird noch besser als gestern.</text:p>
          </table:table-cell>
        </table:table-row>
        <table:table-row table:style-name="ro1">
          <table:table-cell office:value-type="string" calcext:value-type="string">
            <text:p>Auch wenn es auf den ersten Blick kompliziert erscheint, so ist es doch auf den zweiten oftmals gar nicht mehr so schwer. Nimm dir etwas Zeit für Dich bevor Du ein altes Thema wieder anpackst. Du wirst sehen, es wird klappen.</text:p>
          </table:table-cell>
        </table:table-row>
        <table:table-row table:style-name="ro1">
          <table:table-cell office:value-type="string" calcext:value-type="string">
            <text:p>Auch wenn das Motiv nicht ganz klar ist, solange Du ein klares Ziel vor Augen hast, kommst Du immer voran.</text:p>
          </table:table-cell>
        </table:table-row>
        <table:table-row table:style-name="ro1">
          <table:table-cell office:value-type="string" calcext:value-type="string">
            <text:p>Heute ist dir ein Lob sicher. Sieh mal, wie viel Du geschafft hast. Gönne Dir etwas.</text:p>
          </table:table-cell>
        </table:table-row>
        <table:table-row table:style-name="ro1">
          <table:table-cell office:value-type="string" calcext:value-type="string">
            <text:p>Bestimmt war es mal wieder nicht so schlimm, wie Du es Dir ausgemalt hast. Hauptsache Du hast Deinen Tag bewusst gestaltet und etwas aus der Zeit gemacht.</text:p>
          </table:table-cell>
        </table:table-row>
        <table:table-row table:style-name="ro1">
          <table:table-cell office:value-type="string" calcext:value-type="string">
            <text:p>Nicht machen sondern tun.</text:p>
          </table:table-cell>
        </table:table-row>
        <table:table-row table:style-name="ro1">
          <table:table-cell office:value-type="string" calcext:value-type="string">
            <text:p>Jede Idee ist gut. Auch die abgefahrenen. Vielleicht findest Du in deiner Ideenwelt heute einen Schatz.</text:p>
          </table:table-cell>
        </table:table-row>
        <table:table-row table:style-name="ro1">
          <table:table-cell office:value-type="string" calcext:value-type="string">
            <text:p>Lass deine Lieben wissen, wie toll Sie sind und Du wirst reich belohnt werden.</text:p>
          </table:table-cell>
        </table:table-row>
        <table:table-row table:style-name="ro1">
          <table:table-cell office:value-type="string" calcext:value-type="string">
            <text:p>Das Leben hält immer Überraschungen bereit. Und jede Überraschung ist eine chance, um daran zu wachsen. </text:p>
          </table:table-cell>
        </table:table-row>
        <table:table-row table:style-name="ro1">
          <table:table-cell office:value-type="string" calcext:value-type="string">
            <text:p>Mit etwas Ruhe und Besonnenheit wirst Du alles schaffen.</text:p>
          </table:table-cell>
        </table:table-row>
        <table:table-row table:style-name="ro1">
          <table:table-cell office:value-type="string" calcext:value-type="string">
            <text:p>Heute steckst Du voller Energie. Du wirst dich neuen Herausforderungen stellen und jeden Moment genießen.</text:p>
          </table:table-cell>
        </table:table-row>
        <table:table-row table:style-name="ro1">
          <table:table-cell office:value-type="string" calcext:value-type="string">
            <text:p>Die Welt ist voller Menschen. Heute lernst Du jemand neues kennen. </text:p>
          </table:table-cell>
        </table:table-row>
        <table:table-row table:style-name="ro1">
          <table:table-cell office:value-type="string" calcext:value-type="string">
            <text:p>Unverhofft kommt oft, aber stets behälst Du </text:p>
          </table:table-cell>
        </table:table-row>
        <table:table-row table:style-name="ro1">
          <table:table-cell office:value-type="string" calcext:value-type="string">
            <text:p>Heute wird Dich eine Aussage vielleicht mehr treffen als sonst. Atme tief durch, zähl bis drei und denk nicht weiter darüber nach. Jeder hat mal einen schlechten Tag.</text:p>
          </table:table-cell>
        </table:table-row>
        <table:table-row table:style-name="ro1">
          <table:table-cell office:value-type="string" calcext:value-type="string">
            <text:p>Mit etwas Disziplin gelingt dir heute nahezu alles.</text:p>
          </table:table-cell>
        </table:table-row>
        <table:table-row table:style-name="ro1">
          <table:table-cell office:value-type="string" calcext:value-type="string">
            <text:p>Die Arbeit geht Dir heute leicht von der Hand.</text:p>
          </table:table-cell>
        </table:table-row>
        <table:table-row table:style-name="ro1">
          <table:table-cell office:value-type="string" calcext:value-type="string">
            <text:p>Mühelos schaffst Du heute dein Pensum. Du fühlst Dich großartig.</text:p>
          </table:table-cell>
        </table:table-row>
        <table:table-row table:style-name="ro1">
          <table:table-cell office:value-type="string" calcext:value-type="string">
            <text:p>Jeder Tag ist dein Lieblingstag, mach es zu Deinem Tag.</text:p>
          </table:table-cell>
        </table:table-row>
        <table:table-row table:style-name="ro1">
          <table:table-cell office:value-type="string" calcext:value-type="string">
            <text:p>Geh in Dich und Du wirst die Kraft finden, um den Tag zu meistern.</text:p>
          </table:table-cell>
        </table:table-row>
        <table:table-row table:style-name="ro1">
          <table:table-cell office:value-type="string" calcext:value-type="string">
            <text:p>Es ist noch kein Meister vom Himmel gefallen. Heute wirst Du an deine Grenzen stoßen, aber das zeigt Dir nur, wo Du noch Lücken hast.</text:p>
          </table:table-cell>
        </table:table-row>
        <table:table-row table:style-name="ro1">
          <table:table-cell office:value-type="string" calcext:value-type="string">
            <text:p>Lass deine Wünsche war werden. Schreib Sie dir auf, und arbeite darauf hin. Es wird sich lohnen.</text:p>
          </table:table-cell>
        </table:table-row>
        <table:table-row table:style-name="ro1">
          <table:table-cell office:value-type="string" calcext:value-type="string">
            <text:p>Eine Idee ist gut. Geh doch mal eines deiner Projekte an, es kann etwas tolles daraus entstehen.</text:p>
          </table:table-cell>
        </table:table-row>
        <table:table-row table:style-name="ro1">
          <table:table-cell office:value-type="string" calcext:value-type="string">
            <text:p>Heute bist Du sehr kreativ, warum schreibst Du nicht mal ein Buch</text:p>
          </table:table-cell>
        </table:table-row>
        <table:table-row table:style-name="ro1">
          <table:table-cell office:value-type="string" calcext:value-type="string">
            <text:p>Es ist schön, wenn man jemanden hat auf den man sich verlassen kann. Da wartet jemand auf deinen Anruf. Werd aktiv und sieh was passiert.</text:p>
          </table:table-cell>
        </table:table-row>
        <table:table-row table:style-name="ro1">
          <table:table-cell office:value-type="string" calcext:value-type="string">
            <text:p>Das Leben ist wie eine Schachtel Pralinen, man weiß nie was man bekommt, wenn man es nicht probiert.</text:p>
          </table:table-cell>
        </table:table-row>
        <table:table-row table:style-name="ro1">
          <table:table-cell office:value-type="string" calcext:value-type="string">
            <text:p>Heute ist ein toller Tag, um die Natur zu entdecken und den Kopf frei zu bekommen, lass dich inspirieren.</text:p>
          </table:table-cell>
        </table:table-row>
        <table:table-row table:style-name="ro1">
          <table:table-cell office:value-type="string" calcext:value-type="string">
            <text:p>Was ist dein liebster Wunsch. Schreib ihn auf und stelle fest was Du für dein Glück brauchst.</text:p>
          </table:table-cell>
        </table:table-row>
        <table:table-row table:style-name="ro1">
          <table:table-cell office:value-type="string" calcext:value-type="string">
            <text:p>Du bist der Kapitän deines Lebensschiffes, setz Dir ein Ziel und lichte den Anker.</text:p>
          </table:table-cell>
        </table:table-row>
        <table:table-row table:style-name="ro1">
          <table:table-cell office:value-type="string" calcext:value-type="string">
            <text:p>Bist Du froh oder unglücklich, hör in dich hinein und werde die trüben formuliere negative Gedanken positiv. Das schafft Raum für neue Perspektiven</text:p>
          </table:table-cell>
        </table:table-row>
        <table:table-row table:style-name="ro1">
          <table:table-cell office:value-type="string" calcext:value-type="string">
            <text:p>Jeder Mensch hat seine eigene Welt im Kopf. Warum nicht gleich mal mit einem guten Freund reden. Vielleicht ergibt sich eine ganz neue Ansicht oder Idee.</text:p>
          </table:table-cell>
        </table:table-row>
        <table:table-row table:style-name="ro1">
          <table:table-cell office:value-type="string" calcext:value-type="string">
            <text:p>Wer nichts tut kann auch nicht wachsen. Tu deinem Körper etwas gutes und geh spazieren oder treibe etwas Sport. Das hebt nicht nur die Stimmung, sondern macht auch den Kopf frei. </text:p>
          </table:table-cell>
        </table:table-row>
        <table:table-row table:style-name="ro1">
          <table:table-cell office:value-type="string" calcext:value-type="string">
            <text:p>Sei Mutig und stell Dich deinem inneren Schweinehund, du wirst sehen, dass es gar nicht so schlimm ist, wie anfangs gedacht. Tu es einfach.</text:p>
          </table:table-cell>
        </table:table-row>
        <table:table-row table:style-name="ro1">
          <table:table-cell office:value-type="string" calcext:value-type="string">
            <text:p>Willst Du reich sein, dann geh in Dich und entdecke ein neues Hobbie, Ziel oder zündende Idee. Ohne Ziel im Leben wirst Du dich nicht fokussieren und deine Kraft gezielt einsetzen können.</text:p>
          </table:table-cell>
        </table:table-row>
        <table:table-row table:style-name="ro1">
          <table:table-cell office:value-type="string" calcext:value-type="string">
            <text:p>Bist Du müde, dann ruhe Dich aus. Bist Du wach, dann kannst Du alles schaffen.</text:p>
          </table:table-cell>
        </table:table-row>
        <table:table-row table:style-name="ro1">
          <table:table-cell office:value-type="string" calcext:value-type="string">
            <text:p>„Auch der Geist hat seine Hygiene, er bedarf, wie der Körper, einer Gymnastik.“ Zitat von Honoré de Balzac</text:p>
          </table:table-cell>
        </table:table-row>
        <table:table-row table:style-name="ro1">
          <table:table-cell office:value-type="string" calcext:value-type="string">
            <text:p>Das Leben ist so kraftvoll, wenn man es nur zulässt</text:p>
          </table:table-cell>
        </table:table-row>
        <table:table-row table:style-name="ro1">
          <table:table-cell office:value-type="string" calcext:value-type="string">
            <text:p>Mit der Zeit wird alles etwas Leichter, aber dafür muss man auch etwas tun.</text:p>
          </table:table-cell>
        </table:table-row>
        <table:table-row table:style-name="ro1">
          <table:table-cell office:value-type="string" calcext:value-type="string">
            <text:p>Jeder Tag hat seine Herausforderungen, bleib am Ball und Du wirst sie meistern.</text:p>
          </table:table-cell>
        </table:table-row>
        <table:table-row table:style-name="ro1">
          <table:table-cell office:value-type="string" calcext:value-type="string">
            <text:p>Scheitern ist nicht das Gegenteil von Erfolg, es gehört dazu.</text:p>
          </table:table-cell>
        </table:table-row>
        <table:table-row table:style-name="ro1">
          <table:table-cell office:value-type="string" calcext:value-type="string">
            <text:p>„Sei heute groß genug, um zu deinen Fehlern zu stehen, klug genug, um von ihnen zu profitieren und stark genug, um sie zu korrigieren.“ John C. Maxwell</text:p>
          </table:table-cell>
        </table:table-row>
        <table:table-row table:style-name="ro1">
          <table:table-cell office:value-type="string" calcext:value-type="string">
            <text:p>Jeder hat Freunde, aber nur die, die man auch mal Anrufen kann, wenn etwas ansteht, sind wahre Freunde. Rede mit Ihnen.</text:p>
          </table:table-cell>
        </table:table-row>
        <table:table-row table:style-name="ro1">
          <table:table-cell office:value-type="string" calcext:value-type="string">
            <text:p>Manchmal ist es schwer richtig von falsch zu unterscheiden. Dabei gibt es viele Nuancen zwischen Schwarz und Weiß. </text:p>
          </table:table-cell>
        </table:table-row>
        <table:table-row table:style-name="ro1">
          <table:table-cell office:value-type="string" calcext:value-type="string">
            <text:p>Die Welt ist groß, aber die heutige Technologie macht uns alle zu Nachbarn. Probier es mal aus.</text:p>
          </table:table-cell>
        </table:table-row>
        <table:table-row table:style-name="ro1">
          <table:table-cell office:value-type="string" calcext:value-type="string">
            <text:p>Lass das Leben nicht an Dir vorüber ziehen, packe es an und sei ein Teil davon.</text:p>
          </table:table-cell>
        </table:table-row>
        <table:table-row table:style-name="ro1">
          <table:table-cell office:value-type="string" calcext:value-type="string">
            <text:p>Lass dich nicht treiben, treffe selbst deine Entscheidungen und Du findest deinen Weg zum Glück.</text:p>
          </table:table-cell>
        </table:table-row>
        <table:table-row table:style-name="ro1">
          <table:table-cell office:value-type="string" calcext:value-type="string">
            <text:p>Auch wenn es mal schiefgeht, ist es nicht entscheidend ob du liegen bleibst sondern wie schnell Du wieder aufstehst. </text:p>
          </table:table-cell>
        </table:table-row>
        <table:table-row table:style-name="ro1">
          <table:table-cell office:value-type="string" calcext:value-type="string">
            <text:p>Manchmal ist der Weg das Ziel, heute ist das Ziel dein Weg. Finde Dein Glück indem Du dien Leben in die Hand nimmst. </text:p>
          </table:table-cell>
        </table:table-row>
        <table:table-row table:style-name="ro1">
          <table:table-cell office:value-type="string" calcext:value-type="string">
            <text:p>„Sei du selbst die Veränderung, die du dir wünschst für diese Welt.“ (Mahatma Gandhi)</text:p>
          </table:table-cell>
        </table:table-row>
        <table:table-row table:style-name="ro1">
          <table:table-cell office:value-type="string" calcext:value-type="string">
            <text:p>„Was du denkst, bist du. Was du bist, strahlst du aus. Was du ausstrahlst, ziehst du an.“ (Buddha)</text:p>
          </table:table-cell>
        </table:table-row>
        <table:table-row table:style-name="ro1">
          <table:table-cell office:value-type="string" calcext:value-type="string">
            <text:p>„Ich wache jeden Morgen mit dem Glauben auf, dass heute besser als gestern sein wird.“ (Will Smith)</text:p>
          </table:table-cell>
        </table:table-row>
        <table:table-row table:style-name="ro1">
          <table:table-cell office:value-type="string" calcext:value-type="string">
            <text:p>„Positives Denken ist schlimmstenfalls eine Nullnummer.“ (Ernst Ferstl)</text:p>
          </table:table-cell>
        </table:table-row>
        <table:table-row table:style-name="ro1">
          <table:table-cell office:value-type="string" calcext:value-type="string">
            <text:p>„Du kannst nicht negativ denken und Positives erwarten.“ (Unbekannt)</text:p>
          </table:table-cell>
        </table:table-row>
        <table:table-row table:style-name="ro1">
          <table:table-cell office:value-type="string" calcext:value-type="string">
            <text:p>„Wenn du etwas Positives erreichen willst, solltest du wissen, wie man Nein sagt.“ (Pavel Kosorin)</text:p>
          </table:table-cell>
        </table:table-row>
        <table:table-row table:style-name="ro1">
          <table:table-cell office:value-type="string" calcext:value-type="string">
            <text:p>„Optimistisch ist diejenige Weltanschauung, die das Sein höher als das Nichts stellt und so die Welt und das Leben als etwas an sich Wertvolles bejaht.“ (Albert Schweitzer)</text:p>
          </table:table-cell>
        </table:table-row>
        <table:table-row table:style-name="ro1">
          <table:table-cell office:value-type="string" calcext:value-type="string">
            <text:p>„Positive Taten setzen eine positive Einstellung voraus.“ (Dalai Lama)</text:p>
          </table:table-cell>
        </table:table-row>
        <table:table-row table:style-name="ro1">
          <table:table-cell office:value-type="string" calcext:value-type="string">
            <text:p>„Auch aus Steinen, die einem in den Weg gelegt werden, kann man Schönes bauen.“ (Johann Wolfgang von Goethe)</text:p>
          </table:table-cell>
        </table:table-row>
        <table:table-row table:style-name="ro1">
          <table:table-cell office:value-type="string" calcext:value-type="string">
            <text:p>„Gib jedem Tag die Chance, der schönste deines Lebens zu werden.“ (Mark Twain)</text:p>
          </table:table-cell>
        </table:table-row>
        <table:table-row table:style-name="ro1">
          <table:table-cell office:value-type="string" calcext:value-type="string">
            <text:p>„Die Kunst ist, einmal mehr aufzustehen, als man umgeworfen wird.“ (Winston Churchill)</text:p>
          </table:table-cell>
        </table:table-row>
        <table:table-row table:style-name="ro1">
          <table:table-cell office:value-type="string" calcext:value-type="string">
            <text:p>„Suche nicht nach Fehlern, suche nach Lösungen.“ (Henry Ford)</text:p>
          </table:table-cell>
        </table:table-row>
        <table:table-row table:style-name="ro1">
          <table:table-cell office:value-type="string" calcext:value-type="string">
            <text:p>„Die wahren Optimisten sind nicht überzeugt, daß alles gutgehen wird. Aber sie sind überzeugt, daß nicht alles schiefgehen wird.“ (Friedrich Schiller)</text:p>
          </table:table-cell>
        </table:table-row>
        <table:table-row table:style-name="ro1">
          <table:table-cell office:value-type="string" calcext:value-type="string">
            <text:p>„Ein Pessimist ist ein Optimist, der nachgedacht hat.“ (Unbekannt)</text:p>
          </table:table-cell>
        </table:table-row>
        <table:table-row table:style-name="ro1">
          <table:table-cell office:value-type="string" calcext:value-type="string">
            <text:p>„Für den Optimisten ist das Leben kein Problem, sondern bereits die Lösung.“ (Marcel Pagnol)</text:p>
          </table:table-cell>
        </table:table-row>
        <table:table-row table:style-name="ro1">
          <table:table-cell office:value-type="string" calcext:value-type="string">
            <text:p>„Die größten Menschen sind jene, die anderen Hoffnung geben können.“ (Jean Jaurès)</text:p>
          </table:table-cell>
        </table:table-row>
        <table:table-row table:style-name="ro1">
          <table:table-cell office:value-type="string" calcext:value-type="string">
            <text:p>„Vollständige Sorglosigkeit und eine unerschütterliche Zuversicht sind das Wesentliche eines glücklichen Lebens.“ (Thomas von Aquin)</text:p>
          </table:table-cell>
        </table:table-row>
        <table:table-row table:style-name="ro1">
          <table:table-cell office:value-type="string" calcext:value-type="string">
            <text:p>„Die wahre Lebenskunst besteht darin, im Alltäglichen das Wunderbare zu sehen.“ (Pearl S. Buck)</text:p>
          </table:table-cell>
        </table:table-row>
        <table:table-row table:style-name="ro1">
          <table:table-cell office:value-type="string" calcext:value-type="string">
            <text:p>„Was immer das Leben mir zuwirft – ich nehme es und bin dankbar dafür.“ (Tom Felton)</text:p>
          </table:table-cell>
        </table:table-row>
        <table:table-row table:style-name="ro1">
          <table:table-cell office:value-type="string" calcext:value-type="string">
            <text:p>„Untergangspropheten, die vom Pessimismus leben – und gar nicht schlecht – empfinden jede Art von Zuversicht zwangsläufig als Existenzbedrohung.“ (Bob Hope)</text:p>
          </table:table-cell>
        </table:table-row>
        <table:table-row table:style-name="ro1">
          <table:table-cell office:value-type="string" calcext:value-type="string">
            <text:p>„Das Glück deines Lebens hängt von der Beschaffenheit deiner Gedanken ab.“ (Marc Aurel)</text:p>
          </table:table-cell>
        </table:table-row>
        <table:table-row table:style-name="ro1">
          <table:table-cell office:value-type="string" calcext:value-type="string">
            <text:p>„Pessimismus führt zu Schwäche, Optimismus zu Macht.“ (William James)</text:p>
          </table:table-cell>
        </table:table-row>
        <table:table-row table:style-name="ro1">
          <table:table-cell office:value-type="string" calcext:value-type="string">
            <text:p>„Es ist besser, ein einziges kleines Licht anzuzünden, als die Dunkelheit zu verfluchen.“ (Konfuzius)</text:p>
          </table:table-cell>
        </table:table-row>
        <table:table-row table:style-name="ro1">
          <table:table-cell office:value-type="string" calcext:value-type="string">
            <text:p>„Sobald ein Optimist ein Licht erblickt, das es gar nicht gibt, findet sich ein Pessimist, der es wieder ausbläst.“ (Giovanni Guareschi)</text:p>
          </table:table-cell>
        </table:table-row>
        <table:table-row table:style-name="ro1">
          <table:table-cell office:value-type="string" calcext:value-type="string">
            <text:p>„Dein Auge kann die Welt trüb oder hell dir machen: Wie du sie ansiehst, wird sie weinen oder lachen.“ (Friedrich Rückert)</text:p>
          </table:table-cell>
        </table:table-row>
        <table:table-row table:style-name="ro1">
          <table:table-cell office:value-type="string" calcext:value-type="string">
            <text:p>„Der Optimist erklärt, dass wir in der besten aller Welten leben, und der Pessimist fürchtet, dass dies wahr ist.“ (James Branch Cabell)</text:p>
          </table:table-cell>
        </table:table-row>
        <table:table-row table:style-name="ro1">
          <table:table-cell office:value-type="string" calcext:value-type="string">
            <text:p>„Ich mag Menschen, die mir Kraft geben, anstatt sie mir zu rauben.“ (Unbekannt)</text:p>
          </table:table-cell>
        </table:table-row>
        <table:table-row table:style-name="ro1">
          <table:table-cell office:value-type="string" calcext:value-type="string">
            <text:p>„Ich bin nicht gescheitert – ich habe 10.000 Wege entdeckt, die nicht funktioniert haben.“ (Thomas Alva Edison)</text:p>
          </table:table-cell>
        </table:table-row>
        <table:table-row table:style-name="ro1">
          <table:table-cell office:value-type="string" calcext:value-type="string">
            <text:p>„Es gibt überall Blumen für den, der sie sehen will.“ (Henri Matisse)</text:p>
          </table:table-cell>
        </table:table-row>
        <table:table-row table:style-name="ro1">
          <table:table-cell office:value-type="string" calcext:value-type="string">
            <text:p>„Es gibt zwei Arten, sein Leben zu leben: Entweder so, als wäre nichts ein Wunder, oder so, als wäre Alles eines.“ (Albert Einstein)</text:p>
          </table:table-cell>
        </table:table-row>
        <table:table-row table:style-name="ro1">
          <table:table-cell office:value-type="string" calcext:value-type="string">
            <text:p>„Positives kann man steigern. Negatives nur vertiefen.“ (Erhard Blanck)</text:p>
          </table:table-cell>
        </table:table-row>
        <table:table-row table:style-name="ro1">
          <table:table-cell office:value-type="string" calcext:value-type="string">
            <text:p>„Einen Vorsprung im Leben hat, wer da anpackt, wo die anderen erst einmal reden.“ (John F. Kennedy)</text:p>
          </table:table-cell>
        </table:table-row>
        <table:table-row table:style-name="ro1">
          <table:table-cell office:value-type="string" calcext:value-type="string">
            <text:p>„Ein Optimist ist ein Mensch, der alles halb so schlimm oder doppelt so gut findet.“ (Heinz Rühmann)</text:p>
          </table:table-cell>
        </table:table-row>
        <table:table-row table:style-name="ro1">
          <table:table-cell office:value-type="string" calcext:value-type="string">
            <text:p>„Der einzige Mist, auf dem nichts wächst, ist der Pessimist.“ (Theodor Heuss)</text:p>
          </table:table-cell>
        </table:table-row>
        <table:table-row table:style-name="ro1">
          <table:table-cell office:value-type="string" calcext:value-type="string">
            <text:p>„Die Hoffnungslosigkeit ist schon die vorweggenommene Niederlage.“ (Karl Jaspers)</text:p>
          </table:table-cell>
        </table:table-row>
        <table:table-row table:style-name="ro1">
          <table:table-cell office:value-type="string" calcext:value-type="string">
            <text:p>„Wenn der Weg unendlich scheint und plötzlich nichts mehr gehen will, gerade dann darfst du nicht zaudern.“ (Dag Hammarskjöld)</text:p>
          </table:table-cell>
        </table:table-row>
        <table:table-row table:style-name="ro1">
          <table:table-cell office:value-type="string" calcext:value-type="string">
            <text:p>„Der Tod lächelt uns alle an, das einzige was man machen kann ist zurücklächeln!“ (Marcus Aurelius)</text:p>
          </table:table-cell>
        </table:table-row>
        <table:table-row table:style-name="ro1">
          <table:table-cell office:value-type="string" calcext:value-type="string">
            <text:p>„Eine positive Einstellung zu lösbaren Problemen ist bereits der halbe Erfolg.“ (Ernst Ferstl)</text:p>
          </table:table-cell>
        </table:table-row>
        <table:table-row table:style-name="ro1">
          <table:table-cell office:value-type="string" calcext:value-type="string">
            <text:p>„Auch Wolkenkratzer haben mal ganz unten begonnen.“ (Hanno Nühm)</text:p>
          </table:table-cell>
        </table:table-row>
        <table:table-row table:style-name="ro1">
          <table:table-cell office:value-type="string" calcext:value-type="string">
            <text:p>„Wenn du es dir vorstellen kannst, kannst du es auch tun.“ (Walt Disney)</text:p>
          </table:table-cell>
        </table:table-row>
        <table:table-row table:style-name="ro1">
          <table:table-cell office:value-type="string" calcext:value-type="string">
            <text:p>„Das wahre Geheimnis des Erfolgs ist die Begeisterung.“ (Walter Percy Chrysler)</text:p>
          </table:table-cell>
        </table:table-row>
        <table:table-row table:style-name="ro1">
          <table:table-cell office:value-type="string" calcext:value-type="string">
            <text:p>„Jeder Mensch hat die Chance, mindestens einen Teil der Welt zu verbessern, nämlich sich selbst.“ (Paul de Lagarde)</text:p>
          </table:table-cell>
        </table:table-row>
        <table:table-row table:style-name="ro1">
          <table:table-cell office:value-type="string" calcext:value-type="string">
            <text:p>„Nur eines macht dein Traumziel unerreichbar: die Angst vor dem Versagen.“ (Paulo Coelho)</text:p>
          </table:table-cell>
        </table:table-row>
        <table:table-row table:style-name="ro1">
          <table:table-cell office:value-type="string" calcext:value-type="string">
            <text:p>„Die Tatsache, dass eine Meinung weit verbreitet ist, ist kein Beweis dafür, dass sie nicht komplett absurd ist.“ (Bertrand Russell)</text:p>
          </table:table-cell>
        </table:table-row>
        <table:table-row table:style-name="ro1">
          <table:table-cell office:value-type="string" calcext:value-type="string">
            <text:p>„Fürchte dich nicht, langsam zu gehen, fürchte dich nur, stehen zu bleiben.“ (Chinesische Weisheit)</text:p>
          </table:table-cell>
        </table:table-row>
        <table:table-row table:style-name="ro1">
          <table:table-cell office:value-type="string" calcext:value-type="string">
            <text:p>„Nur wer seinen eigenen Weg geht, kann von niemanden überholt werden.“ (Marlon Brando)</text:p>
          </table:table-cell>
        </table:table-row>
        <table:table-row table:style-name="ro1">
          <table:table-cell office:value-type="string" calcext:value-type="string">
            <text:p>„Die Chance klopf öfter an, als man meint, aber meistens ist niemand zu Hause.“ (William Rogers)</text:p>
          </table:table-cell>
        </table:table-row>
        <table:table-row table:style-name="ro1">
          <table:table-cell office:value-type="string" calcext:value-type="string">
            <text:p>„Da wo der Wille groß ist, können die Schwierigkeiten nicht groß sein.“ (Niccoló Machiavelli)</text:p>
          </table:table-cell>
        </table:table-row>
        <table:table-row table:style-name="ro1">
          <table:table-cell office:value-type="string" calcext:value-type="string">
            <text:p>„Der einzigen wirklichen Feinde eines Menschen sind seine eigenen, negativen Gedanken.“ (Albert Einstein)</text:p>
          </table:table-cell>
        </table:table-row>
        <table:table-row table:style-name="ro1">
          <table:table-cell office:value-type="string" calcext:value-type="string">
            <text:p>„Misserfolg ist lediglich eine Gelegenheit, mit neuen Ansichten noch einmal anzufangen.“ (Henry Ford)</text:p>
          </table:table-cell>
        </table:table-row>
        <table:table-row table:style-name="ro1">
          <table:table-cell office:value-type="string" calcext:value-type="string">
            <text:p>„Verbringe nicht die Zeit mit der Suche nach einem Hindernis. Vielleicht ist keines da.“ (Franz Kafka)</text:p>
          </table:table-cell>
        </table:table-row>
        <table:table-row table:style-name="ro1">
          <table:table-cell office:value-type="string" calcext:value-type="string">
            <text:p>„War dieser Tag nicht dein Freund, dann war er wenigstens dein Lehrer.“ (Unbekannt)</text:p>
          </table:table-cell>
        </table:table-row>
        <table:table-row table:style-name="ro1">
          <table:table-cell office:value-type="string" calcext:value-type="string">
            <text:p>„Drei Dinge helfen, die Mühseligkeiten des Lebens zu tragen: Die Hoffnung, der Schlaf und das Lachen.“ (Immanuel Kant)</text:p>
          </table:table-cell>
        </table:table-row>
        <table:table-row table:style-name="ro1">
          <table:table-cell office:value-type="string" calcext:value-type="string">
            <text:p>„Du bist deine eigene Grenze. Erhebe dich darüber.“ (Schamsoddin Mohammad Hafes)</text:p>
          </table:table-cell>
        </table:table-row>
        <table:table-row table:style-name="ro1">
          <table:table-cell office:value-type="string" calcext:value-type="string">
            <text:p>„Versagen darfst Du, aber nie aufgeben.“ (Mary Crowley)</text:p>
          </table:table-cell>
        </table:table-row>
        <table:table-row table:style-name="ro1">
          <table:table-cell office:value-type="string" calcext:value-type="string">
            <text:p>„Aus jedem Tag das Beste zu machen, das ist die größte Kunst.“ (Henry David Thoreau)</text:p>
          </table:table-cell>
        </table:table-row>
        <table:table-row table:style-name="ro1">
          <table:table-cell office:value-type="string" calcext:value-type="string">
            <text:p>„Lachen und Lächeln sind Tor und Pforte, durch die viel Gutes in den Mensch hineinhuschen kann.“ (Christian Morgenstern)</text:p>
          </table:table-cell>
        </table:table-row>
        <table:table-row table:style-name="ro1">
          <table:table-cell office:value-type="string" calcext:value-type="string">
            <text:p>„Manchmal kann man nichts machen, außer weiter.“ (Unbekannt)</text:p>
          </table:table-cell>
        </table:table-row>
        <table:table-row table:style-name="ro1">
          <table:table-cell office:value-type="string" calcext:value-type="string">
            <text:p>„Wer etwas will, findet Wege. Wer etwas nicht will, findet Gründe.“ (Dalai Lama)</text:p>
          </table:table-cell>
        </table:table-row>
        <table:table-row table:style-name="ro1">
          <table:table-cell office:value-type="string" calcext:value-type="string">
            <text:p>„Gib das, was dir wichtig ist, niemals auf, nur weil es nicht einfach ist.“ (Albert Einstein)</text:p>
          </table:table-cell>
        </table:table-row>
        <table:table-row table:style-name="ro1">
          <table:table-cell office:value-type="string" calcext:value-type="string">
            <text:p>„Wenn jemand sagt: „Das geht nicht“, denke daran: Das sind seine Grenzen, nicht deine.“ (Unbekannt)</text:p>
          </table:table-cell>
        </table:table-row>
        <table:table-row table:style-name="ro1">
          <table:table-cell office:value-type="string" calcext:value-type="string">
            <text:p>„Die reinste Form des Wahnsinns ist es, alles beim Alten zu lassen und gleichzeitig zu hoffen, dass sich etwas ändert.“ (Albert Einstein)</text:p>
          </table:table-cell>
        </table:table-row>
        <table:table-row table:style-name="ro1">
          <table:table-cell office:value-type="string" calcext:value-type="string">
            <text:p>„Wenn die Menschen wüßten, wie sehr die Gedanken ihre Gesundheit beeinflussen, würden sie entweder weniger oder anders denken.“ (Andreas Tenzer)</text:p>
          </table:table-cell>
        </table:table-row>
        <table:table-row table:style-name="ro1">
          <table:table-cell office:value-type="string" calcext:value-type="string">
            <text:p>„Durch Stolpern kommt man bisweilen weiter; man darf nur nicht fallen und liegenbleiben.“ (Johann Wolfgang von Goethe)</text:p>
          </table:table-cell>
        </table:table-row>
        <table:table-row table:style-name="ro1">
          <table:table-cell office:value-type="string" calcext:value-type="string">
            <text:p>„Man hat nur Angst, wenn man mit sich selber nicht einig ist.“ (Hermann Hesse)</text:p>
          </table:table-cell>
        </table:table-row>
        <table:table-row table:style-name="ro1">
          <table:table-cell office:value-type="string" calcext:value-type="string">
            <text:p>„Resignation ist der Egoismus der Schwachen.“ (Jörg Berger)</text:p>
          </table:table-cell>
        </table:table-row>
        <table:table-row table:style-name="ro1">
          <table:table-cell office:value-type="string" calcext:value-type="string">
            <text:p>„Der Optimist hat nicht weniger oft unrecht als der Pessimist, aber er lebt froher.“ (Charlie Rivel)</text:p>
          </table:table-cell>
        </table:table-row>
        <table:table-row table:style-name="ro1">
          <table:table-cell office:value-type="string" calcext:value-type="string">
            <text:p>„Wer nichts waget, der darf nichts hoffen.“ (Friedrich Schiller)</text:p>
          </table:table-cell>
        </table:table-row>
        <table:table-row table:style-name="ro1">
          <table:table-cell office:value-type="string" calcext:value-type="string">
            <text:p>„Probleme sind verkleidete Möglichkeiten.“ (Henry Ford)</text:p>
          </table:table-cell>
        </table:table-row>
        <table:table-row table:style-name="ro1">
          <table:table-cell office:value-type="string" calcext:value-type="string">
            <text:p>„Wer lächelt statt zu toben, ist immer der Stärkere.“ (Sprichwort)</text:p>
          </table:table-cell>
        </table:table-row>
        <table:table-row table:style-name="ro1">
          <table:table-cell office:value-type="string" calcext:value-type="string">
            <text:p>„Vertraue nur dir selbst, wenn andere an dir zweifeln, aber nimm ihnen ihre Zweifel nicht übel.“ (Joseph Rudyard Kipling)</text:p>
          </table:table-cell>
        </table:table-row>
        <table:table-row table:style-name="ro1">
          <table:table-cell office:value-type="string" calcext:value-type="string">
            <text:p>„Wende dein Gesicht der Sonne zu, und du kannst den Schatten nicht sehen.“ (Helen Keller)</text:p>
          </table:table-cell>
        </table:table-row>
        <table:table-row table:style-name="ro1">
          <table:table-cell office:value-type="string" calcext:value-type="string">
            <text:p>„Es ist dumm, sich über die Welt zu ärgern. Es kümmert sie nicht.“ (Marc Aurel)</text:p>
          </table:table-cell>
        </table:table-row>
        <table:table-row table:style-name="ro1">
          <table:table-cell office:value-type="string" calcext:value-type="string">
            <text:p>„Auch wenn alles zerbricht, die Scherben spiegeln das Licht.“ (Kontra K)</text:p>
          </table:table-cell>
        </table:table-row>
        <table:table-row table:style-name="ro1">
          <table:table-cell office:value-type="string" calcext:value-type="string">
            <text:p>„Ich hoffe immer noch, dass ich die Welt ein wenig besser verlasse, als ich sie vorgefunden habe.“ (Jim Henson)</text:p>
          </table:table-cell>
        </table:table-row>
        <table:table-row table:style-name="ro1">
          <table:table-cell office:value-type="string" calcext:value-type="string">
            <text:p>„Versuchen wir uns doch einmal entschieden auf die Seite des Positiven zu stellen, in jeder Sache.“ (Christian Morgenstern)</text:p>
          </table:table-cell>
        </table:table-row>
        <table:table-row table:style-name="ro1">
          <table:table-cell office:value-type="string" calcext:value-type="string">
            <text:p>„Nichts setzt mehr Positives in uns frei als die Verarbeitung des Negativen.“ (Paul Mommertz)</text:p>
          </table:table-cell>
        </table:table-row>
        <table:table-row table:style-name="ro1">
          <table:table-cell office:value-type="string" calcext:value-type="string">
            <text:p>„Selbst aus schlechten Aussichten lassen sich noch gute Einsichten gewinnen.“ (Ernst Ferstl)</text:p>
          </table:table-cell>
        </table:table-row>
        <table:table-row table:style-name="ro1">
          <table:table-cell office:value-type="string" calcext:value-type="string">
            <text:p>„Es gibt nur eine richtige Lebenseinstellung: die positive.“ (Paul Schibler)</text:p>
          </table:table-cell>
        </table:table-row>
        <table:table-row table:style-name="ro1">
          <table:table-cell office:value-type="string" calcext:value-type="string">
            <text:p>„Richte deinen Fokus auf die Lösung und nicht auf das Problem.“ (Mahatma Gandhi)</text:p>
          </table:table-cell>
        </table:table-row>
        <table:table-row table:style-name="ro1">
          <table:table-cell office:value-type="string" calcext:value-type="string">
            <text:p>Der Pessimist sieht in jeder Chance eine Bedrohung. Der Optimist in jeder Bedrohung eine Chance. (Aus China)</text:p>
          </table:table-cell>
        </table:table-row>
        <table:table-row table:style-name="ro1">
          <table:table-cell office:value-type="string" calcext:value-type="string">
            <text:p>Ein Optimist ist ein Mensch, der ein Dutzend Austern bestellt, in der Hoffnung, sie mit der Perle, die er darin findet, bezahlen zu können. <text:s/>Theodor Fontane (1819-1898), deutscher Schriftsteller</text:p>
          </table:table-cell>
        </table:table-row>
        <table:table-row table:style-name="ro1">
          <table:table-cell office:value-type="string" calcext:value-type="string">
            <text:p>Die Gesellschaft braucht beides; Optimisten und Pessimisten. Zum Beispiel hat ein Optimist das Flugzeug erfunden, während ein Pessimist den Fallschirm erfand.</text:p>
          </table:table-cell>
        </table:table-row>
        <table:table-row table:style-name="ro1">
          <table:table-cell office:value-type="string" calcext:value-type="string">
            <text:p>Pessimisten stehen im Regen. Optimisten duschen unter den Wolken.</text:p>
          </table:table-cell>
        </table:table-row>
        <table:table-row table:style-name="ro1">
          <table:table-cell office:value-type="string" calcext:value-type="string">
            <text:p>Die Hummel hat 0,7 cm² Flügelfläche und wiegt 1,2 Gramm. Nach den Gesetzen der Aerodynamik ist es unmöglich, bei diesem Verhältnis zu fliegen. Die Hummel weiß das nicht und fliegt einfach. <text:s/></text:p>
          </table:table-cell>
        </table:table-row>
        <table:table-row table:style-name="ro1">
          <table:table-cell office:value-type="string" calcext:value-type="string">
            <text:p>Wir hoffen immer, und in allen Dingen ist besser hoffen als verzweifeln. <text:s/>Johann Wolfgang von Goethe (1749-1832), deutscher Dichter</text:p>
          </table:table-cell>
        </table:table-row>
        <table:table-row table:style-name="ro1">
          <table:table-cell office:value-type="string" calcext:value-type="string">
            <text:p>Die Zukunft hat viele Namen. Für die Schwachen ist sie die Unerreichbare, für die Furchtsamen ist sie die Unbekannte, für die Tapferen ist sie die Chance. <text:s/>Victor Hugo (1802 - 1885), französischer Schriftsteller</text:p>
          </table:table-cell>
        </table:table-row>
        <table:table-row table:style-name="ro1">
          <table:table-cell office:value-type="string" calcext:value-type="string">
            <text:p><text:s/>Es ist besser, ein einziges kleines Licht anzuzünden, als die Dunkelheit zu verfluchen. <text:s/>Konfuzius (551-479 v.Chr), chinesischer Philosoph</text:p>
          </table:table-cell>
        </table:table-row>
        <table:table-row table:style-name="ro1">
          <table:table-cell office:value-type="string" calcext:value-type="string">
            <text:p>Wer Pech knetet, klebt seine eigenen Hände zusammen. <text:s/>Johann Wolfgang von Goethe (1749-1832), deutscher Dichter</text:p>
          </table:table-cell>
        </table:table-row>
        <table:table-row table:style-name="ro1">
          <table:table-cell office:value-type="string" calcext:value-type="string">
            <text:p>Mach es wie die Sonnenuhr, zähl die heitren Stunden nur!</text:p>
          </table:table-cell>
        </table:table-row>
        <table:table-row table:style-name="ro1">
          <table:table-cell office:value-type="string" calcext:value-type="string">
            <text:p><text:s/>Der ideale Tag wird nie kommen. Er ist heute, wenn wir ihn dazu machen. <text:s/>Horaz (65-8 v.Chr.), römischer Dichter</text:p>
          </table:table-cell>
        </table:table-row>
        <table:table-row table:style-name="ro1">
          <table:table-cell office:value-type="string" calcext:value-type="string">
            <text:p>Und wenn ich wüsste, morgen ginge die Welt unter, pflanzte ich heute noch ein Bäumchen. <text:s/>Martin Luther (1483-1546), deutscher Theologe </text:p>
          </table:table-cell>
        </table:table-row>
        <table:table-row table:style-name="ro1">
          <table:table-cell office:value-type="string" calcext:value-type="string">
            <text:p>Die wahren Optimisten sind nicht davon überzeugt, dass alles gut gehen kann, aber sie sind davon überzeugt, dass nicht alles schief gehen muss.</text:p>
          </table:table-cell>
        </table:table-row>
        <table:table-row table:style-name="ro1">
          <table:table-cell office:value-type="string" calcext:value-type="string">
            <text:p>Sich unglücklich fühlen, kann zu einer schlechten Angewohnheit werden. <text:s/>George Eliot (1819-1880), englische Schriftstellerin</text:p>
          </table:table-cell>
        </table:table-row>
        <table:table-row table:style-name="ro1">
          <table:table-cell office:value-type="string" calcext:value-type="string">
            <text:p>Du wirst keine neuen Meere entdecken, solange du nicht den Mut hast, die Küste aus den Augen zu verlieren.</text:p>
          </table:table-cell>
        </table:table-row>
        <table:table-row table:style-name="ro1">
          <table:table-cell office:value-type="string" calcext:value-type="string">
            <text:p>Dem Furchtbaren furchtlos begegnet, so schwindet es von selbst. <text:s/>aus Asien</text:p>
          </table:table-cell>
        </table:table-row>
        <table:table-row table:style-name="ro1">
          <table:table-cell office:value-type="string" calcext:value-type="string">
            <text:p>Schlägt dir die Hoffnung fehl, nie fehle dir das Hoffen! Ein Tor ist zugetan, doch tausend sind noch offen. <text:s/>Friedrich Rückert (1788-1866), deutscher Dichter</text:p>
          </table:table-cell>
        </table:table-row>
        <table:table-row table:style-name="ro1">
          <table:table-cell office:value-type="string" calcext:value-type="string">
            <text:p>Finde dich, sei dir selber treu, lerne dich verstehen, folge deiner Stimme, nur so kannst du das Höchste erreichen. <text:s/>Bettina von Arnim (1785-1859), deutsche Dichterin</text:p>
          </table:table-cell>
        </table:table-row>
        <table:table-row table:style-name="ro1">
          <table:table-cell office:value-type="string" calcext:value-type="string">
            <text:p>Stark zu sein bedeutet nicht, nie zu fallen, sondern immer wieder aufzustehen!</text:p>
          </table:table-cell>
        </table:table-row>
        <table:table-row table:style-name="ro1">
          <table:table-cell office:value-type="string" calcext:value-type="string">
            <text:p>Jeder Mensch trägt stets einen Keim in sich, der seine Originalität ausmacht, jedes Individuum hat seine Geschichte. <text:s/>August Strindberg (1849-1912), schwedischer Schriftsteller </text:p>
          </table:table-cell>
        </table:table-row>
        <table:table-row table:style-name="ro1">
          <table:table-cell office:value-type="string" calcext:value-type="string">
            <text:p>Vergiss alle Gründe, warum es nicht funktionieren sollte. Glaube an den einen Grund, aus dem du Erfolg haben wirst.</text:p>
          </table:table-cell>
        </table:table-row>
        <table:table-row table:style-name="ro1">
          <table:table-cell office:value-type="string" calcext:value-type="string">
            <text:p>Misserfolge sind oft notwendige Umwege zum Erfolg.</text:p>
          </table:table-cell>
        </table:table-row>
        <table:table-row table:style-name="ro1">
          <table:table-cell office:value-type="string" calcext:value-type="string">
            <text:p>Wenn du glücklich sein willst... sei es.</text:p>
          </table:table-cell>
        </table:table-row>
        <table:table-row table:style-name="ro1">
          <table:table-cell office:value-type="string" calcext:value-type="string">
            <text:p>Die verborgene Quelle des Humors ist nicht Freude, sondern Kummer. <text:s/>Mark Twain (1835 - 1910), US-amerikanischer Satiriker und Schriftsteller</text:p>
          </table:table-cell>
        </table:table-row>
        <table:table-row table:style-name="ro1">
          <table:table-cell office:value-type="string" calcext:value-type="string">
            <text:p>Niemand ist perfekt, aber jeder ist einzigartig!</text:p>
          </table:table-cell>
        </table:table-row>
        <table:table-row table:style-name="ro1">
          <table:table-cell office:value-type="string" calcext:value-type="string">
            <text:p>Wer keine Fehler macht, macht wahrscheinlich auch sonst nichts.</text:p>
          </table:table-cell>
        </table:table-row>
        <table:table-row table:style-name="ro1">
          <table:table-cell office:value-type="string" calcext:value-type="string">
            <text:p>Am Ende wird alles gut! Und wenn es nicht gut wird, ist es nicht das Ende.</text:p>
          </table:table-cell>
        </table:table-row>
        <table:table-row table:style-name="ro1">
          <table:table-cell office:value-type="string" calcext:value-type="string">
            <text:p>Man ist nur unglücklich, weil man Zeit hat, zu überlegen, ob man unglücklich ist oder nicht.- George Bernard Shaw</text:p>
          </table:table-cell>
        </table:table-row>
        <table:table-row table:style-name="ro1">
          <table:table-cell office:value-type="string" calcext:value-type="string">
            <text:p>Das Leben ist zu kurz für Nebensächlichkeiten- Disraeli</text:p>
          </table:table-cell>
        </table:table-row>
        <table:table-row table:style-name="ro1">
          <table:table-cell office:value-type="string" calcext:value-type="string">
            <text:p>Du bist nicht das, was du denkst, dass du bist, sondern du bist, was du denkst.- Norman Vincent Peale</text:p>
          </table:table-cell>
        </table:table-row>
        <table:table-row table:style-name="ro1">
          <table:table-cell office:value-type="string" calcext:value-type="string">
            <text:p>Gewöhnliche Menschen haben großes Vergnügen an den Fehlern bedeutender Menschen- Schopenhauer</text:p>
          </table:table-cell>
        </table:table-row>
        <table:table-row table:style-name="ro1">
          <table:table-cell office:value-type="string" calcext:value-type="string">
            <text:p>Der größere Teil der Müdigkeit, an der wir leiden, ist geistigen Ursprungs- J.A. Hadfield</text:p>
          </table:table-cell>
        </table:table-row>
        <table:table-row table:style-name="ro1">
          <table:table-cell office:value-type="string" calcext:value-type="string">
            <text:p>Wenn alles gegen dich zu laufen scheint, erinnere dich daran, dass das Flugzeug gegen den Wind abhebt, nicht mit ihm.- Henry Ford</text:p>
          </table:table-cell>
        </table:table-row>
        <table:table-row table:style-name="ro1">
          <table:table-cell office:value-type="string" calcext:value-type="string">
            <text:p>Die Welt zerbricht jeden und nachher sind viele an den gebrochenen Stellen stärker.- Ernest Hemingway</text:p>
          </table:table-cell>
        </table:table-row>
        <table:table-row table:style-name="ro1">
          <table:table-cell office:value-type="string" calcext:value-type="string">
            <text:p>Wie schnell sich ein »nicht jetzt« in ein »niemals« verwandelt… - Martin Luther</text:p>
          </table:table-cell>
        </table:table-row>
        <table:table-row table:style-name="ro1">
          <table:table-cell office:value-type="string" calcext:value-type="string">
            <text:p>Derjenige, der nicht mutig genug ist Risiken einzugehen, wird niemals etwas im Leben erreichen.- Muhammad Ali</text:p>
          </table:table-cell>
        </table:table-row>
        <table:table-row table:style-name="ro1">
          <table:table-cell office:value-type="string" calcext:value-type="string">
            <text:p>Sag’ einer Person, dass sie mutig ist, und du hilfst ihr es zu werden.- Thomas Carlyle</text:p>
          </table:table-cell>
        </table:table-row>
        <table:table-row table:style-name="ro1">
          <table:table-cell office:value-type="string" calcext:value-type="string">
            <text:p>Wer immer tut, was er schon kann, bleibt immer das, was er schon ist.- Henry Ford</text:p>
          </table:table-cell>
        </table:table-row>
        <table:table-row table:style-name="ro1">
          <table:table-cell office:value-type="string" calcext:value-type="string">
            <text:p>Was Sie von mir denken geht mich nichts an.- Terry Cole-Whittaker</text:p>
          </table:table-cell>
        </table:table-row>
        <table:table-row table:style-name="ro1">
          <table:table-cell office:value-type="string" calcext:value-type="string">
            <text:p>Der Unterschied zwischen einer erfolgreichen Person und anderen ist nicht mangelnde Kraft oder mangelndes Wissen, sondern mangelnder Wille.- Vince Lombardi</text:p>
          </table:table-cell>
        </table:table-row>
        <table:table-row table:style-name="ro1">
          <table:table-cell office:value-type="string" calcext:value-type="string">
            <text:p>Ein Mensch, der nicht mehr bereit ist, ein Risiko einzugehen, lebt in Wirklichkeit nicht mehr.- Gudrun Kropp</text:p>
          </table:table-cell>
        </table:table-row>
        <table:table-row table:style-name="ro1">
          <table:table-cell office:value-type="string" calcext:value-type="string">
            <text:p>Gib jedem Tag die Chance, der schönste deines Lebens zu werden.- Mark Twain</text:p>
          </table:table-cell>
        </table:table-row>
        <table:table-row table:style-name="ro1">
          <table:table-cell office:value-type="string" calcext:value-type="string">
            <text:p>Der eine wartet, dass die Zeit sich wandelt, der andere packt sie an und handelt!- Dante Alighieri</text:p>
          </table:table-cell>
        </table:table-row>
        <table:table-row table:style-name="ro1">
          <table:table-cell office:value-type="string" calcext:value-type="string">
            <text:p>Auch im Alphabet kommt Anstrengung vor Erfolg.- deutsche Weisheit</text:p>
          </table:table-cell>
        </table:table-row>
        <table:table-row table:style-name="ro1">
          <table:table-cell office:value-type="string" calcext:value-type="string">
            <text:p>Faulheit ist die Angewohnheit, sich auszuruhen, bevor man müde ist.- Jules Renard</text:p>
          </table:table-cell>
        </table:table-row>
        <table:table-row table:style-name="ro1">
          <table:table-cell office:value-type="string" calcext:value-type="string">
            <text:p>Wer sich selbst alles zutraut, wird andere übertreffen.- chinesische Weisheit</text:p>
          </table:table-cell>
        </table:table-row>
        <table:table-row table:style-name="ro1">
          <table:table-cell office:value-type="string" calcext:value-type="string">
            <text:p>Erfolg ist die Belohnung für schwere Arbeit.- Sophokles</text:p>
          </table:table-cell>
        </table:table-row>
        <table:table-row table:style-name="ro1">
          <table:table-cell office:value-type="string" calcext:value-type="string">
            <text:p>Nichts wissen ist keine Schande, wohl aber, nichts lernen wollen.- Sokrates</text:p>
          </table:table-cell>
        </table:table-row>
        <table:table-row table:style-name="ro1">
          <table:table-cell office:value-type="string" calcext:value-type="string">
            <text:p>Mach es wie die Briefmarke. Sie sichert sich den Erfolg durch die Fähigkeit an einer Sache festzuhalten bis sie ankommt.- Josh Billings</text:p>
          </table:table-cell>
        </table:table-row>
        <table:table-row table:style-name="ro1">
          <table:table-cell office:value-type="string" calcext:value-type="string">
            <text:p>Es bedarf nur eines Anfangs, dann erledigt sich das Übrige.- Sallust</text:p>
          </table:table-cell>
        </table:table-row>
        <table:table-row table:style-name="ro1">
          <table:table-cell office:value-type="string" calcext:value-type="string">
            <text:p>Man soll sich nicht über Dinge ärgern. Denn das ist ihnen völlig egal.- Euripides</text:p>
          </table:table-cell>
        </table:table-row>
        <table:table-row table:style-name="ro1">
          <table:table-cell office:value-type="string" calcext:value-type="string">
            <text:p>Wer einen Misserfolg nur als kleinen Umweg betrachtet, verliert nie sein Ziel aus den Augen.- Martin Luther</text:p>
          </table:table-cell>
        </table:table-row>
        <table:table-row table:style-name="ro1">
          <table:table-cell office:value-type="string" calcext:value-type="string">
            <text:p>Wege entstehen dadurch, dass wir sie gehen.- Franz Kafka</text:p>
          </table:table-cell>
        </table:table-row>
        <table:table-row table:style-name="ro1">
          <table:table-cell office:value-type="string" calcext:value-type="string">
            <text:p>Jeder Mensch ist der Architekt seiner eigenen Zukunft.- Sallust</text:p>
          </table:table-cell>
        </table:table-row>
        <table:table-row table:style-name="ro1">
          <table:table-cell office:value-type="string" calcext:value-type="string">
            <text:p>Mit Tränen kann man nichts gewinnen, wer schaffen will – muss fröhlich sein!- Theodor Fontane</text:p>
          </table:table-cell>
        </table:table-row>
        <table:table-row table:style-name="ro1">
          <table:table-cell office:value-type="string" calcext:value-type="string">
            <text:p>Es gibt kein Omelett, ohne Eier zu zerbrechen.- Maximilien Robespierre</text:p>
          </table:table-cell>
        </table:table-row>
        <table:table-row table:style-name="ro1">
          <table:table-cell office:value-type="string" calcext:value-type="string">
            <text:p>In der Natur gibt es weder Belohnungen noch Strafen. Es gibt Folgen.- Robert G. Ingersoll</text:p>
          </table:table-cell>
        </table:table-row>
        <table:table-row table:style-name="ro1">
          <table:table-cell office:value-type="string" calcext:value-type="string">
            <text:p>Deine erste Pflicht ist, dich selbst glücklich zu machen. Bist du glücklich, so machst du auch andere glücklich.- Ludwig Andreas Feuerbach</text:p>
          </table:table-cell>
        </table:table-row>
        <table:table-row table:style-name="ro1">
          <table:table-cell office:value-type="string" calcext:value-type="string">
            <text:p>Niemand weiß, was er kann, bis er es probiert hat.- Publilius Syrus</text:p>
          </table:table-cell>
        </table:table-row>
        <table:table-row table:style-name="ro1">
          <table:table-cell office:value-type="string" calcext:value-type="string">
            <text:p>Verbringe nicht die Zeit mit der Suche nach einem Hindernis. Vielleicht ist keines da.- Franz Kafka</text:p>
          </table:table-cell>
        </table:table-row>
        <table:table-row table:style-name="ro1">
          <table:table-cell office:value-type="string" calcext:value-type="string">
            <text:p>Nur wer selbst brennt, kann Feuer in anderen entfachen.- Augustinus</text:p>
          </table:table-cell>
        </table:table-row>
        <table:table-row table:style-name="ro1">
          <table:table-cell office:value-type="string" calcext:value-type="string">
            <text:p>Der ideale Tag wird nie kommen. Er ist heute, wenn wir ihn dazu machen.- Horaz</text:p>
          </table:table-cell>
        </table:table-row>
        <table:table-row table:style-name="ro1">
          <table:table-cell office:value-type="string" calcext:value-type="string">
            <text:p>Mut steht am Anfang des Handelns, Glück am Ende.- Demokrit</text:p>
          </table:table-cell>
        </table:table-row>
        <table:table-row table:style-name="ro1">
          <table:table-cell office:value-type="string" calcext:value-type="string">
            <text:p>Wer arbeitet, macht Fehler. Wer viel arbeitet, macht mehr Fehler. Nur wer die Hände in den Schoss legt, macht gar keine Fehler.- Alfred Krupp</text:p>
          </table:table-cell>
        </table:table-row>
        <table:table-row table:style-name="ro1">
          <table:table-cell office:value-type="string" calcext:value-type="string">
            <text:p>Das Wort 'unmöglich' gibt es nur im Wörterbuch von Narren.- Napoleon</text:p>
          </table:table-cell>
        </table:table-row>
        <table:table-row table:style-name="ro1">
          <table:table-cell office:value-type="string" calcext:value-type="string">
            <text:p>Sehr dumme und sehr intelligente Menschen sind sich wechselseitig ein Sicherheitsrisiko.- Gregor Brand</text:p>
          </table:table-cell>
        </table:table-row>
        <table:table-row table:style-name="ro1">
          <table:table-cell office:value-type="string" calcext:value-type="string">
            <text:p>Jeder ist seines Glückes Schmied – doch leider haben die wenigsten auch nur die einfachsten Grundlagen des Schmiedens begriffen.- Walter Boveri</text:p>
          </table:table-cell>
        </table:table-row>
        <table:table-row table:style-name="ro1">
          <table:table-cell office:value-type="string" calcext:value-type="string">
            <text:p>Fortschritt hat wenig mit Geschwindigkeit zu tun, aber sehr viel mit Richtung.-</text:p>
          </table:table-cell>
        </table:table-row>
        <table:table-row table:style-name="ro1">
          <table:table-cell office:value-type="string" calcext:value-type="string">
            <text:p>Neid muss man sich erarbeiten, Mitleid bekommt man geschenkt.- Robert Lembke</text:p>
          </table:table-cell>
        </table:table-row>
        <table:table-row table:style-name="ro1">
          <table:table-cell office:value-type="string" calcext:value-type="string">
            <text:p>Es kann vorkommen, dass du eine Schlacht mehr als einmal kämpfen muss, um sie zu gewinnen.- Margaret Thatcher</text:p>
          </table:table-cell>
        </table:table-row>
        <table:table-row table:style-name="ro1">
          <table:table-cell office:value-type="string" calcext:value-type="string">
            <text:p>Das Leben bietet dir immer eine zweite Chance. Ihr Name ist Morgen.- unbekannt</text:p>
          </table:table-cell>
        </table:table-row>
        <table:table-row table:style-name="ro1">
          <table:table-cell office:value-type="string" calcext:value-type="string">
            <text:p>Wer kein Ziel hat, kann auch keines erreichen.- Laotse</text:p>
          </table:table-cell>
        </table:table-row>
        <table:table-row table:style-name="ro1">
          <table:table-cell office:value-type="string" calcext:value-type="string">
            <text:p>Zu jedem Nachteil gibt es auch einen entsprechenden Vorteil.- W. Clement Stone</text:p>
          </table:table-cell>
        </table:table-row>
        <table:table-row table:style-name="ro1">
          <table:table-cell office:value-type="string" calcext:value-type="string">
            <text:p>Wenn Du Zeit hast zu jammern und Dich zu beklagen, dann hast Du auch Zeit, etwas dagegen zu tun.- Anthony J. D'Angelo</text:p>
          </table:table-cell>
        </table:table-row>
        <table:table-row table:style-name="ro1">
          <table:table-cell office:value-type="string" calcext:value-type="string">
            <text:p>Es spielt keine Rolle, woher Du kommst. Alles was zählt ist, wohin Du gehst. - Brian Tracy</text:p>
          </table:table-cell>
        </table:table-row>
        <table:table-row table:style-name="ro1">
          <table:table-cell office:value-type="string" calcext:value-type="string">
            <text:p>Versuch nicht besser zu sein als andere. Versuche besser zu sein als Du gestern warst.- unbekannt</text:p>
          </table:table-cell>
        </table:table-row>
        <table:table-row table:style-name="ro1">
          <table:table-cell office:value-type="string" calcext:value-type="string">
            <text:p>Wenn Du für Wochenenden und Urlaube lebst, stimmt etwas nicht.- Gary Vaynerchuck</text:p>
          </table:table-cell>
        </table:table-row>
        <table:table-row table:style-name="ro1">
          <table:table-cell office:value-type="string" calcext:value-type="string">
            <text:p>Der Erfolg eines Menschen setzt sich aus seinen Fehlschlägen zusammen.- Ralph Waldo Emerson</text:p>
          </table:table-cell>
        </table:table-row>
        <table:table-row table:style-name="ro1">
          <table:table-cell office:value-type="string" calcext:value-type="string">
            <text:p>Manchmal bringen uns die falschen Entscheidungen an die richtigen Orte.- unbekannt</text:p>
          </table:table-cell>
        </table:table-row>
        <table:table-row table:style-name="ro1">
          <table:table-cell office:value-type="string" calcext:value-type="string">
            <text:p>Wer den Weg der Wahrheit geht, stolpert nicht.- Mahatma Gandhi</text:p>
          </table:table-cell>
        </table:table-row>
        <table:table-row table:style-name="ro1">
          <table:table-cell office:value-type="string" calcext:value-type="string">
            <text:p>Wer seinen Weg kennt, läuft nicht der Karawane hinterher.- Arabisches Sprichwort</text:p>
          </table:table-cell>
        </table:table-row>
        <table:table-row table:style-name="ro1">
          <table:table-cell office:value-type="string" calcext:value-type="string">
            <text:p>Erfolg hat 3 Buchstaben: Tun.- J.W.v. Goethe</text:p>
          </table:table-cell>
        </table:table-row>
        <table:table-row table:style-name="ro1">
          <table:table-cell office:value-type="string" calcext:value-type="string">
            <text:p>Das einzige Mittel, Zeit zu haben, ist, sich Zeit zu machen:- Bertha Eckstein</text:p>
          </table:table-cell>
        </table:table-row>
        <table:table-row table:style-name="ro1">
          <table:table-cell office:value-type="string" calcext:value-type="string">
            <text:p>Viel zu viele Menschen haben Angst, dass sie sich zum Affen machen könnten.- Henry Ford</text:p>
          </table:table-cell>
        </table:table-row>
        <table:table-row table:style-name="ro1">
          <table:table-cell office:value-type="string" calcext:value-type="string">
            <text:p>Die meisten Menschen haben Angst vor dem Tod, weil sie nicht genug aus ihrem Leben gemacht haben.- Peter Ustinov</text:p>
          </table:table-cell>
        </table:table-row>
        <table:table-row table:style-name="ro1">
          <table:table-cell office:value-type="string" calcext:value-type="string">
            <text:p>Es gibt nur zwei Tage in deinem Leben an denen du nichts ändern kannst. Der eine ist gestern und der andere ist morgen.- Dalai Lama</text:p>
          </table:table-cell>
        </table:table-row>
        <table:table-row table:style-name="ro1">
          <table:table-cell office:value-type="string" calcext:value-type="string">
            <text:p>Wenn Du Dich von jedem Hund anbellen lässt, der Dir auf Deinem Weg begegnet, wirst Du nie ans Ziel kommen.- Arabisches Sprichwort</text:p>
          </table:table-cell>
        </table:table-row>
        <table:table-row table:style-name="ro1">
          <table:table-cell office:value-type="string" calcext:value-type="string">
            <text:p>Probleme sind Gelegenheiten, zu zeigen, was man kann.- Duke Ellington</text:p>
          </table:table-cell>
        </table:table-row>
        <table:table-row table:style-name="ro1">
          <table:table-cell office:value-type="string" calcext:value-type="string">
            <text:p>Wer eine Jogginghose trägt, hat die Kontrolle über sein Leben verloren.- Karl Lagerfeld</text:p>
          </table:table-cell>
        </table:table-row>
        <table:table-row table:style-name="ro1">
          <table:table-cell office:value-type="string" calcext:value-type="string">
            <text:p>Man kann nicht kämpfen, wenn die Hosen voller sind als das Herz.- Carl von Ossietzky</text:p>
          </table:table-cell>
        </table:table-row>
        <table:table-row table:style-name="ro1">
          <table:table-cell office:value-type="string" calcext:value-type="string">
            <text:p>Freiheit bedeutet Verantwortlichkeit. Das ist der Grund, weshalb die meisten Menschen sich vor ihr fürchten.- George Bernard Shaw</text:p>
          </table:table-cell>
        </table:table-row>
        <table:table-row table:style-name="ro1">
          <table:table-cell office:value-type="string" calcext:value-type="string">
            <text:p>Wer einen Fehler gemacht hat und ihn nicht korrigiert, begeht einen zweiten.- Konfuzius</text:p>
          </table:table-cell>
        </table:table-row>
        <table:table-row table:style-name="ro1">
          <table:table-cell office:value-type="string" calcext:value-type="string">
            <text:p>Alles, was beachtet wird, verstärkt sich. Alles, was man weniger beachtet, schwächt sich ab.- Grundsatz der Psychologie</text:p>
          </table:table-cell>
        </table:table-row>
        <table:table-row table:style-name="ro1">
          <table:table-cell office:value-type="string" calcext:value-type="string">
            <text:p>Ich habe geweint, weil ich keine Schuhe hatte, bis ich einen traf, der keine Füße hatte. - Giacomo Graf Leopardi</text:p>
          </table:table-cell>
        </table:table-row>
        <table:table-row table:style-name="ro1">
          <table:table-cell office:value-type="string" calcext:value-type="string">
            <text:p>Glaube daran, DASS du es schaffst und du hast schon den halben Weg gemeistert.- Theodore Roosevelt</text:p>
          </table:table-cell>
        </table:table-row>
        <table:table-row table:style-name="ro1">
          <table:table-cell office:value-type="string" calcext:value-type="string">
            <text:p>Das größte Hindernis auf dem Weg zum Erfolg ist die Angst vor dem Scheitern.- Sven-Göran Eriksson</text:p>
          </table:table-cell>
        </table:table-row>
        <table:table-row table:style-name="ro1">
          <table:table-cell office:value-type="string" calcext:value-type="string">
            <text:p>Wer den Tag mit einem Lachen beginnt, hat ihn bereits gewonnen.- Cicero</text:p>
          </table:table-cell>
        </table:table-row>
        <table:table-row table:style-name="ro1">
          <table:table-cell office:value-type="string" calcext:value-type="string">
            <text:p>Die Straße zum Erfolg ist immer eine Baustelle.- Lily Tomlin</text:p>
          </table:table-cell>
        </table:table-row>
        <table:table-row table:style-name="ro1">
          <table:table-cell office:value-type="string" calcext:value-type="string">
            <text:p>Eine ruhige See hat noch keinen guten Seemann hervor gebracht- Englisches Sprichwort</text:p>
          </table:table-cell>
        </table:table-row>
        <table:table-row table:style-name="ro1">
          <table:table-cell office:value-type="string" calcext:value-type="string">
            <text:p>Erst Ziele geben unserem Leben einen Sinn.- C.H. Parkhurst</text:p>
          </table:table-cell>
        </table:table-row>
        <table:table-row table:style-name="ro1">
          <table:table-cell office:value-type="string" calcext:value-type="string">
            <text:p>Wenn du es träumen kannst, kannst du es auch tun.- Walt Disney</text:p>
          </table:table-cell>
        </table:table-row>
        <table:table-row table:style-name="ro1">
          <table:table-cell office:value-type="string" calcext:value-type="string">
            <text:p>Probleme sind keine Stop-Schilder, sondern Wegweiser.- Robert H. Schuller</text:p>
          </table:table-cell>
        </table:table-row>
        <table:table-row table:style-name="ro1">
          <table:table-cell office:value-type="string" calcext:value-type="string">
            <text:p>Ziele sind Träume mit einer Deadline.- Napoleon Hill</text:p>
          </table:table-cell>
        </table:table-row>
        <table:table-row table:style-name="ro1">
          <table:table-cell office:value-type="string" calcext:value-type="string">
            <text:p>Wer etwas will, findet Wege. Wer etwas nicht will, findet Gründe.- Willy Meurer</text:p>
          </table:table-cell>
        </table:table-row>
        <table:table-row table:style-name="ro1">
          <table:table-cell office:value-type="string" calcext:value-type="string">
            <text:p>Eine Reise endet nicht, nur weil zwischendrin mal der Schnürsenkel aufgeht.- unbekannt</text:p>
          </table:table-cell>
        </table:table-row>
        <table:table-row table:style-name="ro1">
          <table:table-cell office:value-type="string" calcext:value-type="string">
            <text:p>Erfolg ist, von einem Fehlschlag zum nächsten zu gehen, ohne die Begeisterung zu verlieren.- Winston Churchill</text:p>
          </table:table-cell>
        </table:table-row>
        <table:table-row table:style-name="ro1">
          <table:table-cell office:value-type="string" calcext:value-type="string">
            <text:p>Zweifel vernichten mehr Träume, als es Misserfolge je könnten.- unbekannter Autor</text:p>
          </table:table-cell>
        </table:table-row>
        <table:table-row table:style-name="ro1">
          <table:table-cell office:value-type="string" calcext:value-type="string">
            <text:p>Du musst nicht spitze sein, um anzufangen. Aber du musst anfangen, um spitze zu werden.- Zig Zagler</text:p>
          </table:table-cell>
        </table:table-row>
        <table:table-row table:style-name="ro1">
          <table:table-cell office:value-type="string" calcext:value-type="string">
            <text:p>Lass' dir durch einen schlechten Tag nicht das Gefühl geben, du hättest ein schlechtes Leben.- unbekannt</text:p>
          </table:table-cell>
        </table:table-row>
        <table:table-row table:style-name="ro1">
          <table:table-cell office:value-type="string" calcext:value-type="string">
            <text:p>Manchmal gewinnt man, manchmal lernt man.- John C. Maxwell</text:p>
          </table:table-cell>
        </table:table-row>
        <table:table-row table:style-name="ro1">
          <table:table-cell office:value-type="string" calcext:value-type="string">
            <text:p>Wer will, ist des Schicksals Freund, wer nicht, sein Knecht.- Marcus Tullius Cicero</text:p>
          </table:table-cell>
        </table:table-row>
        <table:table-row table:style-name="ro1">
          <table:table-cell office:value-type="string" calcext:value-type="string">
            <text:p>Nur wer selbst brennt, kann Feuer in anderen entfachen.- Augustinus</text:p>
          </table:table-cell>
        </table:table-row>
        <table:table-row table:style-name="ro1">
          <table:table-cell office:value-type="string" calcext:value-type="string">
            <text:p>Die Tragödie des Lebens liegt nicht im Nichterreichen seines Ziels. Die Tragödie des Lebens liegt darin keine Ziele zu haben, die man erreichen kann.- Benjamin Mays</text:p>
          </table:table-cell>
        </table:table-row>
        <table:table-row table:style-name="ro1">
          <table:table-cell office:value-type="string" calcext:value-type="string">
            <text:p>Lass deine Träume niemals Träume bleiben!- Jack Johnson</text:p>
          </table:table-cell>
        </table:table-row>
        <table:table-row table:style-name="ro1">
          <table:table-cell office:value-type="string" calcext:value-type="string">
            <text:p>Ich bin wie ich bin. Die einen kennen mich, die anderen können mich.- Konrad Adenauer</text:p>
          </table:table-cell>
        </table:table-row>
        <table:table-row table:style-name="ro1">
          <table:table-cell office:value-type="string" calcext:value-type="string">
            <text:p>Den größten Fehler, den man im Leben machen kann, ist immer Angst zu haben, einen Fehler zu machen.- Dietrich Bonhoeffer</text:p>
          </table:table-cell>
        </table:table-row>
        <table:table-row table:style-name="ro1">
          <table:table-cell office:value-type="string" calcext:value-type="string">
            <text:p>Einen Schritt zurück zu gehen, nachdem man gerade einen nach vorne gemacht hat, ist kein Desaster, sondern ein Cha-Cha-Cha.- Rober Brault</text:p>
          </table:table-cell>
        </table:table-row>
        <table:table-row table:style-name="ro1">
          <table:table-cell office:value-type="string" calcext:value-type="string">
            <text:p>Wenn der Mensch kein Ziel hat, ist ihm jeder Weg zu weit.- unbekannt</text:p>
          </table:table-cell>
        </table:table-row>
        <table:table-row table:style-name="ro1">
          <table:table-cell office:value-type="string" calcext:value-type="string">
            <text:p>Der Unterschied zwischen dem, was Du bist und dem, wer Du sein möchtest, ist das was Du tust.- unbekannt</text:p>
          </table:table-cell>
        </table:table-row>
        <table:table-row table:style-name="ro1">
          <table:table-cell office:value-type="string" calcext:value-type="string">
            <text:p>Jeder Erfolg fußt in der Entscheidung, es zu auszuprobieren.- unbekannt</text:p>
          </table:table-cell>
        </table:table-row>
        <table:table-row table:style-name="ro1">
          <table:table-cell office:value-type="string" calcext:value-type="string">
            <text:p>Denke nicht so oft an das, was dir fehlt, sondern an das, was du hast.- Marc Aurel</text:p>
          </table:table-cell>
        </table:table-row>
        <table:table-row table:style-name="ro1">
          <table:table-cell office:value-type="string" calcext:value-type="string">
            <text:p>Optimisten, Pessimisten. Oft liegen beide falsch. Aber der Optimist lebt glücklicher.- Kofi Annan</text:p>
          </table:table-cell>
        </table:table-row>
        <table:table-row table:style-name="ro1">
          <table:table-cell office:value-type="string" calcext:value-type="string">
            <text:p>Auch Wolkenkratzer haben mal als Keller angefangen.- unbekannt</text:p>
          </table:table-cell>
        </table:table-row>
        <table:table-row table:style-name="ro1">
          <table:table-cell office:value-type="string" calcext:value-type="string">
            <text:p>Erfolg hat nur, wer etwas tut, während er auf den Erfolg wartet.- Thomas Alva Edison</text:p>
          </table:table-cell>
        </table:table-row>
        <table:table-row table:style-name="ro1">
          <table:table-cell office:value-type="string" calcext:value-type="string">
            <text:p>Wer im Leben kein Ziel hat, kann wenigstens das Vorankommen der anderen stören.- Benjamin Franklin</text:p>
          </table:table-cell>
        </table:table-row>
        <table:table-row table:style-name="ro1">
          <table:table-cell office:value-type="string" calcext:value-type="string">
            <text:p>Deine Träume haben kein Verfallsdatum. Atme tief ein und versuche es erneut.- unbekannt</text:p>
          </table:table-cell>
        </table:table-row>
        <table:table-row table:style-name="ro1">
          <table:table-cell office:value-type="string" calcext:value-type="string">
            <text:p>Wenn du an deiner Erfolgsgeschichte schreibst, gib' den Stift nicht in die Hände anderer Menschen.- unbekannt</text:p>
          </table:table-cell>
        </table:table-row>
        <table:table-row table:style-name="ro1">
          <table:table-cell office:value-type="string" calcext:value-type="string">
            <text:p>Arbeite an dir selbst, nicht an deinem Selfie.- unbekannt</text:p>
          </table:table-cell>
        </table:table-row>
        <table:table-row table:style-name="ro1">
          <table:table-cell office:value-type="string" calcext:value-type="string">
            <text:p>Wenn du aufhören möchtest: Denk' daran, warum du angefangen hast.- unbekannt</text:p>
          </table:table-cell>
        </table:table-row>
        <table:table-row table:style-name="ro1">
          <table:table-cell office:value-type="string" calcext:value-type="string">
            <text:p>Die Erfahrung ist wie eine Laterne auf unserem Rücken. Sie beleuchtet immer nur den Weg, der bereits hinter uns liegt.- Konfuzius</text:p>
          </table:table-cell>
        </table:table-row>
        <table:table-row table:style-name="ro1">
          <table:table-cell office:value-type="string" calcext:value-type="string">
            <text:p>Fange nie an, aufzuhören. Höre nie auf, anzufangen.- Cicero</text:p>
          </table:table-cell>
        </table:table-row>
        <table:table-row table:style-name="ro1">
          <table:table-cell office:value-type="string" calcext:value-type="string">
            <text:p>Misserfolg ist lediglich eine Gelegenheit, mit neuen Ansichten noch einmal anzufangen.- Henry Ford</text:p>
          </table:table-cell>
        </table:table-row>
        <table:table-row table:style-name="ro1">
          <table:table-cell office:value-type="string" calcext:value-type="string">
            <text:p>Wenn du Angst hast zu verlieren, dann hast du es nicht verdient, erfolgreich zu sein.- Charles Barkley</text:p>
          </table:table-cell>
        </table:table-row>
        <table:table-row table:style-name="ro1">
          <table:table-cell office:value-type="string" calcext:value-type="string">
            <text:p>Die beste Form der Rache ist Erfolg.- Frank Sinatra</text:p>
          </table:table-cell>
        </table:table-row>
        <table:table-row table:style-name="ro1">
          <table:table-cell office:value-type="string" calcext:value-type="string">
            <text:p>Die einzige Disziplin, welche du beherrschen musst, ist Selbstdisziplin.- Bum Phillips</text:p>
          </table:table-cell>
        </table:table-row>
        <table:table-row table:style-name="ro1">
          <table:table-cell office:value-type="string" calcext:value-type="string">
            <text:p>Deine Zeit ist begrenzt, also verschwende sie nicht, um das Leben eines Anderen zu leben.- Steve Jobs</text:p>
          </table:table-cell>
        </table:table-row>
        <table:table-row table:style-name="ro1">
          <table:table-cell office:value-type="string" calcext:value-type="string">
            <text:p>Glück ist, daran zu glauben, dass du glücklich bist.- unbekannt</text:p>
          </table:table-cell>
        </table:table-row>
        <table:table-row table:style-name="ro1">
          <table:table-cell office:value-type="string" calcext:value-type="string">
            <text:p>Die Windrichtung kann ich nicht ändern. Aber ich kann meine Segel so setzen, dass ich dennoch immer ans Ziel komme.- Jimmy Dean</text:p>
          </table:table-cell>
        </table:table-row>
        <table:table-row table:style-name="ro1">
          <table:table-cell office:value-type="string" calcext:value-type="string">
            <text:p>Am Mut hängt der Erfolg.- Theodor Fontane</text:p>
          </table:table-cell>
        </table:table-row>
        <table:table-row table:style-name="ro1">
          <table:table-cell office:value-type="string" calcext:value-type="string">
            <text:p>Erfolg = Arbeit + Muße + Mund halten- Albert Einstein</text:p>
          </table:table-cell>
        </table:table-row>
        <table:table-row table:style-name="ro1">
          <table:table-cell office:value-type="string" calcext:value-type="string">
            <text:p>Was nützt uns das schnellste und schönste Auto, wenn wir damit ständig gegen die Wand fahren?- Claudia Scheiderer</text:p>
          </table:table-cell>
        </table:table-row>
        <table:table-row table:style-name="ro1">
          <table:table-cell office:value-type="string" calcext:value-type="string">
            <text:p>Das Leben ist zu wichtig, um es ernst zu nehmen.- Oscar Wilde</text:p>
          </table:table-cell>
        </table:table-row>
        <table:table-row table:style-name="ro1">
          <table:table-cell office:value-type="string" calcext:value-type="string">
            <text:p>Wer versucht, sich immer alle Türen offen zu halten, wird sein Leben auf dem Flur verbringen.-</text:p>
          </table:table-cell>
        </table:table-row>
        <table:table-row table:style-name="ro1">
          <table:table-cell office:value-type="string" calcext:value-type="string">
            <text:p>Der Optimist erklärt, dass wir in der besten aller Welten leben, und der Pessimist fürchtet, dass dies wahr ist.- James Branch Cabell</text:p>
          </table:table-cell>
        </table:table-row>
        <table:table-row table:style-name="ro1">
          <table:table-cell office:value-type="string" calcext:value-type="string">
            <text:p>Wer die Freiheit aufgibt, um Sicherheit zu gewinnen, wird am Ende beides verlieren.- Benjamin Franklin</text:p>
          </table:table-cell>
        </table:table-row>
        <table:table-row table:style-name="ro1">
          <table:table-cell office:value-type="string" calcext:value-type="string">
            <text:p>Du lebst nur einmal. Aber wenn du es richtig machst, reicht das auch vollkommen aus.- Mae West</text:p>
          </table:table-cell>
        </table:table-row>
        <table:table-row table:style-name="ro1">
          <table:table-cell office:value-type="string" calcext:value-type="string">
            <text:p>Was dich nicht herausfordert, wird dich auch nicht ändern.- Fred Devito</text:p>
          </table:table-cell>
        </table:table-row>
        <table:table-row table:style-name="ro1">
          <table:table-cell office:value-type="string" calcext:value-type="string">
            <text:p>Fürchte nicht die Zukunft und bereue nicht Vergangenes- unbekannt</text:p>
          </table:table-cell>
        </table:table-row>
        <table:table-row table:style-name="ro1">
          <table:table-cell office:value-type="string" calcext:value-type="string">
            <text:p>Der Meister ist öfter gescheitert, als der Anfänger es überhaupt versucht hat.- Stephen McCranie</text:p>
          </table:table-cell>
        </table:table-row>
        <table:table-row table:style-name="ro1">
          <table:table-cell office:value-type="string" calcext:value-type="string">
            <text:p>Von denen einen Rat zu holen, die nicht den gleichen Weg gehen, ist nutzlos.- Konfuzius</text:p>
          </table:table-cell>
        </table:table-row>
        <table:table-row table:style-name="ro1">
          <table:table-cell office:value-type="string" calcext:value-type="string">
            <text:p>Interessiere dich nicht für die Vergangenheit. Interessiere dich für die Zukunft, denn dort wirst du den Rest deines Lebens verbringen.- Charles F. Kettering</text:p>
          </table:table-cell>
        </table:table-row>
        <table:table-row table:style-name="ro1">
          <table:table-cell office:value-type="string" calcext:value-type="string">
            <text:p>Einen Vorsprung im Leben hat, wer da anpackt, wo die anderen erst einmal reden.- John F. Kennedy</text:p>
          </table:table-cell>
        </table:table-row>
        <table:table-row table:style-name="ro1">
          <table:table-cell office:value-type="string" calcext:value-type="string">
            <text:p>Eine Investition in Wissen bringt noch immer die besten Zinsen.- Benjamin Franklin</text:p>
          </table:table-cell>
        </table:table-row>
        <table:table-row table:style-name="ro1">
          <table:table-cell office:value-type="string" calcext:value-type="string">
            <text:p>Jeder Mensch kann alles, aber er muss auch zu allem bereit sein.- Alma Mahler-Werfel</text:p>
          </table:table-cell>
        </table:table-row>
        <table:table-row table:style-name="ro1">
          <table:table-cell office:value-type="string" calcext:value-type="string">
            <text:p>Wenn du sprichst, wiederholst du nur, was du eh schon weißt. Aber wenn du zuhörst, kannst du unter Umständen etwas Neues lernen.- Dalai Lama</text:p>
          </table:table-cell>
        </table:table-row>
        <table:table-row table:style-name="ro1">
          <table:table-cell office:value-type="string" calcext:value-type="string">
            <text:p>Wenn deine Vergangenheit ruft, antworte nicht. Sie hat ohnehin nichts Neues zu sagen.- unbekannt</text:p>
          </table:table-cell>
        </table:table-row>
        <table:table-row table:style-name="ro1">
          <table:table-cell office:value-type="string" calcext:value-type="string">
            <text:p>Motivation ist der Zündschlüssel für Erfolg, Leidenschaft der beste Treibstoff.- Karl-Heinz Karius</text:p>
          </table:table-cell>
        </table:table-row>
        <table:table-row table:style-name="ro1">
          <table:table-cell office:value-type="string" calcext:value-type="string">
            <text:p>Schau nur zurück, um zu realisieren, wie weit du bereits gekommen bist.- unbekannt</text:p>
          </table:table-cell>
        </table:table-row>
        <table:table-row table:style-name="ro1">
          <table:table-cell office:value-type="string" calcext:value-type="string">
            <text:p>Die Zukunft hängt davon ab, was wir heute tun.- Mahatma Gandhi</text:p>
          </table:table-cell>
        </table:table-row>
        <table:table-row table:style-name="ro1">
          <table:table-cell office:value-type="string" calcext:value-type="string">
            <text:p>Motivation ist die Fähigkeit, Fähigkeiten zu mobilisieren.- Prof. Dr. Quadbeck-Seeger</text:p>
          </table:table-cell>
        </table:table-row>
        <table:table-row table:style-name="ro1">
          <table:table-cell office:value-type="string" calcext:value-type="string">
            <text:p>Jeder ist Herr über seine Gedanken und somit auch Herr über seine Motivation. Ändere deine Gedanken und du veränderst deine Motivation.- Andreas Hoffstadt</text:p>
          </table:table-cell>
        </table:table-row>
        <table:table-row table:style-name="ro1">
          <table:table-cell office:value-type="string" calcext:value-type="string">
            <text:p>Die Motivation der meisten Menschen frühmorgens aufzustehen, besteht darin, daß sie pinkeln müssen.- Albert Ziegler</text:p>
          </table:table-cell>
        </table:table-row>
        <table:table-row table:style-name="ro1">
          <table:table-cell office:value-type="string" calcext:value-type="string">
            <text:p>Du kannst deine Motivation verändern, indem du dein Denken über dich selbst und über deine Umstände veränderst.- Karl Pilsl</text:p>
          </table:table-cell>
        </table:table-row>
        <table:table-row table:style-name="ro1">
          <table:table-cell office:value-type="string" calcext:value-type="string">
            <text:p>Glück ist ein Entschluss.- René Descartes</text:p>
          </table:table-cell>
        </table:table-row>
        <table:table-row table:style-name="ro1">
          <table:table-cell office:value-type="string" calcext:value-type="string">
            <text:p>Gegen Glück hilft Dummheit.- Manfred Hinrich</text:p>
          </table:table-cell>
        </table:table-row>
        <table:table-row table:style-name="ro1">
          <table:table-cell office:value-type="string" calcext:value-type="string">
            <text:p>Glück ist, was jeder sich als Glück gedacht.- Friedrich Halm</text:p>
          </table:table-cell>
        </table:table-row>
        <table:table-row table:style-name="ro1">
          <table:table-cell office:value-type="string" calcext:value-type="string">
            <text:p>Glück ist der Dummen Vormund.- Deutsches Sprichwort</text:p>
          </table:table-cell>
        </table:table-row>
        <table:table-row table:style-name="ro1">
          <table:table-cell office:value-type="string" calcext:value-type="string">
            <text:p>Wenn man kein Glück hat, soll man sich Glück anschaffen.- Friedrich W. Nietzsche</text:p>
          </table:table-cell>
        </table:table-row>
        <table:table-row table:style-name="ro1">
          <table:table-cell office:value-type="string" calcext:value-type="string">
            <text:p>Wer glaubt, etwas zu sein, hat aufgehört, etwas zu werden.- Philip Rosenthal</text:p>
          </table:table-cell>
        </table:table-row>
        <table:table-row table:style-name="ro1">
          <table:table-cell office:value-type="string" calcext:value-type="string">
            <text:p>Auch im Alphabet kommt Anstrengung vor Erfolg.- Deutsches Sprichwort</text:p>
          </table:table-cell>
        </table:table-row>
        <table:table-row table:style-name="ro1">
          <table:table-cell office:value-type="string" calcext:value-type="string">
            <text:p>Lass dir von deinem gestern nicht zu viel von deinem heute nehmen.- Will Rogers</text:p>
          </table:table-cell>
        </table:table-row>
        <table:table-row table:style-name="ro1">
          <table:table-cell office:value-type="string" calcext:value-type="string">
            <text:p>Es geht nicht darum, ewig zu leben. Der Trick ist, ewig mit sich selbst leben zu können.- Pirates of the Caribbean</text:p>
          </table:table-cell>
        </table:table-row>
        <table:table-row table:style-name="ro1">
          <table:table-cell office:value-type="string" calcext:value-type="string">
            <text:p>Wer heute den Kopf in den Sand steckt, knirscht morgen mit den Zähnen.- unbekannt</text:p>
          </table:table-cell>
        </table:table-row>
        <table:table-row table:style-name="ro1">
          <table:table-cell office:value-type="string" calcext:value-type="string">
            <text:p>Was wir am nötigsten brauchen, ist ein Mensch, der uns zwingt, das zu tun, was wir können.- Ralph Waldo Emerson</text:p>
          </table:table-cell>
        </table:table-row>
        <table:table-row table:style-name="ro1">
          <table:table-cell office:value-type="string" calcext:value-type="string">
            <text:p>Was Du mit guter Laune tust, fällt Dir nicht schwer.- ungarische Weisheit</text:p>
          </table:table-cell>
        </table:table-row>
        <table:table-row table:style-name="ro1">
          <table:table-cell office:value-type="string" calcext:value-type="string">
            <text:p>Achtung verdient, wer vollbringt, was er vermag.- Sophokles</text:p>
          </table:table-cell>
        </table:table-row>
        <table:table-row table:style-name="ro1">
          <table:table-cell office:value-type="string" calcext:value-type="string">
            <text:p>Was du heute denkst, wirst du morgen tun.- Tolstoi</text:p>
          </table:table-cell>
        </table:table-row>
        <table:table-row table:style-name="ro1">
          <table:table-cell office:value-type="string" calcext:value-type="string">
            <text:p>Niemand weiß, was er kann, bis er es probiert hat.- Publilius Syrus</text:p>
          </table:table-cell>
        </table:table-row>
        <table:table-row table:style-name="ro1">
          <table:table-cell office:value-type="string" calcext:value-type="string">
            <text:p>Der Glaube an unsere Kraft kann sie ins unendliche verstärken.- Friedrich von Schlegel</text:p>
          </table:table-cell>
        </table:table-row>
        <table:table-row table:style-name="ro1">
          <table:table-cell office:value-type="string" calcext:value-type="string">
            <text:p>Fange zu tun an, dann hast du auch die Kraft dazu.- Ralph Waldo Emerson</text:p>
          </table:table-cell>
        </table:table-row>
        <table:table-row table:style-name="ro1">
          <table:table-cell office:value-type="string" calcext:value-type="string">
            <text:p>Willst du etwas wissen, so frage einen Erfahrenen und keine Gelehrten. - chinesische Weisheit</text:p>
          </table:table-cell>
        </table:table-row>
        <table:table-row table:style-name="ro1">
          <table:table-cell office:value-type="string" calcext:value-type="string">
            <text:p>Macht Ernst mit euren schönen Worten, so wird das Paradies auf Erden sein.- Paul de Lagarde</text:p>
          </table:table-cell>
        </table:table-row>
        <table:table-row table:style-name="ro1">
          <table:table-cell office:value-type="string" calcext:value-type="string">
            <text:p>Ich habe geweint, weil ich keine Schuhe hatte, bis ich einen traf, der keine Füße hatte. - Giacomo Graf Leopardi</text:p>
          </table:table-cell>
        </table:table-row>
        <table:table-row table:style-name="ro1">
          <table:table-cell office:value-type="string" calcext:value-type="string">
            <text:p>Unser Schicksal hängt nicht von den Sternen ab, sondern von unserem Handeln. - William Shakespeare</text:p>
          </table:table-cell>
        </table:table-row>
        <table:table-row table:style-name="ro1">
          <table:table-cell office:value-type="string" calcext:value-type="string">
            <text:p>Wenn es einen Glauben gibt, der Berge versetzen kann, so ist es der Glaube an die eigene Kraft. - Marie v. Ebner-Eschenbach</text:p>
          </table:table-cell>
        </table:table-row>
        <table:table-row table:style-name="ro1">
          <table:table-cell office:value-type="string" calcext:value-type="string">
            <text:p>Nicht der Wille ist der Antrieb unseres Handelns, sondern unsere Vorstellungskraft. - Émile Coué</text:p>
          </table:table-cell>
        </table:table-row>
        <table:table-row table:style-name="ro1">
          <table:table-cell office:value-type="string" calcext:value-type="string">
            <text:p>Jeder Tag ist eine neue Chance, das zu tun, was du möchtest. - Friedrich von Schiller</text:p>
          </table:table-cell>
        </table:table-row>
        <table:table-row table:style-name="ro1">
          <table:table-cell office:value-type="string" calcext:value-type="string">
            <text:p>Verbringe nicht die Zeit mit der Suche nach einem Hindernis. Vielleicht ist keines da. - Franz Kafka</text:p>
          </table:table-cell>
        </table:table-row>
        <table:table-row table:style-name="ro1">
          <table:table-cell office:value-type="string" calcext:value-type="string">
            <text:p>Ein Traum ist unerlässlich, wenn man die Zukunft gestalten will.- Victor Hugo</text:p>
          </table:table-cell>
        </table:table-row>
        <table:table-row table:style-name="ro1">
          <table:table-cell office:value-type="string" calcext:value-type="string">
            <text:p>Wer hohe Türme bauen will, muss lange beim Fundament verweilen.- Anton Bruckner</text:p>
          </table:table-cell>
        </table:table-row>
        <table:table-row table:style-name="ro1">
          <table:table-cell office:value-type="string" calcext:value-type="string">
            <text:p>Du bist deine eigene Grenze, erhebe dich darüber.- Hafes</text:p>
          </table:table-cell>
        </table:table-row>
        <table:table-row table:style-name="ro1">
          <table:table-cell office:value-type="string" calcext:value-type="string">
            <text:p>Ein entspannter Mensch ist ein gesunder Mensch.- chinesische Weisheit</text:p>
          </table:table-cell>
        </table:table-row>
        <table:table-row table:style-name="ro1">
          <table:table-cell office:value-type="string" calcext:value-type="string">
            <text:p>Möge dein schlechtester Tag der Zukunft besser sein als dein bester der Vergangenheit. - Laotse</text:p>
          </table:table-cell>
        </table:table-row>
        <table:table-row table:style-name="ro1">
          <table:table-cell office:value-type="string" calcext:value-type="string">
            <text:p>Kleine Gelegenheiten sind oft der Anfang zu großen Unternehmungen.- Demosthenes</text:p>
          </table:table-cell>
        </table:table-row>
        <table:table-row table:style-name="ro1">
          <table:table-cell office:value-type="string" calcext:value-type="string">
            <text:p>Entweder werden wir einen Weg finden oder wie machen einen!- Hannibal</text:p>
          </table:table-cell>
        </table:table-row>
        <table:table-row table:style-name="ro1">
          <table:table-cell office:value-type="string" calcext:value-type="string">
            <text:p>Sie können alles tun, weil sie denken, dass sie es können.- Vergil</text:p>
          </table:table-cell>
        </table:table-row>
        <table:table-row table:style-name="ro1">
          <table:table-cell office:value-type="string" calcext:value-type="string">
            <text:p>Man kann einem Menschen nichts beibringen, man kann ihm nur helfen, es in sich selbst zu entdecken.- Galileo Galilei</text:p>
          </table:table-cell>
        </table:table-row>
        <table:table-row table:style-name="ro1">
          <table:table-cell office:value-type="string" calcext:value-type="string">
            <text:p>Wer sein Ziel kennt, findet den Weg.- Laotse</text:p>
          </table:table-cell>
        </table:table-row>
        <table:table-row table:style-name="ro1">
          <table:table-cell office:value-type="string" calcext:value-type="string">
            <text:p>Fehler sind das Tor zu neuen Entdeckungen. - James Joyce</text:p>
          </table:table-cell>
        </table:table-row>
        <table:table-row table:style-name="ro1">
          <table:table-cell office:value-type="string" calcext:value-type="string">
            <text:p>Sechs Wörtchen nehmen mich in Anspruch jeden Tag: Ich soll, ich muß, ich kann, ich will, ich darf, ich mag.- Friedrich Rückert</text:p>
          </table:table-cell>
        </table:table-row>
        <table:table-row table:style-name="ro1">
          <table:table-cell office:value-type="string" calcext:value-type="string">
            <text:p>Lust verkürzt den Weg.- William Shakespeare</text:p>
          </table:table-cell>
        </table:table-row>
        <table:table-row table:style-name="ro1">
          <table:table-cell office:value-type="string" calcext:value-type="string">
            <text:p>In jedem Menschen steckt ein König. Sprich zu dem König, und er wird herauskommen.- Deutsches Sprichwort</text:p>
          </table:table-cell>
        </table:table-row>
        <table:table-row table:style-name="ro1">
          <table:table-cell office:value-type="string" calcext:value-type="string">
            <text:p>Besessenheit ist der Motor - Verbissenheit ist die Bremse.- Rudolf G. Nurejew</text:p>
          </table:table-cell>
        </table:table-row>
        <table:table-row table:style-name="ro1">
          <table:table-cell office:value-type="string" calcext:value-type="string">
            <text:p>Schwierigkeiten sind die Sprossen auf der Leiter des Erfolgs.- Hermann J. Elling</text:p>
          </table:table-cell>
        </table:table-row>
        <table:table-row table:style-name="ro1">
          <table:table-cell office:value-type="string" calcext:value-type="string">
            <text:p>Die einzige Person die uns am Erfolg hindert ist diese welche wir im Spiegel sehen.- Anton Weber</text:p>
          </table:table-cell>
        </table:table-row>
        <table:table-row table:style-name="ro1">
          <table:table-cell office:value-type="string" calcext:value-type="string">
            <text:p>Wirklich erfolgreich zu sein, bedeutet immer erfolgreicher zu werden. Denn Erfolg ist kein Zustand sondern ein Prozess.- Wadim Korsch</text:p>
          </table:table-cell>
        </table:table-row>
        <table:table-row table:style-name="ro1">
          <table:table-cell office:value-type="string" calcext:value-type="string">
            <text:p>Viele Menschen versäumen das kleine Glück, während sie auf das Große vergebens warten.- Pearl S. Buck</text:p>
          </table:table-cell>
        </table:table-row>
        <table:table-row table:style-name="ro1">
          <table:table-cell office:value-type="string" calcext:value-type="string">
            <text:p>Nicht die Glücklichen sind dankbar. Es sind die Dankbaren, die glücklich sind.- Francis Bacon</text:p>
          </table:table-cell>
        </table:table-row>
        <table:table-row table:style-name="ro1">
          <table:table-cell office:value-type="string" calcext:value-type="string">
            <text:p>Wenn wir Freude am Leben haben, kommen die Glücksmomente von selber.- Ernst Ferstl</text:p>
          </table:table-cell>
        </table:table-row>
        <table:table-row table:style-name="ro1">
          <table:table-cell office:value-type="string" calcext:value-type="string">
            <text:p>Glücklich ist nicht, wer anderen so vorkommt, sondern wer sich selbst dafür hält.- Lucius Annaeus Seneca</text:p>
          </table:table-cell>
        </table:table-row>
        <table:table-row table:style-name="ro1">
          <table:table-cell office:value-type="string" calcext:value-type="string">
            <text:p>Lasse nie zu, dass du jemandem begegnest, der nicht nach der Begegnung mit dir glücklicher ist.- Mutter Theresa</text:p>
          </table:table-cell>
        </table:table-row>
        <table:table-row table:style-name="ro1">
          <table:table-cell office:value-type="string" calcext:value-type="string">
            <text:p>Viele Menschen wissen, dass sie unglücklich sind. Aber noch mehr Menschen wissen nicht, dass sie glücklich sind.- Albert Schweitzer</text:p>
          </table:table-cell>
        </table:table-row>
        <table:table-row table:style-name="ro1">
          <table:table-cell office:value-type="string" calcext:value-type="string">
            <text:p>Bildung kann einen sehr glücklich und gelassen machen.- Günther Jauch</text:p>
          </table:table-cell>
        </table:table-row>
        <table:table-row table:style-name="ro1">
          <table:table-cell office:value-type="string" calcext:value-type="string">
            <text:p>Unsere Fehlschläge sind oft erfolgreicher als unsere Erfolge.- Henry Ford</text:p>
          </table:table-cell>
        </table:table-row>
        <table:table-row table:style-name="ro1">
          <table:table-cell office:value-type="string" calcext:value-type="string">
            <text:p>Man kann niemanden überholen, wenn man in seine Fußstapfen tritt.- Francois Truffaut</text:p>
          </table:table-cell>
        </table:table-row>
        <table:table-row table:style-name="ro1">
          <table:table-cell office:value-type="string" calcext:value-type="string">
            <text:p>Nur wer etwas leistet, kann sich etwas leisten.- Michail Gorbatschow</text:p>
          </table:table-cell>
        </table:table-row>
        <table:table-row table:style-name="ro1">
          <table:table-cell office:value-type="string" calcext:value-type="string">
            <text:p>Unheil beklagen, das nicht mehr zu bessern ist, heißt umso mehr das Unheil nur vergrößern.- William Shakespeare</text:p>
          </table:table-cell>
        </table:table-row>
        <table:table-row table:style-name="ro1">
          <table:table-cell office:value-type="string" calcext:value-type="string">
            <text:p>Das Übel, was uns trifft, ist selten so schlimm als das, welches wir befürchten.- Friedrich von Schiller</text:p>
          </table:table-cell>
        </table:table-row>
        <table:table-row table:style-name="ro1">
          <table:table-cell office:value-type="string" calcext:value-type="string">
            <text:p>Wenn man die Ruhe nicht in sich selbst findet, ist es vergeblich, sie anderswo zu suchen.- François de La Rochefoucauld</text:p>
          </table:table-cell>
        </table:table-row>
        <table:table-row table:style-name="ro1">
          <table:table-cell office:value-type="string" calcext:value-type="string">
            <text:p>Der Mensch ist nicht Gefangener des Schicksals, sondern einzig und allein seines eigenen Geistes.- Franklin D. Roosevelt</text:p>
          </table:table-cell>
        </table:table-row>
        <table:table-row table:style-name="ro1">
          <table:table-cell office:value-type="string" calcext:value-type="string">
            <text:p>Das Leben eines Menschen ist, was seine Gedanken aus ihm machen.- Mark Aurel</text:p>
          </table:table-cell>
        </table:table-row>
        <table:table-row table:style-name="ro1">
          <table:table-cell office:value-type="string" calcext:value-type="string">
            <text:p>Fantasie ist die Gabe, unsichtbare Dinge zu sehen.- Jonathan Swift</text:p>
          </table:table-cell>
        </table:table-row>
        <table:table-row table:style-name="ro1">
          <table:table-cell office:value-type="string" calcext:value-type="string">
            <text:p>Der Gedanke ist alles. Der Gedanke ist der Anfang von allem. Und Gedanken lassen sich lenken. Daher ist das Wichtigste: die Arbeit an den Gedanken.- Tolstoi</text:p>
          </table:table-cell>
        </table:table-row>
        <table:table-row table:style-name="ro1">
          <table:table-cell office:value-type="string" calcext:value-type="string">
            <text:p>Der Hauptgrund dafür, warum die meisten Menschen nicht das bekommen, was sie wollen, ist der, dass sie gar nicht wissen, was sie wollen.- T. Harv Eker</text:p>
          </table:table-cell>
        </table:table-row>
        <table:table-row table:style-name="ro1">
          <table:table-cell office:value-type="string" calcext:value-type="string">
            <text:p>Du kannst nicht immer bekommen, was du willst. Aber wenn du es gelegentlich versuchst, bekommst du was du brauchst.- Mick Jagger</text:p>
          </table:table-cell>
        </table:table-row>
        <table:table-row table:style-name="ro1">
          <table:table-cell office:value-type="string" calcext:value-type="string">
            <text:p>Damit das Mögliche geschehe, muss immer wieder das Unmögliche versucht werden.- Hermann Hesse</text:p>
          </table:table-cell>
        </table:table-row>
        <table:table-row table:style-name="ro1">
          <table:table-cell office:value-type="string" calcext:value-type="string">
            <text:p>Wer sich zum Wurm macht, kann nachher nicht klagen, wenn er mit Füßen getreten wird.- Immanuel Kant</text:p>
          </table:table-cell>
        </table:table-row>
        <table:table-row table:style-name="ro1">
          <table:table-cell office:value-type="string" calcext:value-type="string">
            <text:p>Es ist besser, unvollkommene Entscheidungen durchzuführen, als beständig nach vollkommenen Entscheidungen zu suchen, die es niemals geben wird.- Charles de Gaulle</text:p>
          </table:table-cell>
        </table:table-row>
        <table:table-row table:style-name="ro1">
          <table:table-cell office:value-type="string" calcext:value-type="string">
            <text:p>Wer lange bedenkt, der wählt nicht immer das Beste.- J.W.v. Goethe</text:p>
          </table:table-cell>
        </table:table-row>
        <table:table-row table:style-name="ro1">
          <table:table-cell office:value-type="string" calcext:value-type="string">
            <text:p>Aus Niederlagen lernt man leicht. Schwieriger ist es, aus Siegen zu lernen.- Gustav Stresemann</text:p>
          </table:table-cell>
        </table:table-row>
        <table:table-row table:style-name="ro1">
          <table:table-cell office:value-type="string" calcext:value-type="string">
            <text:p>Nichts zeugt mehr von Dummheit, als immer wieder die gleichen Dinge zu machen und andere Ergebnisse zu erwarten.- Albert Einstein</text:p>
          </table:table-cell>
        </table:table-row>
        <table:table-row table:style-name="ro1">
          <table:table-cell office:value-type="string" calcext:value-type="string">
            <text:p>Leben ist Veränderung – wer sich nicht verändert, wird auch verlieren, was er bewahren möchte.- Gustav Heinemann</text:p>
          </table:table-cell>
        </table:table-row>
        <table:table-row table:style-name="ro1">
          <table:table-cell office:value-type="string" calcext:value-type="string">
            <text:p>Oft gehört mehr Mut dazu, seine Meinung zu ändern, als ihr treu zu bleiben.- Christian Friedrich Hebbel</text:p>
          </table:table-cell>
        </table:table-row>
        <table:table-row table:style-name="ro1">
          <table:table-cell office:value-type="string" calcext:value-type="string">
            <text:p>Wer nicht jeden Tag etwas für seine Gesundheit aufbringt, muss eines Tages viel Zeit für die Krankheit opfern.- Sebastian Kneipp</text:p>
          </table:table-cell>
        </table:table-row>
        <table:table-row table:style-name="ro1">
          <table:table-cell office:value-type="string" calcext:value-type="string">
            <text:p>Unser größter Ruhm liegt nicht darin, niemals zu fallen, sondern jedes Mal wieder aufzustehen, wenn wir gescheitert sind.- Konfuzius</text:p>
          </table:table-cell>
        </table:table-row>
        <table:table-row table:style-name="ro1">
          <table:table-cell office:value-type="string" calcext:value-type="string">
            <text:p>Gehe schlauer zu Bett, als du aufgewacht bist.- Charlie Munger</text:p>
          </table:table-cell>
        </table:table-row>
        <table:table-row table:style-name="ro1">
          <table:table-cell office:value-type="string" calcext:value-type="string">
            <text:p>Geh' nicht, wohin der Weg dich führt, sondern hinterlasse dort eine Spur, wo vorher gar kein Weg war.- Ralph Waldo Emerson</text:p>
          </table:table-cell>
        </table:table-row>
        <table:table-row table:style-name="ro1">
          <table:table-cell office:value-type="string" calcext:value-type="string">
            <text:p>Ein rollender Stein setzt kein Moos an.- Englisches Sprichwort</text:p>
          </table:table-cell>
        </table:table-row>
        <table:table-row table:style-name="ro1">
          <table:table-cell office:value-type="string" calcext:value-type="string">
            <text:p>Die Anzahl unserer Neider bestätigt unsere Fähigkeiten.- Oscar Wilde</text:p>
          </table:table-cell>
        </table:table-row>
        <table:table-row table:style-name="ro1">
          <table:table-cell office:value-type="string" calcext:value-type="string">
            <text:p>Jede lange Reise beginnt immer mit dem ersten Schritt.- Laotse</text:p>
          </table:table-cell>
        </table:table-row>
        <table:table-row table:style-name="ro1">
          <table:table-cell office:value-type="string" calcext:value-type="string">
            <text:p>Was in unserer Macht liegt zu tun, liegt in unserer Macht nicht zu tun.- Aristoteles</text:p>
          </table:table-cell>
        </table:table-row>
        <table:table-row table:style-name="ro1">
          <table:table-cell office:value-type="string" calcext:value-type="string">
            <text:p>Kein übler Drang des menschlichen Herzens ist so mächtig, als dass dieser nicht durch Disziplin gebändigt werden kann.- Seneca</text:p>
          </table:table-cell>
        </table:table-row>
        <table:table-row table:style-name="ro1">
          <table:table-cell office:value-type="string" calcext:value-type="string">
            <text:p>Beherrsche deinen Geist, oder dieser wird dich beherrschen.- Horatius</text:p>
          </table:table-cell>
        </table:table-row>
        <table:table-row table:style-name="ro1">
          <table:table-cell office:value-type="string" calcext:value-type="string">
            <text:p>Es gibt nur weniges, was einem Mann, welcher sich selbst besiegen kann, widersteht.- Ludwig der Große</text:p>
          </table:table-cell>
        </table:table-row>
        <table:table-row table:style-name="ro1">
          <table:table-cell office:value-type="string" calcext:value-type="string">
            <text:p>Die meisten Menschen würden eher sterben als denken. Und in der Tat: Sie tun es.- Bertrand Russell</text:p>
          </table:table-cell>
        </table:table-row>
        <table:table-row table:style-name="ro1">
          <table:table-cell office:value-type="string" calcext:value-type="string">
            <text:p>Sofern du dich nicht selbst eroberst, wirst du von deinem Selbst erobert.- Napoleon Hill</text:p>
          </table:table-cell>
        </table:table-row>
        <table:table-row table:style-name="ro1">
          <table:table-cell office:value-type="string" calcext:value-type="string">
            <text:p>Sofern wir uns nicht selbst disziplinieren, wird die Umwelt es für uns tun.- William Feather</text:p>
          </table:table-cell>
        </table:table-row>
        <table:table-row table:style-name="ro1">
          <table:table-cell office:value-type="string" calcext:value-type="string">
            <text:p>Ein Mann von Worten und nicht von Taten ist wie ein Gärtner ohne Spaten.- Englisches Sprichwort</text:p>
          </table:table-cell>
        </table:table-row>
        <table:table-row table:style-name="ro1">
          <table:table-cell office:value-type="string" calcext:value-type="string">
            <text:p>Es gibt keinen Erfolg, wo es keine Disziplin gibt.- Irisches Sprichwort</text:p>
          </table:table-cell>
        </table:table-row>
        <table:table-row table:style-name="ro1">
          <table:table-cell office:value-type="string" calcext:value-type="string">
            <text:p>Zuerst formen wir Gewohnheiten, dann formen diese uns.- Rob Gilbert</text:p>
          </table:table-cell>
        </table:table-row>
        <table:table-row table:style-name="ro1">
          <table:table-cell office:value-type="string" calcext:value-type="string">
            <text:p>Die einzige Disziplin, welche Bestand hat, ist Selbstdisziplin.- Bum Phillips</text:p>
          </table:table-cell>
        </table:table-row>
        <table:table-row table:style-name="ro1">
          <table:table-cell office:value-type="string" calcext:value-type="string">
            <text:p>Je disziplinierter man wird, desto einfacher wird das Leben.- Steve Pavlina</text:p>
          </table:table-cell>
        </table:table-row>
        <table:table-row table:style-name="ro1">
          <table:table-cell office:value-type="string" calcext:value-type="string">
            <text:p>Ein Leben ohne Disziplin ist wie ein Schiff ohne Ruder.- Ronie Mathew Thomas</text:p>
          </table:table-cell>
        </table:table-row>
        <table:table-row table:style-name="ro1">
          <table:table-cell office:value-type="string" calcext:value-type="string">
            <text:p>Wenn du denkst, Abenteuer sind gefährlich: Versuch's mal mit Routine. Die ist tödlich.- Paulo Coelho</text:p>
          </table:table-cell>
        </table:table-row>
        <table:table-row table:style-name="ro1">
          <table:table-cell office:value-type="string" calcext:value-type="string">
            <text:p>Im Haus des Glücks ist der Warteraum das größte Zimmer.- unbekannter Autor</text:p>
          </table:table-cell>
        </table:table-row>
        <table:table-row table:style-name="ro1">
          <table:table-cell office:value-type="string" calcext:value-type="string">
            <text:p>Nichts ändert sich, bis man sich selbst ändert. Und plötzlich ändert sich alles.- unbekannter Autor</text:p>
          </table:table-cell>
        </table:table-row>
        <table:table-row table:style-name="ro1">
          <table:table-cell office:value-type="string" calcext:value-type="string">
            <text:p>Sich Sorgen zu machen und Angst zu haben - das sind die größten Probleme der Menschheit.- Dale Carnegie</text:p>
          </table:table-cell>
        </table:table-row>
        <table:table-row table:style-name="ro1">
          <table:table-cell office:value-type="string" calcext:value-type="string">
            <text:p>Unser Hauptaufgabe ist nicht, zu sehen, was in vager Ferne liegt, sondern das zu tun, was das Nächstliegende ist.- Thomas Carlyle</text:p>
          </table:table-cell>
        </table:table-row>
        <table:table-row table:style-name="ro1">
          <table:table-cell office:value-type="string" calcext:value-type="string">
            <text:p>Der kluge Mann fängt jeden Tag wie neues Leben an.- Dale Carnegie</text:p>
          </table:table-cell>
        </table:table-row>
        <table:table-row table:style-name="ro1">
          <table:table-cell office:value-type="string" calcext:value-type="string">
            <text:p>Eine der tragischsten Eigenschaften der menschlichen Natur ist der Hang, das Leben aufzuschieben.- Dale Carnegie</text:p>
          </table:table-cell>
        </table:table-row>
        <table:table-row table:style-name="ro1">
          <table:table-cell office:value-type="string" calcext:value-type="string">
            <text:p>Das Leben muss gelebt werden, in jedem Augenblick des Tages und der Stunde.- Stephen Leacock</text:p>
          </table:table-cell>
        </table:table-row>
        <table:table-row table:style-name="ro1">
          <table:table-cell office:value-type="string" calcext:value-type="string">
            <text:p>Mein Leben war voll fürchterlichem Unglück, das meistens gar nicht passiert ist.- Montaigne</text:p>
          </table:table-cell>
        </table:table-row>
        <table:table-row table:style-name="ro1">
          <table:table-cell office:value-type="string" calcext:value-type="string">
            <text:p>Alles, was mit unseren persönlichen Wünschen übereinstimmt, erscheint uns als wahr. Alles andere macht uns wütend.- André Maurois</text:p>
          </table:table-cell>
        </table:table-row>
        <table:table-row table:style-name="ro1">
          <table:table-cell office:value-type="string" calcext:value-type="string">
            <text:p>Umstände allein machen uns nicht glücklich oder unglücklich. Es ist die Art der Reaktion darauf, die unsere Gefühle bestimmt.- Dale Carnegie</text:p>
          </table:table-cell>
        </table:table-row>
        <table:table-row table:style-name="ro1">
          <table:table-cell office:value-type="string" calcext:value-type="string">
            <text:p>Weise Menschen sitzen nicht tatenlos da und jammern über das Verlorene, sondern bemühen sich heiter, den Schaden wieder gut zu machen.- Shakespeare</text:p>
          </table:table-cell>
        </table:table-row>
        <table:table-row table:style-name="ro1">
          <table:table-cell office:value-type="string" calcext:value-type="string">
            <text:p>Sie sind nicht das, was Sie denken, das Sie sind, sondern Sie sind, was Sie denken.- Norman Vincent Peale</text:p>
          </table:table-cell>
        </table:table-row>
        <table:table-row table:style-name="ro1">
          <table:table-cell office:value-type="string" calcext:value-type="string">
            <text:p>Ein Mensch, der sich nicht ärgern kann, ist ein Dummkopf, ein Mensch, der sich nicht ärgern will, ein Weiser.- Dale Carnegie</text:p>
          </table:table-cell>
        </table:table-row>
        <table:table-row table:style-name="ro1">
          <table:table-cell office:value-type="string" calcext:value-type="string">
            <text:p>Heute ist das Morgen, über das wir uns gestern den Kopf zerbrachen.- unbekannter Autor</text:p>
          </table:table-cell>
        </table:table-row>
        <table:table-row table:style-name="ro1">
          <table:table-cell office:value-type="string" calcext:value-type="string">
            <text:p>Eine der Hauptursachen für Erfolg im Leben ist Begeisterung.-</text:p>
          </table:table-cell>
        </table:table-row>
        <table:table-row table:style-name="ro1">
          <table:table-cell office:value-type="string" calcext:value-type="string">
            <text:p>Unternehmertum bedeutet, einige Jahre Dinge zu tun, die andere nicht wollen, um den Rest des Lebens Dinge zu tun, die andere nicht können.- unbekannter Autor</text:p>
          </table:table-cell>
        </table:table-row>
        <table:table-row table:style-name="ro1">
          <table:table-cell office:value-type="string" calcext:value-type="string">
            <text:p>Wer nicht mit der Zeit geht, geht mit der Zeit.- unbekannter Autor</text:p>
          </table:table-cell>
        </table:table-row>
        <table:table-row table:style-name="ro1">
          <table:table-cell office:value-type="string" calcext:value-type="string">
            <text:p>Wer den Hafen nicht kennt, in den er segeln will, für den ist kein Wind der richtige.- Lucius Annaeus Seneca</text:p>
          </table:table-cell>
        </table:table-row>
        <table:table-row table:style-name="ro1">
          <table:table-cell office:value-type="string" calcext:value-type="string">
            <text:p>Unsere wahre Aufgabe ist es, glücklich zu sein.- Dalei Lama</text:p>
          </table:table-cell>
        </table:table-row>
        <table:table-row table:style-name="ro1">
          <table:table-cell office:value-type="string" calcext:value-type="string">
            <text:p>Jeder Tag ist auch stets ein neuer Anfang.- George Eliot</text:p>
          </table:table-cell>
        </table:table-row>
        <table:table-row table:style-name="ro1">
          <table:table-cell office:value-type="string" calcext:value-type="string">
            <text:p>Lernen ist wie Rudern gegen den Strom. Wer damit aufhört, treibt zurück.- Laozi</text:p>
          </table:table-cell>
        </table:table-row>
        <table:table-row table:style-name="ro1">
          <table:table-cell office:value-type="string" calcext:value-type="string">
            <text:p>Manchmal kann man nichts machen, außer weiter.- unbekannter Autor</text:p>
          </table:table-cell>
        </table:table-row>
        <table:table-row table:style-name="ro1">
          <table:table-cell office:value-type="string" calcext:value-type="string">
            <text:p>Aufwachen ist die beste Art, seine Träume wahr zu machen.- unbekannter Autor</text:p>
          </table:table-cell>
        </table:table-row>
        <table:table-row table:style-name="ro1">
          <table:table-cell office:value-type="string" calcext:value-type="string">
            <text:p>Es ist immer zu früh, um aufzugeben.- Norman Vincent Peale</text:p>
          </table:table-cell>
        </table:table-row>
        <table:table-row table:style-name="ro1">
          <table:table-cell office:value-type="string" calcext:value-type="string">
            <text:p>Eine Minute Erfolg entschädigt für jahrelanges Scheitern.- Robert Browning</text:p>
          </table:table-cell>
        </table:table-row>
        <table:table-row table:style-name="ro1">
          <table:table-cell office:value-type="string" calcext:value-type="string">
            <text:p>Erfolg ist eine Treppe, keine Tür.- unbekannter Autor</text:p>
          </table:table-cell>
        </table:table-row>
        <table:table-row table:style-name="ro1">
          <table:table-cell office:value-type="string" calcext:value-type="string">
            <text:p>Deine Zeit ist begrenzt. Vergeude sie nicht damit, das Leben anderer zu leben.- Steve Jobs</text:p>
          </table:table-cell>
        </table:table-row>
        <table:table-row table:style-name="ro1">
          <table:table-cell office:value-type="string" calcext:value-type="string">
            <text:p>Ich habe nie vom Erfolg geträumt, ich habe für ihn gearbeitet.- Jessica Hardy</text:p>
          </table:table-cell>
        </table:table-row>
        <table:table-row table:style-name="ro1">
          <table:table-cell office:value-type="string" calcext:value-type="string">
            <text:p>Der Wille gestaltet den Menschen. Zum Erfolg braucht er jedoch Mut und Ausdauer.- Bruce Lee</text:p>
          </table:table-cell>
        </table:table-row>
        <table:table-row table:style-name="ro1">
          <table:table-cell office:value-type="string" calcext:value-type="string">
            <text:p>Schmerz ist vergänglich. Erfolge bleiben für immer.- George Halas</text:p>
          </table:table-cell>
        </table:table-row>
        <table:table-row table:style-name="ro1">
          <table:table-cell office:value-type="string" calcext:value-type="string">
            <text:p>Wer nicht mehr will - als er kann, bleibt unter seinem Können.- A. Marcuse</text:p>
          </table:table-cell>
        </table:table-row>
        <table:table-row table:style-name="ro1">
          <table:table-cell office:value-type="string" calcext:value-type="string">
            <text:p>Warte nicht, bis das Unwetter im Leben vorüber zieht, sondern lerne, im Regen zu tanzen.- unbekannter Autor</text:p>
          </table:table-cell>
        </table:table-row>
        <table:table-row table:style-name="ro1">
          <table:table-cell office:value-type="string" calcext:value-type="string">
            <text:p>Erfolg besteht darin, dass man genau das kann, was im Moment gefragt ist.- Henry Ford</text:p>
          </table:table-cell>
        </table:table-row>
        <table:table-row table:style-name="ro1">
          <table:table-cell office:value-type="string" calcext:value-type="string">
            <text:p>Scheitern ist nicht das Gegenteil von Erfolg. Es ist ein Teil davon.- unbekannter Autor</text:p>
          </table:table-cell>
        </table:table-row>
        <table:table-row table:style-name="ro1">
          <table:table-cell office:value-type="string" calcext:value-type="string">
            <text:p>Du hast 3 Möglichkeiten im Leben: Aufgeben, Nachgeben oder alles geben.- unbekannter Autor</text:p>
          </table:table-cell>
        </table:table-row>
        <table:table-row table:style-name="ro1">
          <table:table-cell office:value-type="string" calcext:value-type="string">
            <text:p>Die Zukunft ist die Summe aller Möglichkeiten.- unbekannter Autor</text:p>
          </table:table-cell>
        </table:table-row>
        <table:table-row table:style-name="ro1">
          <table:table-cell office:value-type="string" calcext:value-type="string">
            <text:p>Das Leben besteht zu 10% aus dem, was uns passiert und zu 90% aus dem, wie wir darauf reagieren.- Dennis P. Kimbro</text:p>
          </table:table-cell>
        </table:table-row>
        <table:table-row table:style-name="ro1">
          <table:table-cell office:value-type="string" calcext:value-type="string">
            <text:p>Ein Ziel ohne Plan ist einfach nur ein Wunsch.- AntoAntoine de Saint-Exupéry</text:p>
          </table:table-cell>
        </table:table-row>
        <table:table-row table:style-name="ro1">
          <table:table-cell office:value-type="string" calcext:value-type="string">
            <text:p>Die wichtigsten Dinge im Leben sind keine Dinge- unbekannter Autor</text:p>
          </table:table-cell>
        </table:table-row>
        <table:table-row table:style-name="ro1">
          <table:table-cell office:value-type="string" calcext:value-type="string">
            <text:p>Das Leben ist kurz. Lache, so lange du noch Zähne hast.- unbekannter Autor</text:p>
          </table:table-cell>
        </table:table-row>
        <table:table-row table:style-name="ro1">
          <table:table-cell office:value-type="string" calcext:value-type="string">
            <text:p>Viele Menschen sterben mit 25, werden aber erst mit 75 begraben.- Benjamin Franklin</text:p>
          </table:table-cell>
        </table:table-row>
        <table:table-row table:style-name="ro1">
          <table:table-cell office:value-type="string" calcext:value-type="string">
            <text:p>Das Leben ist einfach, wir bestehen nur darauf, es kompliziert machen zu wollen.- Konfuzius</text:p>
          </table:table-cell>
        </table:table-row>
        <table:table-row table:style-name="ro1">
          <table:table-cell office:value-type="string" calcext:value-type="string">
            <text:p>Wenn alles gegen dich zu sein scheint, erinnere dich daran, dass das Flugzeug gegen den Wind abhebt, nicht mit ihm.- Henry Ford</text:p>
          </table:table-cell>
        </table:table-row>
        <table:table-row table:style-name="ro1">
          <table:table-cell office:value-type="string" calcext:value-type="string">
            <text:p>Wir kommen aus dem Nichts - wir gehen ins Nichts. Was haben wir zu verlieren? Nichts.- Monty Python</text:p>
          </table:table-cell>
        </table:table-row>
        <table:table-row table:style-name="ro1">
          <table:table-cell office:value-type="string" calcext:value-type="string">
            <text:p>Chancen multiplizieren sich, wenn man sie ergreift.- Sunzi</text:p>
          </table:table-cell>
        </table:table-row>
        <table:table-row table:style-name="ro1">
          <table:table-cell office:value-type="string" calcext:value-type="string">
            <text:p>Chancen gehen nie verloren. Die man selbst versäumt, nutzen andere.- unbekannter Autor</text:p>
          </table:table-cell>
        </table:table-row>
        <table:table-row table:style-name="ro1">
          <table:table-cell office:value-type="string" calcext:value-type="string">
            <text:p>Jeden Morgen werden neue Chancen geboren.- Prof. Dr. Quadbeck-Seeger</text:p>
          </table:table-cell>
        </table:table-row>
        <table:table-row table:style-name="ro1">
          <table:table-cell office:value-type="string" calcext:value-type="string">
            <text:p>Wer ins kalte Wasser springt, taucht ins Meer der Möglichkeiten.- finnische Redewendung</text:p>
          </table:table-cell>
        </table:table-row>
        <table:table-row table:style-name="ro1">
          <table:table-cell office:value-type="string" calcext:value-type="string">
            <text:p>Das Glück ist auf der Seite der Mutigen.- unbekannter Autor</text:p>
          </table:table-cell>
        </table:table-row>
        <table:table-row table:style-name="ro1">
          <table:table-cell office:value-type="string" calcext:value-type="string">
            <text:p>Die höchste Form des Glücks ist ein Leben mit einem gewissen Grad an Verrücktheit.- Erasmus von Rotterdam</text:p>
          </table:table-cell>
        </table:table-row>
        <table:table-row table:style-name="ro1">
          <table:table-cell office:value-type="string" calcext:value-type="string">
            <text:p>Glück ist kein Geschenk der Götter, sondern die Frucht innerer Einstellung.- Erich Fromm</text:p>
          </table:table-cell>
        </table:table-row>
        <table:table-row table:style-name="ro1">
          <table:table-cell office:value-type="string" calcext:value-type="string">
            <text:p>Man will nicht nur glücklich sein, sondern glücklicher als die anderen. Und das ist deshalb so schwer, weil wir die anderen für glücklicher halten, als sie sind.- Charles-Louis de Montesquieu</text:p>
          </table:table-cell>
        </table:table-row>
        <table:table-row table:style-name="ro1">
          <table:table-cell office:value-type="string" calcext:value-type="string">
            <text:p>Nicht den Tod sollte man fürchten, sondern dass man nie beginnen wird, zu leben.- Marcus Aurelius</text:p>
          </table:table-cell>
        </table:table-row>
        <table:table-row table:style-name="ro1">
          <table:table-cell office:value-type="string" calcext:value-type="string">
            <text:p>Es ist besser, zu genießen und zu bereuen, als zu bereuen, dass man nicht genossen hat.- Giovanni Boccaccio</text:p>
          </table:table-cell>
        </table:table-row>
        <table:table-row table:style-name="ro1">
          <table:table-cell office:value-type="string" calcext:value-type="string">
            <text:p>Die größte Entscheidung deines Lebens liegt darin, dass du dein Leben ändern kannst, indem du deine Geisteshaltung änderst.- Albert Schweitzer</text:p>
          </table:table-cell>
        </table:table-row>
        <table:table-row table:style-name="ro1">
          <table:table-cell office:value-type="string" calcext:value-type="string">
            <text:p>Mein Vater gab mir den besten Rat meines Lebens. Er sagte: Was du auch tust, auf keinen Fall darfst du mit 65 aufwachen und darüber nachdenken, was du versäumt hast.- George Clooney</text:p>
          </table:table-cell>
        </table:table-row>
        <table:table-row table:style-name="ro1">
          <table:table-cell office:value-type="string" calcext:value-type="string">
            <text:p>Alle Lebewesen außer den Menschen wissen, dass der Hauptzweck des Lebens darin besteht, es zu genießen.- Samuel Butler</text:p>
          </table:table-cell>
        </table:table-row>
        <table:table-row table:style-name="ro1">
          <table:table-cell office:value-type="string" calcext:value-type="string">
            <text:p>Die Zukunft gehört denen, die an die Wahrhaftigkeit ihrer Träume glauben.- Eleanor Roosevelt</text:p>
          </table:table-cell>
        </table:table-row>
        <table:table-row table:style-name="ro1">
          <table:table-cell office:value-type="string" calcext:value-type="string">
            <text:p>Geh nicht immer auf dem vorgezeichneten Weg, der nur dahin führt, wo andere bereits gegangen sind.- Alexander Graham Bell</text:p>
          </table:table-cell>
        </table:table-row>
        <table:table-row table:style-name="ro1">
          <table:table-cell office:value-type="string" calcext:value-type="string">
            <text:p>Wer sich nachts zu lange mit den Problemen von morgen beschäftigt, ist am nächsten Tag zu müde, sie zu lösen.- Rainer Haak</text:p>
          </table:table-cell>
        </table:table-row>
        <table:table-row table:style-name="ro1">
          <table:table-cell office:value-type="string" calcext:value-type="string">
            <text:p>Was nennen die Menschen am liebsten dumm? Das Gescheite, das sie nicht verstehen.- Marie von Ebner-Eschenbach</text:p>
          </table:table-cell>
        </table:table-row>
        <table:table-row table:style-name="ro1">
          <table:table-cell office:value-type="string" calcext:value-type="string">
            <text:p>Der Optimist hat nicht weniger oft unrecht als der Pessimist, aber er lebt froher.- Charlie Rivel</text:p>
          </table:table-cell>
        </table:table-row>
        <table:table-row table:style-name="ro1">
          <table:table-cell office:value-type="string" calcext:value-type="string">
            <text:p>Auf die Arbeit schimpft man nur solange, bis man keine mehr hat.- Sinclair Lewis</text:p>
          </table:table-cell>
        </table:table-row>
        <table:table-row table:style-name="ro1">
          <table:table-cell office:value-type="string" calcext:value-type="string">
            <text:p>Wirklich reich ist der, der mehr Träume in seiner Seele hat, als die Wirklichkeit zerstören kann.- Hans Kruppa</text:p>
          </table:table-cell>
        </table:table-row>
        <table:table-row table:style-name="ro1">
          <table:table-cell office:value-type="string" calcext:value-type="string">
            <text:p>Die Kunst ist, einmal mehr aufzustehen, als man umgeworfen wird.- Winston Churchill</text:p>
          </table:table-cell>
        </table:table-row>
        <table:table-row table:style-name="ro1">
          <table:table-cell office:value-type="string" calcext:value-type="string">
            <text:p>Ein voller Terminkalender ist noch lange kein erfülltes Leben.- Kurt Tucholsky</text:p>
          </table:table-cell>
        </table:table-row>
        <table:table-row table:style-name="ro1">
          <table:table-cell office:value-type="string" calcext:value-type="string">
            <text:p>Inmitten von Schwierigkeiten liegen oft Möglichkeiten.- Albert Einstein</text:p>
          </table:table-cell>
        </table:table-row>
        <table:table-row table:style-name="ro1">
          <table:table-cell office:value-type="string" calcext:value-type="string">
            <text:p>Wer lachen kann, dort wo er hätte heulen können, bekommt wieder Lust am Leben.- Werner Finck</text:p>
          </table:table-cell>
        </table:table-row>
        <table:table-row table:style-name="ro1">
          <table:table-cell office:value-type="string" calcext:value-type="string">
            <text:p>Man muss sein Leben aus dem Holz schnitzen, das man zur Verfügung hat.- Theodor Storm</text:p>
          </table:table-cell>
        </table:table-row>
        <table:table-row table:style-name="ro1">
          <table:table-cell office:value-type="string" calcext:value-type="string">
            <text:p>Jeder würde sein eigenes Leben gleich viel schöner finden, wenn er aufhörte, es mit dem Leben der Leute von nebenan zu vergleichen.- Henry Fonda</text:p>
          </table:table-cell>
        </table:table-row>
        <table:table-row table:style-name="ro1">
          <table:table-cell office:value-type="string" calcext:value-type="string">
            <text:p>Auf jedes Leben muss etwas Regen fallen. Manche Tage müssen dunkel und trübe sein.- Henry Wadsworth Longfellow</text:p>
          </table:table-cell>
        </table:table-row>
        <table:table-row table:style-name="ro1">
          <table:table-cell office:value-type="string" calcext:value-type="string">
            <text:p>Das Leben ist bezaubernd, man muss es nur durch die richtige Brille sehen.- Alexandre Dumas</text:p>
          </table:table-cell>
        </table:table-row>
        <table:table-row table:style-name="ro1">
          <table:table-cell office:value-type="string" calcext:value-type="string">
            <text:p>Wer sein Leben so einrichtet, dass er niemals auf die Schnauze fallen kann, der kann nur auf dem Bauch kriechen.- Heinz Riesenhuber</text:p>
          </table:table-cell>
        </table:table-row>
        <table:table-row table:style-name="ro1">
          <table:table-cell office:value-type="string" calcext:value-type="string">
            <text:p>Wem das Leben keine Lasten auflädt, dem wird es selbst zur Last.- Peter Sirius</text:p>
          </table:table-cell>
        </table:table-row>
        <table:table-row table:style-name="ro1">
          <table:table-cell office:value-type="string" calcext:value-type="string">
            <text:p>Es genügt nicht, mit beiden Beinen im Leben zu stehen. Man muss sie auch in Bewegung setzen.- Lothar Schmidt</text:p>
          </table:table-cell>
        </table:table-row>
        <table:table-row table:style-name="ro1">
          <table:table-cell office:value-type="string" calcext:value-type="string">
            <text:p>Die meisten Menschen planen ihr eigenes Leben schlechter als einen vierzehntägigen Urlaub.- Nikolaus B. Enkelmann</text:p>
          </table:table-cell>
        </table:table-row>
        <table:table-row table:style-name="ro1">
          <table:table-cell office:value-type="string" calcext:value-type="string">
            <text:p>Wir leben alle unter dem gleichen Himmel, aber wir haben nicht alle den gleichen Horizont.- Konrad Adenauer</text:p>
          </table:table-cell>
        </table:table-row>
        <table:table-row table:style-name="ro1">
          <table:table-cell office:value-type="string" calcext:value-type="string">
            <text:p>Leben heißt sich verändern. Vollkommen sein heißt, sich oft verändert zu haben.- John Henry Newman</text:p>
          </table:table-cell>
        </table:table-row>
        <table:table-row table:style-name="ro1">
          <table:table-cell office:value-type="string" calcext:value-type="string">
            <text:p>Wer das Leben nicht schätzt, der verdient es nicht.- Leonardo Da Vinci</text:p>
          </table:table-cell>
        </table:table-row>
        <table:table-row table:style-name="ro1">
          <table:table-cell office:value-type="string" calcext:value-type="string">
            <text:p>Lerne, dass Siege wie Niederlagen zum Leben eines jeden gehören – außer zum Leben der Feiglinge.- Paulo Coelho</text:p>
          </table:table-cell>
        </table:table-row>
        <table:table-row table:style-name="ro1">
          <table:table-cell office:value-type="string" calcext:value-type="string">
            <text:p>Es gibt Menschen, die nicht leben, sondern gelebt werden.- Karl May</text:p>
          </table:table-cell>
        </table:table-row>
        <table:table-row table:style-name="ro1">
          <table:table-cell office:value-type="string" calcext:value-type="string">
            <text:p>Das Leben besteht zu 95% aus Gewohnheit und zu 5% aus Überraschungen.- Jules Romains</text:p>
          </table:table-cell>
        </table:table-row>
        <table:table-row table:style-name="ro1">
          <table:table-cell office:value-type="string" calcext:value-type="string">
            <text:p>Nur durch Mut kann man sein Leben in Ordnung bringen.- Pierre Corneille</text:p>
          </table:table-cell>
        </table:table-row>
        <table:table-row table:style-name="ro1">
          <table:table-cell office:value-type="string" calcext:value-type="string">
            <text:p>Ich bin der erfolgreichste Mann, dem ich je begegnet bin.- Hugh Hefner</text:p>
          </table:table-cell>
        </table:table-row>
        <table:table-row table:style-name="ro1">
          <table:table-cell office:value-type="string" calcext:value-type="string">
            <text:p>Dein Erfolg enthält immer etwas, das selbst deinen besten Freunden mißfällt.- Oscar Wilde</text:p>
          </table:table-cell>
        </table:table-row>
        <table:table-row table:style-name="ro1">
          <table:table-cell office:value-type="string" calcext:value-type="string">
            <text:p>Entweder man fliegt mit den Adlern, oder man scharrt mit den Hühnern.- Robert Halver</text:p>
          </table:table-cell>
        </table:table-row>
        <table:table-row table:style-name="ro1">
          <table:table-cell office:value-type="string" calcext:value-type="string">
            <text:p>Es ist nie zu spät so zu sein, wie man gerne gewesen wäre.- G. Eliot</text:p>
          </table:table-cell>
        </table:table-row>
        <table:table-row table:style-name="ro1">
          <table:table-cell office:value-type="string" calcext:value-type="string">
            <text:p>Das Leben wirft uns ständig Bälle zu. Wir können ihnen ausweichen, sie fangen oder von ihnen getroffen werden.- Buddhistische Weisheit</text:p>
          </table:table-cell>
        </table:table-row>
        <table:table-row table:style-name="ro1">
          <table:table-cell office:value-type="string" calcext:value-type="string">
            <text:p>Alle Menschen sind klug. Die einen vorher, die anderen hinterher.- Voltaire</text:p>
          </table:table-cell>
        </table:table-row>
        <table:table-row table:style-name="ro1">
          <table:table-cell office:value-type="string" calcext:value-type="string">
            <text:p>Wir sind nicht nur verantwortlich, für das was wir tun, sondern auch für das, was wir nicht tun.- Moliere</text:p>
          </table:table-cell>
        </table:table-row>
        <table:table-row table:style-name="ro1">
          <table:table-cell office:value-type="string" calcext:value-type="string">
            <text:p>Der beste Weg, die Zukunft vorauszusagen, ist, sie zu gestalten.- Willy Brandt</text:p>
          </table:table-cell>
        </table:table-row>
        <table:table-row table:style-name="ro1">
          <table:table-cell office:value-type="string" calcext:value-type="string">
            <text:p>Es ist besser, unvollkommen anzupacken, als perfekt zu zögern.- Thomas Edison</text:p>
          </table:table-cell>
        </table:table-row>
        <table:table-row table:style-name="ro1">
          <table:table-cell office:value-type="string" calcext:value-type="string">
            <text:p>Alles Große in der Welt passiert nur, weil einer mehr tut, als er muss.- Albert Einstein</text:p>
          </table:table-cell>
        </table:table-row>
        <table:table-row table:style-name="ro1">
          <table:table-cell office:value-type="string" calcext:value-type="string">
            <text:p>Es ist nicht zu wenig Zeit, die wir haben, sondern es ist zu viel Zeit, die wir nicht nutzen.- Lucius Annaeus Seneca</text:p>
          </table:table-cell>
        </table:table-row>
        <table:table-row table:style-name="ro1">
          <table:table-cell office:value-type="string" calcext:value-type="string">
            <text:p>Wer seine Schweißtropfen zählt, wird nie Geld zählen.- Friedrich Hebbel</text:p>
          </table:table-cell>
        </table:table-row>
        <table:table-row table:style-name="ro1">
          <table:table-cell office:value-type="string" calcext:value-type="string">
            <text:p>Alles, was du dir vorstellen kannst, ist real.- Picasso</text:p>
          </table:table-cell>
        </table:table-row>
        <table:table-row table:style-name="ro1">
          <table:table-cell office:value-type="string" calcext:value-type="string">
            <text:p>Ideen sind der Anfang aller Vermögen.- Napoleon Hill</text:p>
          </table:table-cell>
        </table:table-row>
        <table:table-row table:style-name="ro1">
          <table:table-cell office:value-type="string" calcext:value-type="string">
            <text:p>Wenn du nicht weißt, wohin du gehst, landest du wahrscheinlich am Ende woanders.- The Peter Principle</text:p>
          </table:table-cell>
        </table:table-row>
        <table:table-row table:style-name="ro1">
          <table:table-cell office:value-type="string" calcext:value-type="string">
            <text:p>Erfolglosigkeit bedeutet nicht, dass Du ein Versager bist. Es bedeutet, dass Du bis jetzt noch keinen Erfolg hattest.- Robert H. Schuller</text:p>
          </table:table-cell>
        </table:table-row>
        <table:table-row table:style-name="ro1">
          <table:table-cell office:value-type="string" calcext:value-type="string">
            <text:p>Genie ist unendliche Geduld.- Michelangelo</text:p>
          </table:table-cell>
        </table:table-row>
        <table:table-row table:style-name="ro1">
          <table:table-cell office:value-type="string" calcext:value-type="string">
            <text:p>Der, der Geduld hat, kann bekommen, was er will.- Benjamin Franklin</text:p>
          </table:table-cell>
        </table:table-row>
        <table:table-row table:style-name="ro1">
          <table:table-cell office:value-type="string" calcext:value-type="string">
            <text:p>Geduld ist bitter, aber ihre Früchte sind süß.- Jean-Jacques Rousseau</text:p>
          </table:table-cell>
        </table:table-row>
        <table:table-row table:style-name="ro1">
          <table:table-cell office:value-type="string" calcext:value-type="string">
            <text:p>Wissen ist Macht.- Sir Francis Bacon</text:p>
          </table:table-cell>
        </table:table-row>
        <table:table-row table:style-name="ro1">
          <table:table-cell office:value-type="string" calcext:value-type="string">
            <text:p>Wenn alles unter Kontrolle scheint, bewegst du dich einfach nicht schnell genug.- Mario Andretti</text:p>
          </table:table-cell>
        </table:table-row>
        <table:table-row table:style-name="ro1">
          <table:table-cell office:value-type="string" calcext:value-type="string">
            <text:p>Ändere deine Gedanken und du veränderst deine Welt.- Norman Vincent Peale</text:p>
          </table:table-cell>
        </table:table-row>
        <table:table-row table:style-name="ro1">
          <table:table-cell office:value-type="string" calcext:value-type="string">
            <text:p>Der bequemste Weg geht immer bergab.- Jochen Simbrig</text:p>
          </table:table-cell>
        </table:table-row>
        <table:table-row table:style-name="ro1">
          <table:table-cell office:value-type="string" calcext:value-type="string">
            <text:p>Nichts muß so sein, nur weil es immer so gewesen ist.- unbekannter Autor</text:p>
          </table:table-cell>
        </table:table-row>
        <table:table-row table:style-name="ro1">
          <table:table-cell office:value-type="string" calcext:value-type="string">
            <text:p>Unser größter Feind ist die Langeweile.- Voltaire</text:p>
          </table:table-cell>
        </table:table-row>
        <table:table-row table:style-name="ro1">
          <table:table-cell office:value-type="string" calcext:value-type="string">
            <text:p>Wenn du die Absicht hast, dich zu erneuern, tu es jeden Tag.- Konfuzius</text:p>
          </table:table-cell>
        </table:table-row>
        <table:table-row table:style-name="ro1">
          <table:table-cell office:value-type="string" calcext:value-type="string">
            <text:p>Die Welt besteht aus denen, die etwas in Gang setzen, denen, die zusehen, wie etwas geschieht, und denen, die fragen, was geschehen ist.- Augustine</text:p>
          </table:table-cell>
        </table:table-row>
        <table:table-row table:style-name="ro1">
          <table:table-cell office:value-type="string" calcext:value-type="string">
            <text:p>Es gibt mehr Leute, die kapitulieren, als solche, die scheitern.- Henry Ford</text:p>
          </table:table-cell>
        </table:table-row>
        <table:table-row table:style-name="ro1">
          <table:table-cell office:value-type="string" calcext:value-type="string">
            <text:p>Handeln ist der grundlegende Schlüssel zum Erfolg.- Pablo Picasso</text:p>
          </table:table-cell>
        </table:table-row>
        <table:table-row table:style-name="ro1">
          <table:table-cell office:value-type="string" calcext:value-type="string">
            <text:p>Erfolg ist einfach erklärt: Tue das Richtige auf die richtige Weise zur richtigen Zeit.- Arnold H. Glasgow</text:p>
          </table:table-cell>
        </table:table-row>
        <table:table-row table:style-name="ro1">
          <table:table-cell office:value-type="string" calcext:value-type="string">
            <text:p>Im Leben erfolgreich zu sein erfordert zwei Dinge: Ignoranz und Vertrauen- Mark Twain</text:p>
          </table:table-cell>
        </table:table-row>
        <table:table-row table:style-name="ro1">
          <table:table-cell office:value-type="string" calcext:value-type="string">
            <text:p>Erfolg haben für gewöhnlich diejenigen, die zu beschäftigt sind, um darauf zu warten.- Henry David Thoreau</text:p>
          </table:table-cell>
        </table:table-row>
        <table:table-row table:style-name="ro1">
          <table:table-cell office:value-type="string" calcext:value-type="string">
            <text:p>Erfolg meint, wie hoch du springst, nachdem du auf dem Boden aufgeschlagen bist.- George S. Patton</text:p>
          </table:table-cell>
        </table:table-row>
        <table:table-row table:style-name="ro1">
          <table:table-cell office:value-type="string" calcext:value-type="string">
            <text:p>Probleme sind Chancen in neuem Gewand.- Hermann Scherer</text:p>
          </table:table-cell>
        </table:table-row>
        <table:table-row table:style-name="ro1">
          <table:table-cell office:value-type="string" calcext:value-type="string">
            <text:p>So lange du glaubst, dass an allem immer die anderen schuld sind, wirst du leiden.- Dalai Lama</text:p>
          </table:table-cell>
        </table:table-row>
        <table:table-row table:style-name="ro1">
          <table:table-cell office:value-type="string" calcext:value-type="string">
            <text:p>Wer selbst kein Ziel hat, arbeitet automatisch für die Ziele anderer.- unbekannter Autor</text:p>
          </table:table-cell>
        </table:table-row>
        <table:table-row table:style-name="ro1">
          <table:table-cell office:value-type="string" calcext:value-type="string">
            <text:p>Zu den Quellen gelangt man gegen den Strom.- Stanislaw Jerzy Lec</text:p>
          </table:table-cell>
        </table:table-row>
        <table:table-row table:style-name="ro1">
          <table:table-cell office:value-type="string" calcext:value-type="string">
            <text:p>Zu allem großen ist der erste Schritt Mut.- J.W.v. Goethe</text:p>
          </table:table-cell>
        </table:table-row>
        <table:table-row table:style-name="ro1">
          <table:table-cell office:value-type="string" calcext:value-type="string">
            <text:p>Wer nicht Teil der Lösung ist, ist Teil des Problems.- Michael Gorbatschow</text:p>
          </table:table-cell>
        </table:table-row>
        <table:table-row table:style-name="ro1">
          <table:table-cell office:value-type="string" calcext:value-type="string">
            <text:p>Wer all seine Ziele erreicht hat, hat sie sich als zu niedrig ausgewählt.- Herbert von Karajan</text:p>
          </table:table-cell>
        </table:table-row>
        <table:table-row table:style-name="ro1">
          <table:table-cell office:value-type="string" calcext:value-type="string">
            <text:p>Wenn man in die falsche Richtung läuft, hat es keinen Zweck, das Tempo zu erhöhen.- Birgit Breuel</text:p>
          </table:table-cell>
        </table:table-row>
        <table:table-row table:style-name="ro1">
          <table:table-cell office:value-type="string" calcext:value-type="string">
            <text:p>Wenn du nichts veränderst, wird sich auch nichts verändern!- Sparky Anderson</text:p>
          </table:table-cell>
        </table:table-row>
        <table:table-row table:style-name="ro1">
          <table:table-cell office:value-type="string" calcext:value-type="string">
            <text:p>Nirgendwo ist der, der überall ist.- Lucius Annaeus Seneca</text:p>
          </table:table-cell>
        </table:table-row>
        <table:table-row table:style-name="ro1">
          <table:table-cell office:value-type="string" calcext:value-type="string">
            <text:p>Pass deine Träume nicht der Realität an, sondern deinen Glauben und dein Vertrauen an deine Träume.-</text:p>
          </table:table-cell>
        </table:table-row>
        <table:table-row table:style-name="ro1">
          <table:table-cell office:value-type="string" calcext:value-type="string">
            <text:p>Wir müssen die Dunkelheit durchqueren, um zum Licht zu finden.- Albert Pike</text:p>
          </table:table-cell>
        </table:table-row>
        <table:table-row table:style-name="ro1">
          <table:table-cell office:value-type="string" calcext:value-type="string">
            <text:p>Manchmal müssen wir ordentlich hinfallen, um zu merken, wo wir standen.- Hayley Williams</text:p>
          </table:table-cell>
        </table:table-row>
        <table:table-row table:style-name="ro1">
          <table:table-cell office:value-type="string" calcext:value-type="string">
            <text:p>Der Weg zum Erfolg ist aufzuhören zu reden und stattdessen zu machen.- Walt Disney</text:p>
          </table:table-cell>
        </table:table-row>
        <table:table-row table:style-name="ro1">
          <table:table-cell office:value-type="string" calcext:value-type="string">
            <text:p>Wer mit Hühnern rumhängt, wird stets nur gackern. Wer mit Adlern rumhängt, der wird fliegen.- Steve Maraboli</text:p>
          </table:table-cell>
        </table:table-row>
        <table:table-row table:style-name="ro1">
          <table:table-cell office:value-type="string" calcext:value-type="string">
            <text:p>Erfolgreiche Leute haben kleine Fernseher und volle Bücherregale, Erfolglose haben große Fernseher und leere Bücherregale.- Zig Ziglar</text:p>
          </table:table-cell>
        </table:table-row>
        <table:table-row table:style-name="ro1">
          <table:table-cell office:value-type="string" calcext:value-type="string">
            <text:p>Um erfolgreich zu werden braucht es Freunde. Um sehr erfolgreich zu werden braucht es Feinde.- Sidney Sheldon</text:p>
          </table:table-cell>
        </table:table-row>
        <table:table-row table:style-name="ro1">
          <table:table-cell office:value-type="string" calcext:value-type="string">
            <text:p>Die holprigsten Straßen führen oft nach oben.- Christina Aguilera</text:p>
          </table:table-cell>
        </table:table-row>
        <table:table-row table:style-name="ro1">
          <table:table-cell office:value-type="string" calcext:value-type="string">
            <text:p>Wünsch dir nicht, dass es leichter wird. Wünsch dir, dass du besser wirst.- Jim Rohn</text:p>
          </table:table-cell>
        </table:table-row>
        <table:table-row table:style-name="ro1">
          <table:table-cell office:value-type="string" calcext:value-type="string">
            <text:p>Der sicherste Weg, deine Träume wahr werden zu lassen, ist sie zu leben.- Roy T. Bennett</text:p>
          </table:table-cell>
        </table:table-row>
        <table:table-row table:style-name="ro1">
          <table:table-cell office:value-type="string" calcext:value-type="string">
            <text:p>Vielleicht wirft dir das Leben ja Zitronen zu, weil du die beste Limonade machst...- King James Gadsden</text:p>
          </table:table-cell>
        </table:table-row>
        <table:table-row table:style-name="ro1">
          <table:table-cell office:value-type="string" calcext:value-type="string">
            <text:p>Lern aus deiner Vergangenheit, aber leb nicht in ihr.- Steve Maraboli</text:p>
          </table:table-cell>
        </table:table-row>
        <table:table-row table:style-name="ro1">
          <table:table-cell office:value-type="string" calcext:value-type="string">
            <text:p>Machen ist wie wollen, nur krasser.- unbekannter Autor</text:p>
          </table:table-cell>
        </table:table-row>
        <table:table-row table:style-name="ro1">
          <table:table-cell office:value-type="string" calcext:value-type="string">
            <text:p>Nimm das Leben nicht zu ernst. Du kommst ohnehin nicht lebend da raus.- Elbert Hubbard</text:p>
          </table:table-cell>
        </table:table-row>
        <table:table-row table:style-name="ro1">
          <table:table-cell office:value-type="string" calcext:value-type="string">
            <text:p>Versuche nicht ein Mann des Erfolgs zu werden. Versuche ein Mann der Wahl zu werden.- Albert Einstein</text:p>
          </table:table-cell>
        </table:table-row>
        <table:table-row table:style-name="ro1">
          <table:table-cell office:value-type="string" calcext:value-type="string">
            <text:p>Das Leben lässt sich in drei Worten zusammenfassen: Es geht weiter.- Robert Frost</text:p>
          </table:table-cell>
        </table:table-row>
        <table:table-row table:style-name="ro1">
          <table:table-cell office:value-type="string" calcext:value-type="string">
            <text:p>Der Mann, der den Berg abtrug, war derselbe, der anfing, kleine Steine wegzutragen.- Konfuzius</text:p>
          </table:table-cell>
        </table:table-row>
        <table:table-row table:style-name="ro1">
          <table:table-cell office:value-type="string" calcext:value-type="string">
            <text:p>Wer zu sich selbst finden will, darf andere nicht nach dem Weg fragen.- Paul Watzlawick</text:p>
          </table:table-cell>
        </table:table-row>
        <table:table-row table:style-name="ro1">
          <table:table-cell office:value-type="string" calcext:value-type="string">
            <text:p>Wer den Hafen nicht kennt, in den er segeln will, für den ist kein Wind ein günstiger- Seneca</text:p>
          </table:table-cell>
        </table:table-row>
        <table:table-row table:style-name="ro1">
          <table:table-cell office:value-type="string" calcext:value-type="string">
            <text:p>Der einzige Mist, auf dem nichts wächst, ist der Pessimist.- Theodor Heuss</text:p>
          </table:table-cell>
        </table:table-row>
        <table:table-row table:style-name="ro1">
          <table:table-cell office:value-type="string" calcext:value-type="string">
            <text:p>Man wird nicht dadurch besser, dass man andere schlecht macht.- Heinrich Nordhoff</text:p>
          </table:table-cell>
        </table:table-row>
        <table:table-row table:style-name="ro1">
          <table:table-cell office:value-type="string" calcext:value-type="string">
            <text:p>Je lockerer die Schraube, umso mehr Spiel hat das Leben- unbekannter Autor</text:p>
          </table:table-cell>
        </table:table-row>
        <table:table-row table:style-name="ro1">
          <table:table-cell office:value-type="string" calcext:value-type="string">
            <text:p>Man weiß nie, vor welchem größeren Unglück einen das Pech bewahrt hat.- C. McCarthy</text:p>
          </table:table-cell>
        </table:table-row>
        <table:table-row table:style-name="ro1">
          <table:table-cell office:value-type="string" calcext:value-type="string">
            <text:p>Von allen Worten, geschrieben oder gelesen, sind die traurigsten die: was wäre gewesen....- John G. Whittier</text:p>
          </table:table-cell>
        </table:table-row>
        <table:table-row table:style-name="ro1">
          <table:table-cell office:value-type="string" calcext:value-type="string">
            <text:p>Wer die Welt nicht mehr begreift, wird manipulierbar.- Jean Pütz</text:p>
          </table:table-cell>
        </table:table-row>
        <table:table-row table:style-name="ro1">
          <table:table-cell office:value-type="string" calcext:value-type="string">
            <text:p>Sei stärker als deine stärkste Ausrede- unbekannter Autor</text:p>
          </table:table-cell>
        </table:table-row>
        <table:table-row table:style-name="ro1">
          <table:table-cell office:value-type="string" calcext:value-type="string">
            <text:p>Gib' alles, nur nicht auf!- unbekannter Autor</text:p>
          </table:table-cell>
        </table:table-row>
        <table:table-row table:style-name="ro1">
          <table:table-cell office:value-type="string" calcext:value-type="string">
            <text:p>Was dich nicht herausfordert, ändert dich auch nicht.- Fred Devito</text:p>
          </table:table-cell>
        </table:table-row>
        <table:table-row table:style-name="ro1">
          <table:table-cell office:value-type="string" calcext:value-type="string">
            <text:p>Ein Optimist findet immer einen Weg, ein Pessimist immer eine Sackgasse.- unbekannter Autor</text:p>
          </table:table-cell>
        </table:table-row>
        <table:table-row table:style-name="ro1">
          <table:table-cell office:value-type="string" calcext:value-type="string">
            <text:p>Begeisterung ist der Motor, Zweifel ist die Bremse- unbekannter Autor</text:p>
          </table:table-cell>
        </table:table-row>
        <table:table-row table:style-name="ro1">
          <table:table-cell office:value-type="string" calcext:value-type="string">
            <text:p>Wer heute nichts tut, lebt morgen wie gestern.- unbekannter Autor</text:p>
          </table:table-cell>
        </table:table-row>
        <table:table-row table:style-name="ro1">
          <table:table-cell office:value-type="string" calcext:value-type="string">
            <text:p>Das Einzige, was zwischen dir und deinem Erfolg steht, sind die Ausreden, mit denen du dich ablenkst.- unbekannter Autor</text:p>
          </table:table-cell>
        </table:table-row>
        <table:table-row table:style-name="ro1">
          <table:table-cell office:value-type="string" calcext:value-type="string">
            <text:p>Wie langsam du auch läufst: Du schlägst alle, die zu Hause bleiben.- unbekannter Autor</text:p>
          </table:table-cell>
        </table:table-row>
        <table:table-row table:style-name="ro1">
          <table:table-cell office:value-type="string" calcext:value-type="string">
            <text:p>Es gibt viele Wege zum Glück. Einer davon ist aufhören zu jammern.- Albert Einstein</text:p>
          </table:table-cell>
        </table:table-row>
        <table:table-row table:style-name="ro1">
          <table:table-cell office:value-type="string" calcext:value-type="string">
            <text:p>Menschen, die verrückt genug sind zu denken, sie könnten die Welt verändern, sind diejenigen, die es auch tun. - Steve Jobs</text:p>
          </table:table-cell>
        </table:table-row>
        <table:table-row table:style-name="ro1">
          <table:table-cell office:value-type="string" calcext:value-type="string">
            <text:p>Es ist leichter, Probleme zu lösen, als mit ihnen zu leben.- unbekannter Autor</text:p>
          </table:table-cell>
        </table:table-row>
        <table:table-row table:style-name="ro1">
          <table:table-cell office:value-type="string" calcext:value-type="string">
            <text:p>Es ist nicht schlimm in die falsche Richtung gegangen zu sein, man muss nur den Mut haben umzudrehen!- unbekannter Autor</text:p>
          </table:table-cell>
        </table:table-row>
        <table:table-row table:style-name="ro1">
          <table:table-cell office:value-type="string" calcext:value-type="string">
            <text:p>Das Leben meistert man lächelnd oder gar nicht.- chinesische Weisheit</text:p>
          </table:table-cell>
        </table:table-row>
        <table:table-row table:style-name="ro1">
          <table:table-cell office:value-type="string" calcext:value-type="string">
            <text:p>Was ist, wenn ich falle? Oh, aber mein Liebling, was ist, wenn Du fliegst?- Erin Hanson</text:p>
          </table:table-cell>
        </table:table-row>
        <table:table-row table:style-name="ro1">
          <table:table-cell office:value-type="string" calcext:value-type="string">
            <text:p>Genialität ohne Bildung ist wie Silber in der Mine- Benjamin Franklin</text:p>
          </table:table-cell>
        </table:table-row>
        <table:table-row table:style-name="ro1">
          <table:table-cell office:value-type="string" calcext:value-type="string">
            <text:p>Wer mit Schlangen lästert und mit Hyänen schreit - wird nie verstehen warum der Löwe schweigt.- Kianimus</text:p>
          </table:table-cell>
        </table:table-row>
        <table:table-row table:style-name="ro1">
          <table:table-cell office:value-type="string" calcext:value-type="string">
            <text:p>Wann immer du feststellst, dass du auf der Seite der Mehrheit bist, wird es Zeit innezuhalten und nachzudenken.- Mark Twain</text:p>
          </table:table-cell>
        </table:table-row>
        <table:table-row table:style-name="ro1">
          <table:table-cell office:value-type="string" calcext:value-type="string">
            <text:p>Bevor du mit dem Finger auf andere zeigst, sieh zu, dass deine eigenen Hände sauber sind.- unbekannter Autor</text:p>
          </table:table-cell>
        </table:table-row>
        <table:table-row table:style-name="ro1">
          <table:table-cell office:value-type="string" calcext:value-type="string">
            <text:p>Eine der besten Methoden, unglücklich zu werden, ist der Glaube, dass man mehr braucht, als man hat.- Michael Depner</text:p>
          </table:table-cell>
        </table:table-row>
        <table:table-row table:style-name="ro1">
          <table:table-cell office:value-type="string" calcext:value-type="string">
            <text:p>So lange die Leute über dich reden, kannst du davon ausgehen, dass sie dein Leben spannender finden als ihr eigenes.- unbekannter Autor</text:p>
          </table:table-cell>
        </table:table-row>
        <table:table-row table:style-name="ro1">
          <table:table-cell office:value-type="string" calcext:value-type="string">
            <text:p>Das Problem ist nicht das Problem. Das Problem ist deine Einstellung zu dem Problem.- Fluch der Karibik</text:p>
          </table:table-cell>
        </table:table-row>
        <table:table-row table:style-name="ro1">
          <table:table-cell office:value-type="string" calcext:value-type="string">
            <text:p>Wir müssen ja sowieso denken, warum dann nicht gleich positiv?- o.V.</text:p>
          </table:table-cell>
        </table:table-row>
        <table:table-row table:style-name="ro1">
          <table:table-cell office:value-type="string" calcext:value-type="string">
            <text:p>Sei der Mensch, den du selbst gerne treffen würdest.- o.V.</text:p>
          </table:table-cell>
        </table:table-row>
        <table:table-row table:style-name="ro1">
          <table:table-cell office:value-type="string" calcext:value-type="string">
            <text:p>Die stärksten Menschen sind die, die Kämpfe gewinnen, von denen keiner weiß.- o.V.</text:p>
          </table:table-cell>
        </table:table-row>
        <table:table-row table:style-name="ro1">
          <table:table-cell office:value-type="string" calcext:value-type="string">
            <text:p>Probleme kann man niemals mit derselben Denkweise lösen, durch die sie entstanden sind.- Albert Einstein</text:p>
          </table:table-cell>
        </table:table-row>
        <table:table-row table:style-name="ro1">
          <table:table-cell office:value-type="string" calcext:value-type="string">
            <text:p>Keiner von uns kommt lebend hier raus. Also hört auf euch wie ein Andenken zu behandeln. Esst leckeres Essen. Spaziert in der Sonne. Springt ins Meer. Sagt die Wahrheit und tragt euer Herz auf der Zunge. Seid albern. Seid freundlich. Seid komisch. Für nichts anderes ist Zeit.- Sir Anthony Hopkins</text:p>
          </table:table-cell>
        </table:table-row>
        <table:table-row table:style-name="ro1">
          <table:table-cell office:value-type="string" calcext:value-type="string">
            <text:p>Die Dinge gelingen am besten den Menschen, die das Beste aus den Dingen machen.- John Wooden</text:p>
          </table:table-cell>
        </table:table-row>
        <table:table-row table:style-name="ro1">
          <table:table-cell office:value-type="string" calcext:value-type="string">
            <text:p>Ein erfolgreicher Mann ist jemand, der eine Firmengründung mit den Steinen startet, die andere auf ihn geworfen haben.- David Brinkley</text:p>
          </table:table-cell>
        </table:table-row>
        <table:table-row table:style-name="ro1">
          <table:table-cell office:value-type="string" calcext:value-type="string">
            <text:p>Der Unterschied zwischen Wahnsinn und Genie definiert sich lediglich aus dem Erfolg.- Bruce Feirstein</text:p>
          </table:table-cell>
        </table:table-row>
        <table:table-row table:style-name="ro1">
          <table:table-cell office:value-type="string" calcext:value-type="string">
            <text:p>Im Leben geht es nicht darum, sich selbst zu finden. Im Leben geht es darum, sich selbst zu erschaffen.- Lolly Daskal</text:p>
          </table:table-cell>
        </table:table-row>
        <table:table-row table:style-name="ro1">
          <table:table-cell office:value-type="string" calcext:value-type="string">
            <text:p>Ihr Problem ist nicht das Problem. Ihre Reaktion ist das Problem.- Unbekannter Verfasser</text:p>
          </table:table-cell>
        </table:table-row>
        <table:table-row table:style-name="ro1">
          <table:table-cell office:value-type="string" calcext:value-type="string">
            <text:p>Das Scheitern ist das Gewürz, das dem Erfolg seinen Geschmack gibt.- Truman Capote</text:p>
          </table:table-cell>
        </table:table-row>
        <table:table-row table:style-name="ro1">
          <table:table-cell office:value-type="string" calcext:value-type="string">
            <text:p>Es gibt zwei Arten von Menschen, die Ihnen einreden wollen, dass Sie die Welt nicht verändern können: diejenigen, die Angst haben, etwas zu versuchen und diejenigen, die Angst haben, dass Sie erfolgreich sind.- Ray Goforth</text:p>
          </table:table-cell>
        </table:table-row>
        <table:table-row table:style-name="ro1">
          <table:table-cell office:value-type="string" calcext:value-type="string">
            <text:p>Unsere größte Furcht sollten nicht die Angst vor dem Scheitern sein, sondern erfolgreich in Dingen zu sein, die im Leben gar nicht zählen.- Francis Chan</text:p>
          </table:table-cell>
        </table:table-row>
        <table:table-row table:style-name="ro1">
          <table:table-cell office:value-type="string" calcext:value-type="string">
            <text:p>Jeder Fortschritt findet außerhalb der Komfortzone statt.- Michael John Bobak</text:p>
          </table:table-cell>
        </table:table-row>
        <table:table-row table:style-name="ro1">
          <table:table-cell office:value-type="string" calcext:value-type="string">
            <text:p>Der Grund Nummer eins, warum Menschen im Leben scheitern, ist weil sie auf Ihre Freunde, Familie oder Nachbarn gehört haben.- Napoleon Hill</text:p>
          </table:table-cell>
        </table:table-row>
        <table:table-row table:style-name="ro1">
          <table:table-cell office:value-type="string" calcext:value-type="string">
            <text:p>Mut ist Widerstand gegen die Angst, Sieg über die Angst, aber nicht Abwesenheit von Angst.- Mark Twain</text:p>
          </table:table-cell>
        </table:table-row>
        <table:table-row table:style-name="ro1">
          <table:table-cell office:value-type="string" calcext:value-type="string">
            <text:p>Erfolgreiche Menschen tun, was erfolglose Menschen nicht tun wollen.- Jim Rohn</text:p>
          </table:table-cell>
        </table:table-row>
        <table:table-row table:style-name="ro1">
          <table:table-cell office:value-type="string" calcext:value-type="string">
            <text:p>97% der Menschen, die aufgegeben haben, arbeiten heute für die 3%, die nie aufgegeben haben.- Harvey Specter</text:p>
          </table:table-cell>
        </table:table-row>
        <table:table-row table:style-name="ro1">
          <table:table-cell office:value-type="string" calcext:value-type="string">
            <text:p>Gewinner konzentrieren sich aufs gewinnen, Verlierer auf die Gewinner.- Unbekannter Verfasser</text:p>
          </table:table-cell>
        </table:table-row>
        <table:table-row table:style-name="ro1">
          <table:table-cell office:value-type="string" calcext:value-type="string">
            <text:p>Ich habe nie vom Erfolg geträumt. Ich habe für ihn gearbeitet.- Estee Lauder</text:p>
          </table:table-cell>
        </table:table-row>
        <table:table-row table:style-name="ro1">
          <table:table-cell office:value-type="string" calcext:value-type="string">
            <text:p>Wir werden vom Schicksal hart oder weich geklopft. Es kommt auf das Material an.- Marie von Ebner-Eschenbach</text:p>
          </table:table-cell>
        </table:table-row>
        <table:table-row table:style-name="ro1">
          <table:table-cell office:value-type="string" calcext:value-type="string">
            <text:p>Wer im Leben kein Ziel hat, verläuft sich.- Abraham Lincoln</text:p>
          </table:table-cell>
        </table:table-row>
        <table:table-row table:style-name="ro1">
          <table:table-cell office:value-type="string" calcext:value-type="string">
            <text:p>Wenn dein Leben anders laufen soll, musst du auch anders auf das Leben reagieren.- Bryant McGill</text:p>
          </table:table-cell>
        </table:table-row>
        <table:table-row table:style-name="ro1">
          <table:table-cell office:value-type="string" calcext:value-type="string">
            <text:p>Nur weil eine Entscheidung weh tut, muss sie noch lang nicht falsch sein.- Unbekannter Autor</text:p>
          </table:table-cell>
        </table:table-row>
        <table:table-row table:style-name="ro1">
          <table:table-cell office:value-type="string" calcext:value-type="string">
            <text:p>Heute ist nicht nur ein neuer Tag. Heute ist eine neue Gelegenheit, eine neue Chance, ein neuer Anfang.- Unbekannter Autor</text:p>
          </table:table-cell>
        </table:table-row>
        <table:table-row table:style-name="ro1">
          <table:table-cell office:value-type="string" calcext:value-type="string">
            <text:p>Die 2 Regeln des Erfolgs: 1. Verrate nie alles was du weißt.- Roger H. Lincoln</text:p>
          </table:table-cell>
        </table:table-row>
        <table:table-row table:style-name="ro1">
          <table:table-cell office:value-type="string" calcext:value-type="string">
            <text:p>Wer dir sagt, etwas sei unmöglich, meint damit seine Fähigkeiten. Nicht deine.- Unbekannter Autor</text:p>
          </table:table-cell>
        </table:table-row>
        <table:table-row table:style-name="ro1">
          <table:table-cell office:value-type="string" calcext:value-type="string">
            <text:p>Die Dinge gelingen am besten den Menschen, die das Beste aus den Dingen machen.- John Wooden</text:p>
          </table:table-cell>
        </table:table-row>
        <table:table-row table:style-name="ro1">
          <table:table-cell office:value-type="string" calcext:value-type="string">
            <text:p>Wenn Sie nicht bereit sind, dass Übliche zu riskieren, müssen Sie beim Durchschnitt bleiben.- Jim Rohn</text:p>
          </table:table-cell>
        </table:table-row>
        <table:table-row table:style-name="ro1">
          <table:table-cell office:value-type="string" calcext:value-type="string">
            <text:p>Gerade als die Raupe dachte, ihr Leben sei vorbei, wurde sie zum Schmetterling.- Proverb</text:p>
          </table:table-cell>
        </table:table-row>
        <table:table-row table:style-name="ro1">
          <table:table-cell office:value-type="string" calcext:value-type="string">
            <text:p>Große Geister diskutieren Visionen Normale Geister diskutieren Geschehnisse Kleine Geister diskutieren Menschen.- Eleanor Roosevelt</text:p>
          </table:table-cell>
        </table:table-row>
        <table:table-row table:style-name="ro1">
          <table:table-cell office:value-type="string" calcext:value-type="string">
            <text:p>Man wird zu dem, was man die meiste Zeit denkt. Das ist das seltsamste Geheimnis.- Earl Nightingale</text:p>
          </table:table-cell>
        </table:table-row>
        <table:table-row table:style-name="ro1">
          <table:table-cell office:value-type="string" calcext:value-type="string">
            <text:p>Erfolgreiche Menschen tun, was erfolglose Menschen nicht tun wollen.- Jim Rohn</text:p>
          </table:table-cell>
        </table:table-row>
        <table:table-row table:style-name="ro1">
          <table:table-cell office:value-type="string" calcext:value-type="string">
            <text:p>Wirkliche Schwierigkeiten können überwunden werden nur die imaginären sind unüberwindbar.- Theodore N. Vail</text:p>
          </table:table-cell>
        </table:table-row>
        <table:table-row table:style-name="ro1">
          <table:table-cell office:value-type="string" calcext:value-type="string">
            <text:p>Der Pessimist sieht in jeder Gelegenheit Probleme. Der Optimist in jeder eine Chance.- Winston Churchill</text:p>
          </table:table-cell>
        </table:table-row>
        <table:table-row table:style-name="ro1">
          <table:table-cell office:value-type="string" calcext:value-type="string">
            <text:p>Wir können viele Niederlagen erleiden, aber wir dürfen nicht besiegt werden.- Maya Angelou</text:p>
          </table:table-cell>
        </table:table-row>
        <table:table-row table:style-name="ro1">
          <table:table-cell office:value-type="string" calcext:value-type="string">
            <text:p>Wissen ist nicht genug, wir müssen es anwenden. Wünschen ist nicht genug, wir müssen es tun.- J.W.v. Goethe</text:p>
          </table:table-cell>
        </table:table-row>
        <table:table-row table:style-name="ro1">
          <table:table-cell office:value-type="string" calcext:value-type="string">
            <text:p>Ängste erzeugen wir im Sitzen. Überwinden werden wir sie nur durch Handeln.- Dr. Henry Link</text:p>
          </table:table-cell>
        </table:table-row>
        <table:table-row table:style-name="ro1">
          <table:table-cell office:value-type="string" calcext:value-type="string">
            <text:p>Sicherheit ist meist nicht mehr als Aberglaube. Das Leben ist entweder ein gewagtes Abenteuer oder gar nichts.- Helen Keller</text:p>
          </table:table-cell>
        </table:table-row>
        <table:table-row table:style-name="ro1">
          <table:table-cell office:value-type="string" calcext:value-type="string">
            <text:p>Ein Mann, der Vertrauen in sich selbst hat, gewinnt auch das Vertrauen anderer.- Chassidisches Sprichwort</text:p>
          </table:table-cell>
        </table:table-row>
        <table:table-row table:style-name="ro1">
          <table:table-cell office:value-type="string" calcext:value-type="string">
            <text:p>Das einzige Hindernis zur Realisierung unserer Wünsche von Morgen sind unsere Zweifel von Heute.- Franklin D. Roosevelt</text:p>
          </table:table-cell>
        </table:table-row>
        <table:table-row table:style-name="ro1">
          <table:table-cell office:value-type="string" calcext:value-type="string">
            <text:p>Was Dir an Talent fehlt, kannst Du durch Verlangen, ranhalten und ständig 110% geben aufholen.- Don Zimmer</text:p>
          </table:table-cell>
        </table:table-row>
        <table:table-row table:style-name="ro1">
          <table:table-cell office:value-type="string" calcext:value-type="string">
            <text:p>Kreativität ist Intelligenz, die Spaß hat.- Albert Einstein</text:p>
          </table:table-cell>
        </table:table-row>
        <table:table-row table:style-name="ro1">
          <table:table-cell office:value-type="string" calcext:value-type="string">
            <text:p>Man ist nie zu alt, um sich ein neues Ziel zu setzen oder einen neuen Traum zu träumen.- C.S. Lewis</text:p>
          </table:table-cell>
        </table:table-row>
        <table:table-row table:style-name="ro1">
          <table:table-cell office:value-type="string" calcext:value-type="string">
            <text:p>Zu wissen, was richtig ist und es trotzdem nicht zu tun, bedeutet einen Mangel an Mut.- Konfuzius</text:p>
          </table:table-cell>
        </table:table-row>
        <table:table-row table:style-name="ro1">
          <table:table-cell office:value-type="string" calcext:value-type="string">
            <text:p>Lesen ist für den Geist das, was Sport für den Körper ist.- Brian Tracy</text:p>
          </table:table-cell>
        </table:table-row>
        <table:table-row table:style-name="ro1">
          <table:table-cell office:value-type="string" calcext:value-type="string">
            <text:p>Mach das Beste aus Dir selbst, denn das ist alles, was es von Dir gibt.- Ralph Waldo Emerson</text:p>
          </table:table-cell>
        </table:table-row>
        <table:table-row table:style-name="ro1">
          <table:table-cell office:value-type="string" calcext:value-type="string">
            <text:p>Die Zukunft gehört den Fähigen und Kundigen. Also werde gut, werde besser, werde der Beste!- Brian Tracy</text:p>
          </table:table-cell>
        </table:table-row>
        <table:table-row table:style-name="ro1">
          <table:table-cell office:value-type="string" calcext:value-type="string">
            <text:p>Das wahre Erfolgsgeheimnis ist die Begeisterung.- Walter Chrysler</text:p>
          </table:table-cell>
        </table:table-row>
        <table:table-row table:style-name="ro1">
          <table:table-cell office:value-type="string" calcext:value-type="string">
            <text:p>Zu jeder Ausrede, dass etwas nicht möglich sei, gibt es 100 Menschen, die es unter den selben Umständen geschafft haben.- Jack Canfield</text:p>
          </table:table-cell>
        </table:table-row>
        <table:table-row table:style-name="ro1">
          <table:table-cell office:value-type="string" calcext:value-type="string">
            <text:p>Sie können nicht zu neuen Horizonten schwimmen, bevor Sie den Mut haben, dafür das Ufer aus den Augen zu verlieren.- William Faulkner</text:p>
          </table:table-cell>
        </table:table-row>
        <table:table-row table:style-name="ro1">
          <table:table-cell office:value-type="string" calcext:value-type="string">
            <text:p>Die Dinge funktionieren meist für die am Besten, die das Beste aus den Dingen machen.- John Wooden</text:p>
          </table:table-cell>
        </table:table-row>
        <table:table-row table:style-name="ro1">
          <table:table-cell office:value-type="string" calcext:value-type="string">
            <text:p>Sie werden niemandem einen Schritt voraus sein, solange Sie versuchen, sich mit ihm zu messen.- Lou Holtz</text:p>
          </table:table-cell>
        </table:table-row>
        <table:table-row table:style-name="ro1">
          <table:table-cell office:value-type="string" calcext:value-type="string">
            <text:p>Ein Raum ohne Bücher ist wie ein Körper ohne Seele.- M.T. Cicero</text:p>
          </table:table-cell>
        </table:table-row>
        <table:table-row table:style-name="ro1">
          <table:table-cell office:value-type="string" calcext:value-type="string">
            <text:p>Die beste Möglichkeit, die eigene Dynamik aufrecht zu erhalten, sind immer größere Ziele.- Michael Korda</text:p>
          </table:table-cell>
        </table:table-row>
        <table:table-row table:style-name="ro1">
          <table:table-cell office:value-type="string" calcext:value-type="string">
            <text:p>Unsere Leistungen von heute waren oft die Unmöglichkeiten von gestern.- Robert H. Schuller</text:p>
          </table:table-cell>
        </table:table-row>
        <table:table-row table:style-name="ro1">
          <table:table-cell office:value-type="string" calcext:value-type="string">
            <text:p>Das Schlimmste, was ich sein kann, ist der Gleiche wie alle anderen. - Arnold Schwarzenegger</text:p>
          </table:table-cell>
        </table:table-row>
        <table:table-row table:style-name="ro1">
          <table:table-cell office:value-type="string" calcext:value-type="string">
            <text:p>Gelegenheiten ergeben sich nicht, sie werden von uns selbst erschaffen.- Chris Grosser</text:p>
          </table:table-cell>
        </table:table-row>
        <table:table-row table:style-name="ro1">
          <table:table-cell office:value-type="string" calcext:value-type="string">
            <text:p>Die wichtigsten Dinge auf der Welt wurden oft vollbracht, als dies geradezu unmöglich schien.- Dale Carnegie</text:p>
          </table:table-cell>
        </table:table-row>
        <table:table-row table:style-name="ro1">
          <table:table-cell office:value-type="string" calcext:value-type="string">
            <text:p>Große Köpfe sprechen über Ideen, durchschnittliche über Ereignisse und kleine über Menschen.- Eleanor Roosevelt</text:p>
          </table:table-cell>
        </table:table-row>
        <table:table-row table:style-name="ro1">
          <table:table-cell office:value-type="string" calcext:value-type="string">
            <text:p>Man wird niemals ein Ziel erreichen, welches man nicht vor Augen hat.- Robin Sharma</text:p>
          </table:table-cell>
        </table:table-row>
        <table:table-row table:style-name="ro1">
          <table:table-cell office:value-type="string" calcext:value-type="string">
            <text:p>Wenn du aufhörst, den falschen Dingen nachzujagen, gibst du den richtigen Dingen eine Chance, dich zu erwischen.- Lolly Daskal</text:p>
          </table:table-cell>
        </table:table-row>
        <table:table-row table:style-name="ro1">
          <table:table-cell office:value-type="string" calcext:value-type="string">
            <text:p>Sei mutig, für das zu stehen, woran du glaubst, auch wenn du allein stehst.- Roy T. Bennett</text:p>
          </table:table-cell>
        </table:table-row>
        <table:table-row table:style-name="ro1">
          <table:table-cell office:value-type="string" calcext:value-type="string">
            <text:p>Der einzige Mut, den irgendjemand jemals braucht, ist der Mut, seinen eigenen Träumen zu folgen.- Oprah Winfrey</text:p>
          </table:table-cell>
        </table:table-row>
        <table:table-row table:style-name="ro1">
          <table:table-cell office:value-type="string" calcext:value-type="string">
            <text:p>Ich bin kein Produkt meiner Umstände. Ich bin ein Produkt meiner Entscheidungen.- Stephen Covey</text:p>
          </table:table-cell>
        </table:table-row>
        <table:table-row table:style-name="ro1">
          <table:table-cell office:value-type="string" calcext:value-type="string">
            <text:p>Mache jeden Tag eine Sache, die dir Angst macht.- Unbekannter Verfasser</text:p>
          </table:table-cell>
        </table:table-row>
        <table:table-row table:style-name="ro1">
          <table:table-cell office:value-type="string" calcext:value-type="string">
            <text:p>Ein schlechter Tag für dein Ego ist ein großartiger Tag für deine Seele. - Jillian Michaels</text:p>
          </table:table-cell>
        </table:table-row>
        <table:table-row table:style-name="ro1">
          <table:table-cell office:value-type="string" calcext:value-type="string">
            <text:p>Je härter ich arbeite, desto mehr Glück habe ich.- Thomas Jefferson</text:p>
          </table:table-cell>
        </table:table-row>
        <table:table-row table:style-name="ro1">
          <table:table-cell office:value-type="string" calcext:value-type="string">
            <text:p>Wir müssen Ausdauer und vor allem Selbstvertrauen zeigen. Wir müssen daran glauben, dass wir für etwas begabt sind und dass dieses Ding erreicht werden muss.- Marie Curie</text:p>
          </table:table-cell>
        </table:table-row>
        <table:table-row table:style-name="ro1">
          <table:table-cell office:value-type="string" calcext:value-type="string">
            <text:p>Sie können nur dann Erfolg haben, wenn Sie Erfolg haben möchten. Sie können nur dann scheitern, wenn Sie nichts dagegen haben, zu scheitern.- Philippos</text:p>
          </table:table-cell>
        </table:table-row>
        <table:table-row table:style-name="ro1">
          <table:table-cell office:value-type="string" calcext:value-type="string">
            <text:p>Die Tage, an denen Sie nicht wollen, sind die Tage, an denen Sie müssen, um Ihr Ziel zu erreichen.- Jay Shetty</text:p>
          </table:table-cell>
        </table:table-row>
        <table:table-row table:style-name="ro1">
          <table:table-cell office:value-type="string" calcext:value-type="string">
            <text:p>Lass die Angst vor dem Verlieren nicht größer sein als die Aufregung des Gewinnens.- Robert Kiyosaki</text:p>
          </table:table-cell>
        </table:table-row>
        <table:table-row table:style-name="ro1">
          <table:table-cell office:value-type="string" calcext:value-type="string">
            <text:p>Ich habe keine besonderen Talente. Ich bin nur leidenschaftlich neugierig.- Albert Einstein</text:p>
          </table:table-cell>
        </table:table-row>
        <table:table-row table:style-name="ro1">
          <table:table-cell office:value-type="string" calcext:value-type="string">
            <text:p>Sie müssen jeden Morgen entschlossen aufstehen, wenn Sie zufrieden ins Bett gehen wollen.- George Lorimer</text:p>
          </table:table-cell>
        </table:table-row>
        <table:table-row table:style-name="ro1">
          <table:table-cell office:value-type="string" calcext:value-type="string">
            <text:p>Es ist nichts Edles, Ihren Mitmenschen überlegen zu sein. Wahrer Adel liegt darin, Ihrem früheren Selbst überlegen zu sein.- Ernest Hemingway</text:p>
          </table:table-cell>
        </table:table-row>
        <table:table-row table:style-name="ro1">
          <table:table-cell office:value-type="string" calcext:value-type="string">
            <text:p>Was würdest du tun, wenn du keine Angst hättest?- Spencer Johnson</text:p>
          </table:table-cell>
        </table:table-row>
        <table:table-row table:style-name="ro1">
          <table:table-cell office:value-type="string" calcext:value-type="string">
            <text:p>Wer aufhört zu lernen, ist alt, egal ob mit 20 oder mit 80. Nur wer weiter lernt, bleibt jung.- Henry Ford</text:p>
          </table:table-cell>
        </table:table-row>
        <table:table-row table:style-name="ro1">
          <table:table-cell office:value-type="string" calcext:value-type="string">
            <text:p>Es ist nicht die Last, die dich kaputt macht, es ist die Art, wie du sie trägst.- Lou Holtz</text:p>
          </table:table-cell>
        </table:table-row>
        <table:table-row table:style-name="ro1">
          <table:table-cell office:value-type="string" calcext:value-type="string">
            <text:p>Schau in den Spiegel, das ist dein Gegner.- Eric Thomas</text:p>
          </table:table-cell>
        </table:table-row>
        <table:table-row table:style-name="ro1">
          <table:table-cell office:value-type="string" calcext:value-type="string">
            <text:p>Nichts auf der Welt ist jemals völlig falsch. Sogar eine angehaltene Uhr stimmt zweimal am Tag.- Paulo Coelho</text:p>
          </table:table-cell>
        </table:table-row>
        <table:table-row table:style-name="ro1">
          <table:table-cell office:value-type="string" calcext:value-type="string">
            <text:p>Menschen, die sich nicht selbst motivieren können, müssen sich mit Mittelmäßigkeit begnügen, egal wie beeindruckend ihre Talente sind.- Andrew Carnegie</text:p>
          </table:table-cell>
        </table:table-row>
        <table:table-row table:style-name="ro1">
          <table:table-cell office:value-type="string" calcext:value-type="string">
            <text:p>Um das zu haben, was Sie noch nie hatten, müssen Sie das tun, was Sie noch nie getan haben.- Roy T. Bennett</text:p>
          </table:table-cell>
        </table:table-row>
        <table:table-row table:style-name="ro1">
          <table:table-cell office:value-type="string" calcext:value-type="string">
            <text:p>Lass niemals gut genug gut genug sein.- Bill Parcells</text:p>
          </table:table-cell>
        </table:table-row>
        <table:table-row table:style-name="ro1">
          <table:table-cell office:value-type="string" calcext:value-type="string">
            <text:p>Die Person, die sagt, dass es nicht möglich ist, sollte sich von denen entfernen, die es tun.- Tricia Cunningham</text:p>
          </table:table-cell>
        </table:table-row>
        <table:table-row table:style-name="ro1">
          <table:table-cell office:value-type="string" calcext:value-type="string">
            <text:p>Manche Verletzungen heilen schneller, wenn Sie in Bewegung bleiben.- Nick Vujicic</text:p>
          </table:table-cell>
        </table:table-row>
        <table:table-row table:style-name="ro1">
          <table:table-cell office:value-type="string" calcext:value-type="string">
            <text:p>Der Weg zum Erfolg ist immer im Bau.- Lily Tomlin</text:p>
          </table:table-cell>
        </table:table-row>
        <table:table-row table:style-name="ro1">
          <table:table-cell office:value-type="string" calcext:value-type="string">
            <text:p>Wir müssen bereit sein, das geplante Leben loszulassen, um das Leben zu haben, das auf uns wartet.- Joseph Campbell</text:p>
          </table:table-cell>
        </table:table-row>
        <table:table-row table:style-name="ro1">
          <table:table-cell office:value-type="string" calcext:value-type="string">
            <text:p>Wenn Sie aufhören, Ihr Leben danach zu leben, was andere von Ihnen halten, beginnt das wirkliche Leben.- Shannon L. Alder</text:p>
          </table:table-cell>
        </table:table-row>
        <table:table-row table:style-name="ro1">
          <table:table-cell office:value-type="string" calcext:value-type="string">
            <text:p>Egal wie schwer die Vergangenheit ist, wir können immer wieder von vorne anfangen.- Jack Kornfield</text:p>
          </table:table-cell>
        </table:table-row>
        <table:table-row table:style-name="ro1">
          <table:table-cell office:value-type="string" calcext:value-type="string">
            <text:p>Gehen Sie so weit Sie sehen können und Sie werden weiter sehen.- Zig Ziglar</text:p>
          </table:table-cell>
        </table:table-row>
        <table:table-row table:style-name="ro1">
          <table:table-cell office:value-type="string" calcext:value-type="string">
            <text:p>Wenn Sie nichts riskieren, riskieren Sie noch mehr.- Erica Jong</text:p>
          </table:table-cell>
        </table:table-row>
        <table:table-row table:style-name="ro1">
          <table:table-cell office:value-type="string" calcext:value-type="string">
            <text:p>Ein Profi ist einer, der seine beste Arbeit leistet, wenn er am wenigsten Lust auf Arbeit hat.- Frank Lloyd Wright</text:p>
          </table:table-cell>
        </table:table-row>
        <table:table-row table:style-name="ro1">
          <table:table-cell office:value-type="string" calcext:value-type="string">
            <text:p>Das Setzen von Zielen ist der erste Schritt, um das Unsichtbare in das Sichtbare zu verwandeln.- Tony Robbins</text:p>
          </table:table-cell>
        </table:table-row>
        <table:table-row table:style-name="ro1">
          <table:table-cell office:value-type="string" calcext:value-type="string">
            <text:p>Tu so, als ob es so wäre, und es wird so sein.- Lailah Gifty Akita</text:p>
          </table:table-cell>
        </table:table-row>
        <table:table-row table:style-name="ro1">
          <table:table-cell office:value-type="string" calcext:value-type="string">
            <text:p>Die meisten großartigen Menschen haben ihren größten Erfolg nur einen Schritt hinter ihrem größten Misserfolg erzielt.- Napoleon Hill</text:p>
          </table:table-cell>
        </table:table-row>
        <table:table-row table:style-name="ro1">
          <table:table-cell office:value-type="string" calcext:value-type="string">
            <text:p>Schmerz verliert seine Kraft, wenn andere Dinge wichtiger werden.- Brandon Sanderson</text:p>
          </table:table-cell>
        </table:table-row>
        <table:table-row table:style-name="ro1">
          <table:table-cell office:value-type="string" calcext:value-type="string">
            <text:p>Selbst wenn Sie auf dem richtigen Weg sind, werden Sie überfahren, wenn Sie nur dort sitzen.- Will Rogers</text:p>
          </table:table-cell>
        </table:table-row>
        <table:table-row table:style-name="ro1">
          <table:table-cell office:value-type="string" calcext:value-type="string">
            <text:p>Wettbewerb ist eine unhöfliche und dennoch effektive Motivation.- Toba Beta</text:p>
          </table:table-cell>
        </table:table-row>
        <table:table-row table:style-name="ro1">
          <table:table-cell office:value-type="string" calcext:value-type="string">
            <text:p>Gehen Sie, so weit Sie sehen können. Wenn Sie dort ankommen, können Sie weiter sehen.- Thomas Carlyle</text:p>
          </table:table-cell>
        </table:table-row>
        <table:table-row table:style-name="ro1">
          <table:table-cell office:value-type="string" calcext:value-type="string">
            <text:p>Gewinner geben nie auf und Aufgeber gewinnen nie.- Vince Lombardi</text:p>
          </table:table-cell>
        </table:table-row>
        <table:table-row table:style-name="ro1">
          <table:table-cell office:value-type="string" calcext:value-type="string">
            <text:p>Um unersetzbar zu sein, muss man stets anders sein.- Coco Chanel</text:p>
          </table:table-cell>
        </table:table-row>
        <table:table-row table:style-name="ro1">
          <table:table-cell office:value-type="string" calcext:value-type="string">
            <text:p>Verbringen Sie keine Zeit damit, gegen eine Wand zu schlagen, in der Hoffnung, sie in eine Tür zu verwandeln.- Coco Chanel</text:p>
          </table:table-cell>
        </table:table-row>
        <table:table-row table:style-name="ro1">
          <table:table-cell office:value-type="string" calcext:value-type="string">
            <text:p>Viele Leute haben Angst davor zu sagen, was sie wollen. Das ist der Grund, warum sie nicht bekommen, was sie wollen.- Madonna</text:p>
          </table:table-cell>
        </table:table-row>
        <table:table-row table:style-name="ro1">
          <table:table-cell office:value-type="string" calcext:value-type="string">
            <text:p>Wenn du nicht in die Masse passt, ist das vielleicht, weil du dazu bestimmt bist, sie zu führen.- Marilyn Monroe</text:p>
          </table:table-cell>
        </table:table-row>
        <table:table-row table:style-name="ro1">
          <table:table-cell office:value-type="string" calcext:value-type="string">
            <text:p>Die meisten Menschen geben ihre Macht auf, indem sie denken, sie hätten keine.- Alice Walker</text:p>
          </table:table-cell>
        </table:table-row>
        <table:table-row table:style-name="ro1">
          <table:table-cell office:value-type="string" calcext:value-type="string">
            <text:p>Du hast alles, um Ziele zu erreichen. Es liegt nur daran, ob du es willst. - René Esteban</text:p>
          </table:table-cell>
        </table:table-row>
        <table:table-row table:style-name="ro1">
          <table:table-cell office:value-type="string" calcext:value-type="string">
            <text:p>Erfolg ist kein glücklicher Zufall, sondern das Einhalten von klaren Strukturen.- René Esteban</text:p>
          </table:table-cell>
        </table:table-row>
        <table:table-row table:style-name="ro1">
          <table:table-cell office:value-type="string" calcext:value-type="string">
            <text:p>Du allein bist für dich und dein Handeln verantwortlich.- René Esteban</text:p>
          </table:table-cell>
        </table:table-row>
        <table:table-row table:style-name="ro1">
          <table:table-cell office:value-type="string" calcext:value-type="string">
            <text:p>Am Ende wird alles gut. Und wenn es noch nicht gut ist, ist es noch nicht das Ende.- Fernando Sabino</text:p>
          </table:table-cell>
        </table:table-row>
        <table:table-row table:style-name="ro1">
          <table:table-cell office:value-type="string" calcext:value-type="string">
            <text:p>Wenn Dir klar wird, wie schnell Menschen die Toten vergessen, wirst Du aufhören Dein Leben damit zu verbringen, andere beeindrucken zu wollen.- Christopher Walke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2">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document-statistic meta:table-count="1" meta:cell-count="695" meta:object-count="0"/>
  </office:meta>
</office:document-meta>
</file>